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32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7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entral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Experiment config name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memory used</text:p>
          </table:table-cell>
          <table:table-cell office:value-type="string" calcext:value-type="string">
            <text:p>run time</text:p>
          </table:table-cell>
        </table:table-row>
        <table:table-row table:style-name="ro1">
          <table:table-cell office:value-type="string" calcext:value-type="string">
            <text:p>180_4_8_4_0</text:p>
          </table:table-cell>
          <table:table-cell office:value-type="float" office:value="973.795" calcext:value-type="float">
            <text:p>973.795</text:p>
          </table:table-cell>
          <table:table-cell office:value-type="float" office:value="994004992" calcext:value-type="float">
            <text:p>994004992</text:p>
          </table:table-cell>
          <table:table-cell office:value-type="float" office:value="1000.05188298225" calcext:value-type="float">
            <text:p>1000.05188298225</text:p>
          </table:table-cell>
        </table:table-row>
        <table:table-row table:style-name="ro1">
          <table:table-cell office:value-type="string" calcext:value-type="string">
            <text:p>210_4_16_4_0</text:p>
          </table:table-cell>
          <table:table-cell office:value-type="float" office:value="1632.024" calcext:value-type="float">
            <text:p>1632.024</text:p>
          </table:table-cell>
          <table:table-cell office:value-type="float" office:value="3154423808" calcext:value-type="float">
            <text:p>3154423808</text:p>
          </table:table-cell>
          <table:table-cell office:value-type="float" office:value="2000.04423999786" calcext:value-type="float">
            <text:p>2000.04423999786</text:p>
          </table:table-cell>
        </table:table-row>
        <table:table-row table:style-name="ro1">
          <table:table-cell office:value-type="string" calcext:value-type="string">
            <text:p>240_4_32_4_0</text:p>
          </table:table-cell>
          <table:table-cell office:value-type="float" office:value="2308.274" calcext:value-type="float">
            <text:p>2308.274</text:p>
          </table:table-cell>
          <table:table-cell office:value-type="float" office:value="6568144896" calcext:value-type="float">
            <text:p>6568144896</text:p>
          </table:table-cell>
          <table:table-cell office:value-type="float" office:value="4000.02611684799" calcext:value-type="float">
            <text:p>4000.02611684799</text:p>
          </table:table-cell>
        </table:table-row>
        <table:table-row table:style-name="ro1">
          <table:table-cell office:value-type="string" calcext:value-type="string">
            <text:p>300_8_32_4_0</text:p>
          </table:table-cell>
          <table:table-cell office:value-type="float" office:value="3484.276" calcext:value-type="float">
            <text:p>3484.276</text:p>
          </table:table-cell>
          <table:table-cell office:value-type="float" office:value="30984990720" calcext:value-type="float">
            <text:p>30984990720</text:p>
          </table:table-cell>
          <table:table-cell office:value-type="float" office:value="8000.06280899048" calcext:value-type="float">
            <text:p>8000.06280899048</text:p>
          </table:table-cell>
        </table:table-row>
        <table:table-row table:style-name="ro1">
          <table:table-cell office:value-type="string" calcext:value-type="string">
            <text:p>330_16_32_4_0</text:p>
          </table:table-cell>
          <table:table-cell office:value-type="float" office:value="709.87" calcext:value-type="float">
            <text:p>709.87</text:p>
          </table:table-cell>
          <table:table-cell office:value-type="float" office:value="31992946688" calcext:value-type="float">
            <text:p>31992946688</text:p>
          </table:table-cell>
          <table:table-cell office:value-type="float" office:value="16000.0848031044" calcext:value-type="float">
            <text:p>16000.0848031044</text:p>
          </table:table-cell>
        </table:table-row>
        <table:table-row table:style-name="ro1">
          <table:table-cell office:value-type="string" calcext:value-type="string">
            <text:p>360_4_8_8_0</text:p>
          </table:table-cell>
          <table:table-cell office:value-type="float" office:value="884.187" calcext:value-type="float">
            <text:p>884.187</text:p>
          </table:table-cell>
          <table:table-cell office:value-type="float" office:value="350363648" calcext:value-type="float">
            <text:p>350363648</text:p>
          </table:table-cell>
          <table:table-cell office:value-type="float" office:value="164.446065187454" calcext:value-type="float">
            <text:p>164.446065187454</text:p>
          </table:table-cell>
        </table:table-row>
        <table:table-row table:style-name="ro1">
          <table:table-cell office:value-type="string" calcext:value-type="string">
            <text:p>390_4_16_8_0</text:p>
          </table:table-cell>
          <table:table-cell office:value-type="float" office:value="1422.858" calcext:value-type="float">
            <text:p>1422.858</text:p>
          </table:table-cell>
          <table:table-cell office:value-type="float" office:value="3528024064" calcext:value-type="float">
            <text:p>3528024064</text:p>
          </table:table-cell>
          <table:table-cell office:value-type="float" office:value="3000.01709699631" calcext:value-type="float">
            <text:p>3000.01709699631</text:p>
          </table:table-cell>
        </table:table-row>
        <table:table-row table:style-name="ro1">
          <table:table-cell office:value-type="string" calcext:value-type="string">
            <text:p>420_4_32_8_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0_8_32_8_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0_16_32_8_0</text:p>
          </table:table-cell>
          <table:table-cell office:value-type="float" office:value="836.043" calcext:value-type="float">
            <text:p>836.043</text:p>
          </table:table-cell>
          <table:table-cell office:value-type="float" office:value="48915185664" calcext:value-type="float">
            <text:p>48915185664</text:p>
          </table:table-cell>
          <table:table-cell office:value-type="float" office:value="24000.0439291" calcext:value-type="float">
            <text:p>24000.0439291</text:p>
          </table:table-cell>
        </table:table-row>
        <table:table-row table:style-name="ro1">
          <table:table-cell office:value-type="string" calcext:value-type="string">
            <text:p>181_4_8_4_1</text:p>
          </table:table-cell>
          <table:table-cell office:value-type="float" office:value="514.065" calcext:value-type="float">
            <text:p>514.065</text:p>
          </table:table-cell>
          <table:table-cell office:value-type="float" office:value="709832704" calcext:value-type="float">
            <text:p>709832704</text:p>
          </table:table-cell>
          <table:table-cell office:value-type="float" office:value="1000.02041387558" calcext:value-type="float">
            <text:p>1000.02041387558</text:p>
          </table:table-cell>
        </table:table-row>
        <table:table-row table:style-name="ro1">
          <table:table-cell office:value-type="string" calcext:value-type="string">
            <text:p>211_4_16_4_1</text:p>
          </table:table-cell>
          <table:table-cell office:value-type="float" office:value="1509.585" calcext:value-type="float">
            <text:p>1509.585</text:p>
          </table:table-cell>
          <table:table-cell office:value-type="float" office:value="1818337280" calcext:value-type="float">
            <text:p>1818337280</text:p>
          </table:table-cell>
          <table:table-cell office:value-type="float" office:value="2000.02061605453" calcext:value-type="float">
            <text:p>2000.02061605453</text:p>
          </table:table-cell>
        </table:table-row>
        <table:table-row table:style-name="ro1">
          <table:table-cell office:value-type="string" calcext:value-type="string">
            <text:p>241_4_32_4_1</text:p>
          </table:table-cell>
          <table:table-cell office:value-type="float" office:value="2806.189" calcext:value-type="float">
            <text:p>2806.189</text:p>
          </table:table-cell>
          <table:table-cell office:value-type="float" office:value="9202647040" calcext:value-type="float">
            <text:p>9202647040</text:p>
          </table:table-cell>
          <table:table-cell office:value-type="float" office:value="4000.07448792458" calcext:value-type="float">
            <text:p>4000.07448792458</text:p>
          </table:table-cell>
        </table:table-row>
        <table:table-row table:style-name="ro1">
          <table:table-cell office:value-type="string" calcext:value-type="string">
            <text:p>301_8_32_4_1</text:p>
          </table:table-cell>
          <table:table-cell office:value-type="float" office:value="1912.605" calcext:value-type="float">
            <text:p>1912.605</text:p>
          </table:table-cell>
          <table:table-cell office:value-type="float" office:value="13227778048" calcext:value-type="float">
            <text:p>13227778048</text:p>
          </table:table-cell>
          <table:table-cell office:value-type="float" office:value="8000.0462179184" calcext:value-type="float">
            <text:p>8000.0462179184</text:p>
          </table:table-cell>
        </table:table-row>
        <table:table-row table:style-name="ro1">
          <table:table-cell office:value-type="string" calcext:value-type="string">
            <text:p>331_16_32_4_1</text:p>
          </table:table-cell>
          <table:table-cell office:value-type="float" office:value="566.179" calcext:value-type="float">
            <text:p>566.179</text:p>
          </table:table-cell>
          <table:table-cell office:value-type="float" office:value="36798136320" calcext:value-type="float">
            <text:p>36798136320</text:p>
          </table:table-cell>
          <table:table-cell office:value-type="float" office:value="16000.0558209419" calcext:value-type="float">
            <text:p>16000.0558209419</text:p>
          </table:table-cell>
        </table:table-row>
        <table:table-row table:style-name="ro1">
          <table:table-cell office:value-type="string" calcext:value-type="string">
            <text:p>361_4_8_8_1</text:p>
          </table:table-cell>
          <table:table-cell office:value-type="float" office:value="938.675" calcext:value-type="float">
            <text:p>938.675</text:p>
          </table:table-cell>
          <table:table-cell office:value-type="float" office:value="313290752" calcext:value-type="float">
            <text:p>313290752</text:p>
          </table:table-cell>
          <table:table-cell office:value-type="float" office:value="54.5419731140137" calcext:value-type="float">
            <text:p>54.5419731140137</text:p>
          </table:table-cell>
        </table:table-row>
        <table:table-row table:style-name="ro1">
          <table:table-cell office:value-type="string" calcext:value-type="string">
            <text:p>391_4_16_8_1</text:p>
          </table:table-cell>
          <table:table-cell office:value-type="float" office:value="1567.845" calcext:value-type="float">
            <text:p>1567.845</text:p>
          </table:table-cell>
          <table:table-cell office:value-type="float" office:value="6084096000" calcext:value-type="float">
            <text:p>6084096000</text:p>
          </table:table-cell>
          <table:table-cell office:value-type="float" office:value="3000.01767897606" calcext:value-type="float">
            <text:p>3000.01767897606</text:p>
          </table:table-cell>
        </table:table-row>
        <table:table-row table:style-name="ro1">
          <table:table-cell office:value-type="string" calcext:value-type="string">
            <text:p>421_4_32_8_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1_8_32_8_1</text:p>
          </table:table-cell>
          <table:table-cell office:value-type="float" office:value="2112.785" calcext:value-type="float">
            <text:p>2112.785</text:p>
          </table:table-cell>
          <table:table-cell office:value-type="float" office:value="19685441536" calcext:value-type="float">
            <text:p>19685441536</text:p>
          </table:table-cell>
          <table:table-cell office:value-type="float" office:value="12000.0401070118" calcext:value-type="float">
            <text:p>12000.0401070118</text:p>
          </table:table-cell>
        </table:table-row>
        <table:table-row table:style-name="ro1">
          <table:table-cell office:value-type="string" calcext:value-type="string">
            <text:p>511_16_32_8_1</text:p>
          </table:table-cell>
          <table:table-cell office:value-type="float" office:value="1059.412" calcext:value-type="float">
            <text:p>1059.412</text:p>
          </table:table-cell>
          <table:table-cell office:value-type="float" office:value="46430765056" calcext:value-type="float">
            <text:p>46430765056</text:p>
          </table:table-cell>
          <table:table-cell office:value-type="float" office:value="24000.0866348743" calcext:value-type="float">
            <text:p>24000.0866348743</text:p>
          </table:table-cell>
        </table:table-row>
        <table:table-row table:style-name="ro1">
          <table:table-cell office:value-type="string" calcext:value-type="string">
            <text:p>182_4_8_4_2</text:p>
          </table:table-cell>
          <table:table-cell office:value-type="float" office:value="593.697" calcext:value-type="float">
            <text:p>593.697</text:p>
          </table:table-cell>
          <table:table-cell office:value-type="float" office:value="304205824" calcext:value-type="float">
            <text:p>304205824</text:p>
          </table:table-cell>
          <table:table-cell office:value-type="float" office:value="99.2854859828949" calcext:value-type="float">
            <text:p>99.2854859828949</text:p>
          </table:table-cell>
        </table:table-row>
        <table:table-row table:style-name="ro1">
          <table:table-cell office:value-type="string" calcext:value-type="string">
            <text:p>212_4_16_4_2</text:p>
          </table:table-cell>
          <table:table-cell office:value-type="float" office:value="1146.51" calcext:value-type="float">
            <text:p>1146.51</text:p>
          </table:table-cell>
          <table:table-cell office:value-type="float" office:value="2598146048" calcext:value-type="float">
            <text:p>2598146048</text:p>
          </table:table-cell>
          <table:table-cell office:value-type="float" office:value="2000.05015802383" calcext:value-type="float">
            <text:p>2000.05015802383</text:p>
          </table:table-cell>
        </table:table-row>
        <table:table-row table:style-name="ro1">
          <table:table-cell office:value-type="string" calcext:value-type="string">
            <text:p>242_4_32_4_2</text:p>
          </table:table-cell>
          <table:table-cell office:value-type="float" office:value="3349.323" calcext:value-type="float">
            <text:p>3349.323</text:p>
          </table:table-cell>
          <table:table-cell office:value-type="float" office:value="12564221952" calcext:value-type="float">
            <text:p>12564221952</text:p>
          </table:table-cell>
          <table:table-cell office:value-type="float" office:value="4000.07179713249" calcext:value-type="float">
            <text:p>4000.07179713249</text:p>
          </table:table-cell>
        </table:table-row>
        <table:table-row table:style-name="ro1">
          <table:table-cell office:value-type="string" calcext:value-type="string">
            <text:p>302_8_32_4_2</text:p>
          </table:table-cell>
          <table:table-cell office:value-type="float" office:value="1293.009" calcext:value-type="float">
            <text:p>1293.009</text:p>
          </table:table-cell>
          <table:table-cell office:value-type="float" office:value="15960543232" calcext:value-type="float">
            <text:p>15960543232</text:p>
          </table:table-cell>
          <table:table-cell office:value-type="float" office:value="8000.10848617554" calcext:value-type="float">
            <text:p>8000.10848617554</text:p>
          </table:table-cell>
        </table:table-row>
        <table:table-row table:style-name="ro1">
          <table:table-cell office:value-type="string" calcext:value-type="string">
            <text:p>332_16_32_4_2</text:p>
          </table:table-cell>
          <table:table-cell office:value-type="float" office:value="649.733" calcext:value-type="float">
            <text:p>649.733</text:p>
          </table:table-cell>
          <table:table-cell office:value-type="float" office:value="35479461888" calcext:value-type="float">
            <text:p>35479461888</text:p>
          </table:table-cell>
          <table:table-cell office:value-type="float" office:value="16000.1933009624" calcext:value-type="float">
            <text:p>16000.1933009624</text:p>
          </table:table-cell>
        </table:table-row>
        <table:table-row table:style-name="ro1">
          <table:table-cell office:value-type="string" calcext:value-type="string">
            <text:p>362_4_8_8_2</text:p>
          </table:table-cell>
          <table:table-cell office:value-type="float" office:value="1143.451" calcext:value-type="float">
            <text:p>1143.451</text:p>
          </table:table-cell>
          <table:table-cell office:value-type="float" office:value="614268928" calcext:value-type="float">
            <text:p>614268928</text:p>
          </table:table-cell>
          <table:table-cell office:value-type="float" office:value="777.01459813118" calcext:value-type="float">
            <text:p>777.01459813118</text:p>
          </table:table-cell>
        </table:table-row>
        <table:table-row table:style-name="ro1">
          <table:table-cell office:value-type="string" calcext:value-type="string">
            <text:p>392_4_16_8_2</text:p>
          </table:table-cell>
          <table:table-cell office:value-type="float" office:value="1577.469" calcext:value-type="float">
            <text:p>1577.469</text:p>
          </table:table-cell>
          <table:table-cell office:value-type="float" office:value="3671400448" calcext:value-type="float">
            <text:p>3671400448</text:p>
          </table:table-cell>
          <table:table-cell office:value-type="float" office:value="3000.05407500267" calcext:value-type="float">
            <text:p>3000.05407500267</text:p>
          </table:table-cell>
        </table:table-row>
        <table:table-row table:style-name="ro1">
          <table:table-cell office:value-type="string" calcext:value-type="string">
            <text:p>422_4_32_8_2</text:p>
          </table:table-cell>
          <table:table-cell office:value-type="float" office:value="4863.668" calcext:value-type="float">
            <text:p>4863.668</text:p>
          </table:table-cell>
          <table:table-cell office:value-type="float" office:value="17572605952" calcext:value-type="float">
            <text:p>17572605952</text:p>
          </table:table-cell>
          <table:table-cell office:value-type="float" office:value="6000.08439421654" calcext:value-type="float">
            <text:p>6000.08439421654</text:p>
          </table:table-cell>
        </table:table-row>
        <table:table-row table:style-name="ro1">
          <table:table-cell office:value-type="string" calcext:value-type="string">
            <text:p>482_8_32_8_2</text:p>
          </table:table-cell>
          <table:table-cell office:value-type="float" office:value="2329.5" calcext:value-type="float">
            <text:p>2329.5</text:p>
          </table:table-cell>
          <table:table-cell office:value-type="float" office:value="23334563840" calcext:value-type="float">
            <text:p>23334563840</text:p>
          </table:table-cell>
          <table:table-cell office:value-type="float" office:value="12000.1281290054" calcext:value-type="float">
            <text:p>12000.1281290054</text:p>
          </table:table-cell>
        </table:table-row>
        <table:table-row table:style-name="ro1">
          <table:table-cell office:value-type="string" calcext:value-type="string">
            <text:p>512_16_32_8_2</text:p>
          </table:table-cell>
          <table:table-cell office:value-type="float" office:value="920.386" calcext:value-type="float">
            <text:p>920.386</text:p>
          </table:table-cell>
          <table:table-cell office:value-type="float" office:value="36077940736" calcext:value-type="float">
            <text:p>36077940736</text:p>
          </table:table-cell>
          <table:table-cell office:value-type="float" office:value="24000.0459260941" calcext:value-type="float">
            <text:p>24000.0459260941</text:p>
          </table:table-cell>
        </table:table-row>
        <table:table-row table:style-name="ro1">
          <table:table-cell office:value-type="string" calcext:value-type="string">
            <text:p>183_4_8_4_3</text:p>
          </table:table-cell>
          <table:table-cell office:value-type="float" office:value="645.318" calcext:value-type="float">
            <text:p>645.318</text:p>
          </table:table-cell>
          <table:table-cell office:value-type="float" office:value="221753344" calcext:value-type="float">
            <text:p>221753344</text:p>
          </table:table-cell>
          <table:table-cell office:value-type="float" office:value="6.60907196998596" calcext:value-type="float">
            <text:p>6.60907196998596</text:p>
          </table:table-cell>
        </table:table-row>
        <table:table-row table:style-name="ro1">
          <table:table-cell office:value-type="string" calcext:value-type="string">
            <text:p>213_4_16_4_3</text:p>
          </table:table-cell>
          <table:table-cell office:value-type="float" office:value="832.921" calcext:value-type="float">
            <text:p>832.921</text:p>
          </table:table-cell>
          <table:table-cell office:value-type="float" office:value="2171637760" calcext:value-type="float">
            <text:p>2171637760</text:p>
          </table:table-cell>
          <table:table-cell office:value-type="float" office:value="2000.03023910522" calcext:value-type="float">
            <text:p>2000.03023910522</text:p>
          </table:table-cell>
        </table:table-row>
        <table:table-row table:style-name="ro1">
          <table:table-cell office:value-type="string" calcext:value-type="string">
            <text:p>243_4_32_4_3</text:p>
          </table:table-cell>
          <table:table-cell office:value-type="float" office:value="2305.66" calcext:value-type="float">
            <text:p>2305.66</text:p>
          </table:table-cell>
          <table:table-cell office:value-type="float" office:value="6115241984" calcext:value-type="float">
            <text:p>6115241984</text:p>
          </table:table-cell>
          <table:table-cell office:value-type="float" office:value="4000.02617502213" calcext:value-type="float">
            <text:p>4000.02617502213</text:p>
          </table:table-cell>
        </table:table-row>
        <table:table-row table:style-name="ro1">
          <table:table-cell office:value-type="string" calcext:value-type="string">
            <text:p>303_8_32_4_3</text:p>
          </table:table-cell>
          <table:table-cell office:value-type="float" office:value="1449.238" calcext:value-type="float">
            <text:p>1449.238</text:p>
          </table:table-cell>
          <table:table-cell office:value-type="float" office:value="22886944768" calcext:value-type="float">
            <text:p>22886944768</text:p>
          </table:table-cell>
          <table:table-cell office:value-type="float" office:value="8000.05205607414" calcext:value-type="float">
            <text:p>8000.05205607414</text:p>
          </table:table-cell>
        </table:table-row>
        <table:table-row table:style-name="ro1">
          <table:table-cell office:value-type="string" calcext:value-type="string">
            <text:p>333_16_32_4_3</text:p>
          </table:table-cell>
          <table:table-cell office:value-type="float" office:value="1550.894" calcext:value-type="float">
            <text:p>1550.894</text:p>
          </table:table-cell>
          <table:table-cell office:value-type="float" office:value="27203686400" calcext:value-type="float">
            <text:p>27203686400</text:p>
          </table:table-cell>
          <table:table-cell office:value-type="float" office:value="16000.0746810436" calcext:value-type="float">
            <text:p>16000.0746810436</text:p>
          </table:table-cell>
        </table:table-row>
        <table:table-row table:style-name="ro1">
          <table:table-cell office:value-type="string" calcext:value-type="string">
            <text:p>363_4_8_8_3</text:p>
          </table:table-cell>
          <table:table-cell office:value-type="float" office:value="748.567" calcext:value-type="float">
            <text:p>748.567</text:p>
          </table:table-cell>
          <table:table-cell office:value-type="float" office:value="282812416" calcext:value-type="float">
            <text:p>282812416</text:p>
          </table:table-cell>
          <table:table-cell office:value-type="float" office:value="27.9078109264374" calcext:value-type="float">
            <text:p>27.9078109264374</text:p>
          </table:table-cell>
        </table:table-row>
        <table:table-row table:style-name="ro1">
          <table:table-cell office:value-type="string" calcext:value-type="string">
            <text:p>393_4_16_8_3</text:p>
          </table:table-cell>
          <table:table-cell office:value-type="float" office:value="1125.106" calcext:value-type="float">
            <text:p>1125.106</text:p>
          </table:table-cell>
          <table:table-cell office:value-type="float" office:value="3426799616" calcext:value-type="float">
            <text:p>3426799616</text:p>
          </table:table-cell>
          <table:table-cell office:value-type="float" office:value="3000.03158402443" calcext:value-type="float">
            <text:p>3000.03158402443</text:p>
          </table:table-cell>
        </table:table-row>
        <table:table-row table:style-name="ro1">
          <table:table-cell office:value-type="string" calcext:value-type="string">
            <text:p>423_4_32_8_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3_8_32_8_3</text:p>
          </table:table-cell>
          <table:table-cell office:value-type="float" office:value="3053.763" calcext:value-type="float">
            <text:p>3053.763</text:p>
          </table:table-cell>
          <table:table-cell office:value-type="float" office:value="29217927168" calcext:value-type="float">
            <text:p>29217927168</text:p>
          </table:table-cell>
          <table:table-cell office:value-type="float" office:value="12000.1285238266" calcext:value-type="float">
            <text:p>12000.1285238266</text:p>
          </table:table-cell>
        </table:table-row>
        <table:table-row table:style-name="ro1">
          <table:table-cell office:value-type="string" calcext:value-type="string">
            <text:p>513_16_32_8_3</text:p>
          </table:table-cell>
          <table:table-cell office:value-type="float" office:value="801.632" calcext:value-type="float">
            <text:p>801.632</text:p>
          </table:table-cell>
          <table:table-cell office:value-type="float" office:value="43532152832" calcext:value-type="float">
            <text:p>43532152832</text:p>
          </table:table-cell>
          <table:table-cell office:value-type="float" office:value="24000.0774979591" calcext:value-type="float">
            <text:p>24000.0774979591</text:p>
          </table:table-cell>
        </table:table-row>
        <table:table-row table:style-name="ro1">
          <table:table-cell office:value-type="string" calcext:value-type="string">
            <text:p>184_4_8_4_4</text:p>
          </table:table-cell>
          <table:table-cell office:value-type="float" office:value="528.737" calcext:value-type="float">
            <text:p>528.737</text:p>
          </table:table-cell>
          <table:table-cell office:value-type="float" office:value="240287744" calcext:value-type="float">
            <text:p>240287744</text:p>
          </table:table-cell>
          <table:table-cell office:value-type="float" office:value="11.9497539997101" calcext:value-type="float">
            <text:p>11.9497539997101</text:p>
          </table:table-cell>
        </table:table-row>
        <table:table-row table:style-name="ro1">
          <table:table-cell office:value-type="string" calcext:value-type="string">
            <text:p>214_4_16_4_4</text:p>
          </table:table-cell>
          <table:table-cell office:value-type="float" office:value="1397.023" calcext:value-type="float">
            <text:p>1397.023</text:p>
          </table:table-cell>
          <table:table-cell office:value-type="float" office:value="1683402752" calcext:value-type="float">
            <text:p>1683402752</text:p>
          </table:table-cell>
          <table:table-cell office:value-type="float" office:value="2000.08421397209" calcext:value-type="float">
            <text:p>2000.08421397209</text:p>
          </table:table-cell>
        </table:table-row>
        <table:table-row table:style-name="ro1">
          <table:table-cell office:value-type="string" calcext:value-type="string">
            <text:p>244_4_32_4_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4_8_32_4_4</text:p>
          </table:table-cell>
          <table:table-cell office:value-type="float" office:value="853.3" calcext:value-type="float">
            <text:p>853.3</text:p>
          </table:table-cell>
          <table:table-cell office:value-type="float" office:value="15545503744" calcext:value-type="float">
            <text:p>15545503744</text:p>
          </table:table-cell>
          <table:table-cell office:value-type="float" office:value="8000.18152594566" calcext:value-type="float">
            <text:p>8000.18152594566</text:p>
          </table:table-cell>
        </table:table-row>
        <table:table-row table:style-name="ro1">
          <table:table-cell office:value-type="string" calcext:value-type="string">
            <text:p>334_16_32_4_4</text:p>
          </table:table-cell>
          <table:table-cell office:value-type="float" office:value="1262.46" calcext:value-type="float">
            <text:p>1262.46</text:p>
          </table:table-cell>
          <table:table-cell office:value-type="float" office:value="28299710464" calcext:value-type="float">
            <text:p>28299710464</text:p>
          </table:table-cell>
          <table:table-cell office:value-type="float" office:value="16000.1041250229" calcext:value-type="float">
            <text:p>16000.1041250229</text:p>
          </table:table-cell>
        </table:table-row>
        <table:table-row table:style-name="ro1">
          <table:table-cell office:value-type="string" calcext:value-type="string">
            <text:p>364_4_8_8_4</text:p>
          </table:table-cell>
          <table:table-cell office:value-type="float" office:value="618.973" calcext:value-type="float">
            <text:p>618.973</text:p>
          </table:table-cell>
          <table:table-cell office:value-type="float" office:value="627003392" calcext:value-type="float">
            <text:p>627003392</text:p>
          </table:table-cell>
          <table:table-cell office:value-type="float" office:value="837.487040996552" calcext:value-type="float">
            <text:p>837.487040996552</text:p>
          </table:table-cell>
        </table:table-row>
        <table:table-row table:style-name="ro1">
          <table:table-cell office:value-type="string" calcext:value-type="string">
            <text:p>394_4_16_8_4</text:p>
          </table:table-cell>
          <table:table-cell office:value-type="float" office:value="1546.688" calcext:value-type="float">
            <text:p>1546.688</text:p>
          </table:table-cell>
          <table:table-cell office:value-type="float" office:value="6509088768" calcext:value-type="float">
            <text:p>6509088768</text:p>
          </table:table-cell>
          <table:table-cell office:value-type="float" office:value="3000.02553677559" calcext:value-type="float">
            <text:p>3000.02553677559</text:p>
          </table:table-cell>
        </table:table-row>
        <table:table-row table:style-name="ro1">
          <table:table-cell office:value-type="string" calcext:value-type="string">
            <text:p>424_4_32_8_4</text:p>
          </table:table-cell>
          <table:table-cell office:value-type="float" office:value="3535.848" calcext:value-type="float">
            <text:p>3535.848</text:p>
          </table:table-cell>
          <table:table-cell office:value-type="float" office:value="54152413184" calcext:value-type="float">
            <text:p>54152413184</text:p>
          </table:table-cell>
          <table:table-cell office:value-type="float" office:value="6000.06012201309" calcext:value-type="float">
            <text:p>6000.06012201309</text:p>
          </table:table-cell>
        </table:table-row>
        <table:table-row table:style-name="ro1">
          <table:table-cell office:value-type="string" calcext:value-type="string">
            <text:p>484_8_32_8_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4_16_32_8_4</text:p>
          </table:table-cell>
          <table:table-cell office:value-type="float" office:value="1070.67" calcext:value-type="float">
            <text:p>1070.67</text:p>
          </table:table-cell>
          <table:table-cell office:value-type="float" office:value="63847358464" calcext:value-type="float">
            <text:p>63847358464</text:p>
          </table:table-cell>
          <table:table-cell office:value-type="float" office:value="24000.1043608189" calcext:value-type="float">
            <text:p>24000.1043608189</text:p>
          </table:table-cell>
        </table:table-row>
        <table:table-row table:style-name="ro1">
          <table:table-cell office:value-type="string" calcext:value-type="string">
            <text:p>185_4_8_4_5</text:p>
          </table:table-cell>
          <table:table-cell office:value-type="float" office:value="853.932" calcext:value-type="float">
            <text:p>853.932</text:p>
          </table:table-cell>
          <table:table-cell office:value-type="float" office:value="341647360" calcext:value-type="float">
            <text:p>341647360</text:p>
          </table:table-cell>
          <table:table-cell office:value-type="float" office:value="98.599536895752" calcext:value-type="float">
            <text:p>98.599536895752</text:p>
          </table:table-cell>
        </table:table-row>
        <table:table-row table:style-name="ro1">
          <table:table-cell office:value-type="string" calcext:value-type="string">
            <text:p>215_4_16_4_5</text:p>
          </table:table-cell>
          <table:table-cell office:value-type="float" office:value="1294.252" calcext:value-type="float">
            <text:p>1294.252</text:p>
          </table:table-cell>
          <table:table-cell office:value-type="float" office:value="4439904256" calcext:value-type="float">
            <text:p>4439904256</text:p>
          </table:table-cell>
          <table:table-cell office:value-type="float" office:value="2000.03308105469" calcext:value-type="float">
            <text:p>2000.03308105469</text:p>
          </table:table-cell>
        </table:table-row>
        <table:table-row table:style-name="ro1">
          <table:table-cell office:value-type="string" calcext:value-type="string">
            <text:p>245_4_32_4_5</text:p>
          </table:table-cell>
          <table:table-cell office:value-type="float" office:value="2139.421" calcext:value-type="float">
            <text:p>2139.421</text:p>
          </table:table-cell>
          <table:table-cell office:value-type="float" office:value="4816637952" calcext:value-type="float">
            <text:p>4816637952</text:p>
          </table:table-cell>
          <table:table-cell office:value-type="float" office:value="4000.01866793633" calcext:value-type="float">
            <text:p>4000.01866793633</text:p>
          </table:table-cell>
        </table:table-row>
        <table:table-row table:style-name="ro1">
          <table:table-cell office:value-type="string" calcext:value-type="string">
            <text:p>305_8_32_4_5</text:p>
          </table:table-cell>
          <table:table-cell office:value-type="float" office:value="3085.009" calcext:value-type="float">
            <text:p>3085.009</text:p>
          </table:table-cell>
          <table:table-cell office:value-type="float" office:value="28515831808" calcext:value-type="float">
            <text:p>28515831808</text:p>
          </table:table-cell>
          <table:table-cell office:value-type="float" office:value="8000.06753396988" calcext:value-type="float">
            <text:p>8000.06753396988</text:p>
          </table:table-cell>
        </table:table-row>
        <table:table-row table:style-name="ro1">
          <table:table-cell office:value-type="string" calcext:value-type="string">
            <text:p>335_16_32_4_5</text:p>
          </table:table-cell>
          <table:table-cell office:value-type="float" office:value="1177.094" calcext:value-type="float">
            <text:p>1177.094</text:p>
          </table:table-cell>
          <table:table-cell office:value-type="float" office:value="52937416704" calcext:value-type="float">
            <text:p>52937416704</text:p>
          </table:table-cell>
          <table:table-cell office:value-type="float" office:value="16000.0358119011" calcext:value-type="float">
            <text:p>16000.0358119011</text:p>
          </table:table-cell>
        </table:table-row>
        <table:table-row table:style-name="ro1">
          <table:table-cell office:value-type="string" calcext:value-type="string">
            <text:p>365_4_8_8_5</text:p>
          </table:table-cell>
          <table:table-cell office:value-type="float" office:value="989.466" calcext:value-type="float">
            <text:p>989.466</text:p>
          </table:table-cell>
          <table:table-cell office:value-type="float" office:value="756551680" calcext:value-type="float">
            <text:p>756551680</text:p>
          </table:table-cell>
          <table:table-cell office:value-type="float" office:value="633.192275047302" calcext:value-type="float">
            <text:p>633.192275047302</text:p>
          </table:table-cell>
        </table:table-row>
        <table:table-row table:style-name="ro1">
          <table:table-cell office:value-type="string" calcext:value-type="string">
            <text:p>395_4_16_8_5</text:p>
          </table:table-cell>
          <table:table-cell office:value-type="float" office:value="1673.205" calcext:value-type="float">
            <text:p>1673.205</text:p>
          </table:table-cell>
          <table:table-cell office:value-type="float" office:value="4432564224" calcext:value-type="float">
            <text:p>4432564224</text:p>
          </table:table-cell>
          <table:table-cell office:value-type="float" office:value="3000.01818585396" calcext:value-type="float">
            <text:p>3000.01818585396</text:p>
          </table:table-cell>
        </table:table-row>
        <table:table-row table:style-name="ro1">
          <table:table-cell office:value-type="string" calcext:value-type="string">
            <text:p>425_4_32_8_5</text:p>
          </table:table-cell>
          <table:table-cell office:value-type="float" office:value="4159.795" calcext:value-type="float">
            <text:p>4159.795</text:p>
          </table:table-cell>
          <table:table-cell office:value-type="float" office:value="28070813696" calcext:value-type="float">
            <text:p>28070813696</text:p>
          </table:table-cell>
          <table:table-cell office:value-type="float" office:value="6000.05794811249" calcext:value-type="float">
            <text:p>6000.05794811249</text:p>
          </table:table-cell>
        </table:table-row>
        <table:table-row table:style-name="ro1">
          <table:table-cell office:value-type="string" calcext:value-type="string">
            <text:p>485_8_32_8_5</text:p>
          </table:table-cell>
          <table:table-cell office:value-type="float" office:value="2146.34" calcext:value-type="float">
            <text:p>2146.34</text:p>
          </table:table-cell>
          <table:table-cell office:value-type="float" office:value="20082036736" calcext:value-type="float">
            <text:p>20082036736</text:p>
          </table:table-cell>
          <table:table-cell office:value-type="float" office:value="12000.1159880161" calcext:value-type="float">
            <text:p>12000.1159880161</text:p>
          </table:table-cell>
        </table:table-row>
        <table:table-row table:style-name="ro1">
          <table:table-cell office:value-type="string" calcext:value-type="string">
            <text:p>515_16_32_8_5</text:p>
          </table:table-cell>
          <table:table-cell office:value-type="float" office:value="1000.127" calcext:value-type="float">
            <text:p>1000.127</text:p>
          </table:table-cell>
          <table:table-cell office:value-type="float" office:value="44643074048" calcext:value-type="float">
            <text:p>44643074048</text:p>
          </table:table-cell>
          <table:table-cell office:value-type="float" office:value="24000.294921875" calcext:value-type="float">
            <text:p>24000.294921875</text:p>
          </table:table-cell>
        </table:table-row>
        <table:table-row table:style-name="ro1">
          <table:table-cell office:value-type="string" calcext:value-type="string">
            <text:p>186_4_8_4_6</text:p>
          </table:table-cell>
          <table:table-cell office:value-type="float" office:value="786.034" calcext:value-type="float">
            <text:p>786.034</text:p>
          </table:table-cell>
          <table:table-cell office:value-type="float" office:value="360349696" calcext:value-type="float">
            <text:p>360349696</text:p>
          </table:table-cell>
          <table:table-cell office:value-type="float" office:value="110.738113164902" calcext:value-type="float">
            <text:p>110.738113164902</text:p>
          </table:table-cell>
        </table:table-row>
        <table:table-row table:style-name="ro1">
          <table:table-cell office:value-type="string" calcext:value-type="string">
            <text:p>216_4_16_4_6</text:p>
          </table:table-cell>
          <table:table-cell office:value-type="float" office:value="1045.372" calcext:value-type="float">
            <text:p>1045.372</text:p>
          </table:table-cell>
          <table:table-cell office:value-type="float" office:value="3017175040" calcext:value-type="float">
            <text:p>3017175040</text:p>
          </table:table-cell>
          <table:table-cell office:value-type="float" office:value="2000.01201891899" calcext:value-type="float">
            <text:p>2000.01201891899</text:p>
          </table:table-cell>
        </table:table-row>
        <table:table-row table:style-name="ro1">
          <table:table-cell office:value-type="string" calcext:value-type="string">
            <text:p>246_4_32_4_6</text:p>
          </table:table-cell>
          <table:table-cell office:value-type="float" office:value="2331.22" calcext:value-type="float">
            <text:p>2331.22</text:p>
          </table:table-cell>
          <table:table-cell office:value-type="float" office:value="3054407680" calcext:value-type="float">
            <text:p>3054407680</text:p>
          </table:table-cell>
          <table:table-cell office:value-type="float" office:value="4000.04773497582" calcext:value-type="float">
            <text:p>4000.04773497582</text:p>
          </table:table-cell>
        </table:table-row>
        <table:table-row table:style-name="ro1">
          <table:table-cell office:value-type="string" calcext:value-type="string">
            <text:p>306_8_32_4_6</text:p>
          </table:table-cell>
          <table:table-cell office:value-type="float" office:value="2180.583" calcext:value-type="float">
            <text:p>2180.583</text:p>
          </table:table-cell>
          <table:table-cell office:value-type="float" office:value="25130430464" calcext:value-type="float">
            <text:p>25130430464</text:p>
          </table:table-cell>
          <table:table-cell office:value-type="float" office:value="8000.04111504555" calcext:value-type="float">
            <text:p>8000.04111504555</text:p>
          </table:table-cell>
        </table:table-row>
        <table:table-row table:style-name="ro1">
          <table:table-cell office:value-type="string" calcext:value-type="string">
            <text:p>336_16_32_4_6</text:p>
          </table:table-cell>
          <table:table-cell office:value-type="float" office:value="508.436" calcext:value-type="float">
            <text:p>508.436</text:p>
          </table:table-cell>
          <table:table-cell office:value-type="float" office:value="38777925632" calcext:value-type="float">
            <text:p>38777925632</text:p>
          </table:table-cell>
          <table:table-cell office:value-type="float" office:value="16000.0391380787" calcext:value-type="float">
            <text:p>16000.0391380787</text:p>
          </table:table-cell>
        </table:table-row>
        <table:table-row table:style-name="ro1">
          <table:table-cell office:value-type="string" calcext:value-type="string">
            <text:p>366_4_8_8_6</text:p>
          </table:table-cell>
          <table:table-cell office:value-type="float" office:value="791.034" calcext:value-type="float">
            <text:p>791.034</text:p>
          </table:table-cell>
          <table:table-cell office:value-type="float" office:value="1227190272" calcext:value-type="float">
            <text:p>1227190272</text:p>
          </table:table-cell>
          <table:table-cell office:value-type="float" office:value="1500.07442498207" calcext:value-type="float">
            <text:p>1500.07442498207</text:p>
          </table:table-cell>
        </table:table-row>
        <table:table-row table:style-name="ro1">
          <table:table-cell office:value-type="string" calcext:value-type="string">
            <text:p>396_4_16_8_6</text:p>
          </table:table-cell>
          <table:table-cell office:value-type="float" office:value="1872.961" calcext:value-type="float">
            <text:p>1872.961</text:p>
          </table:table-cell>
          <table:table-cell office:value-type="float" office:value="4309868544" calcext:value-type="float">
            <text:p>4309868544</text:p>
          </table:table-cell>
          <table:table-cell office:value-type="float" office:value="3000.04611515999" calcext:value-type="float">
            <text:p>3000.04611515999</text:p>
          </table:table-cell>
        </table:table-row>
        <table:table-row table:style-name="ro1">
          <table:table-cell office:value-type="string" calcext:value-type="string">
            <text:p>426_4_32_8_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6_8_32_8_6</text:p>
          </table:table-cell>
          <table:table-cell office:value-type="float" office:value="1940.127" calcext:value-type="float">
            <text:p>1940.127</text:p>
          </table:table-cell>
          <table:table-cell office:value-type="float" office:value="21398466560" calcext:value-type="float">
            <text:p>21398466560</text:p>
          </table:table-cell>
          <table:table-cell office:value-type="float" office:value="12000.0528531075" calcext:value-type="float">
            <text:p>12000.0528531075</text:p>
          </table:table-cell>
        </table:table-row>
        <table:table-row table:style-name="ro1">
          <table:table-cell office:value-type="string" calcext:value-type="string">
            <text:p>516_16_32_8_6</text:p>
          </table:table-cell>
          <table:table-cell office:value-type="float" office:value="1883.991" calcext:value-type="float">
            <text:p>1883.991</text:p>
          </table:table-cell>
          <table:table-cell office:value-type="float" office:value="105554063360" calcext:value-type="float">
            <text:p>105554063360</text:p>
          </table:table-cell>
          <table:table-cell office:value-type="float" office:value="24000.3769090176" calcext:value-type="float">
            <text:p>24000.3769090176</text:p>
          </table:table-cell>
        </table:table-row>
        <table:table-row table:style-name="ro1">
          <table:table-cell office:value-type="string" calcext:value-type="string">
            <text:p>187_4_8_4_7</text:p>
          </table:table-cell>
          <table:table-cell office:value-type="float" office:value="792.472" calcext:value-type="float">
            <text:p>792.472</text:p>
          </table:table-cell>
          <table:table-cell office:value-type="float" office:value="272019456" calcext:value-type="float">
            <text:p>272019456</text:p>
          </table:table-cell>
          <table:table-cell office:value-type="float" office:value="19.363795042038" calcext:value-type="float">
            <text:p>19.363795042038</text:p>
          </table:table-cell>
        </table:table-row>
        <table:table-row table:style-name="ro1">
          <table:table-cell office:value-type="string" calcext:value-type="string">
            <text:p>217_4_16_4_7</text:p>
          </table:table-cell>
          <table:table-cell office:value-type="float" office:value="1432.866" calcext:value-type="float">
            <text:p>1432.866</text:p>
          </table:table-cell>
          <table:table-cell office:value-type="float" office:value="5210161152" calcext:value-type="float">
            <text:p>5210161152</text:p>
          </table:table-cell>
          <table:table-cell office:value-type="float" office:value="2000.02742695808" calcext:value-type="float">
            <text:p>2000.02742695808</text:p>
          </table:table-cell>
        </table:table-row>
        <table:table-row table:style-name="ro1">
          <table:table-cell office:value-type="string" calcext:value-type="string">
            <text:p>247_4_32_4_7</text:p>
          </table:table-cell>
          <table:table-cell office:value-type="float" office:value="2901.523" calcext:value-type="float">
            <text:p>2901.523</text:p>
          </table:table-cell>
          <table:table-cell office:value-type="float" office:value="9570541568" calcext:value-type="float">
            <text:p>9570541568</text:p>
          </table:table-cell>
          <table:table-cell office:value-type="float" office:value="4000.03334093094" calcext:value-type="float">
            <text:p>4000.03334093094</text:p>
          </table:table-cell>
        </table:table-row>
        <table:table-row table:style-name="ro1">
          <table:table-cell office:value-type="string" calcext:value-type="string">
            <text:p>307_8_32_4_7</text:p>
          </table:table-cell>
          <table:table-cell office:value-type="float" office:value="1415.582" calcext:value-type="float">
            <text:p>1415.582</text:p>
          </table:table-cell>
          <table:table-cell office:value-type="float" office:value="12638281728" calcext:value-type="float">
            <text:p>12638281728</text:p>
          </table:table-cell>
          <table:table-cell office:value-type="float" office:value="8000.04700398445" calcext:value-type="float">
            <text:p>8000.04700398445</text:p>
          </table:table-cell>
        </table:table-row>
        <table:table-row table:style-name="ro1">
          <table:table-cell office:value-type="string" calcext:value-type="string">
            <text:p>337_16_32_4_7</text:p>
          </table:table-cell>
          <table:table-cell office:value-type="float" office:value="1289.276" calcext:value-type="float">
            <text:p>1289.276</text:p>
          </table:table-cell>
          <table:table-cell office:value-type="float" office:value="22980726784" calcext:value-type="float">
            <text:p>22980726784</text:p>
          </table:table-cell>
          <table:table-cell office:value-type="float" office:value="16000.0272119045" calcext:value-type="float">
            <text:p>16000.0272119045</text:p>
          </table:table-cell>
        </table:table-row>
        <table:table-row table:style-name="ro1">
          <table:table-cell office:value-type="string" calcext:value-type="string">
            <text:p>367_4_8_8_7</text:p>
          </table:table-cell>
          <table:table-cell office:value-type="float" office:value="890.21" calcext:value-type="float">
            <text:p>890.21</text:p>
          </table:table-cell>
          <table:table-cell office:value-type="float" office:value="395091968" calcext:value-type="float">
            <text:p>395091968</text:p>
          </table:table-cell>
          <table:table-cell office:value-type="float" office:value="229.859298944473" calcext:value-type="float">
            <text:p>229.859298944473</text:p>
          </table:table-cell>
        </table:table-row>
        <table:table-row table:style-name="ro1">
          <table:table-cell office:value-type="string" calcext:value-type="string">
            <text:p>397_4_16_8_7</text:p>
          </table:table-cell>
          <table:table-cell office:value-type="float" office:value="2178.271" calcext:value-type="float">
            <text:p>2178.271</text:p>
          </table:table-cell>
          <table:table-cell office:value-type="float" office:value="5511041024" calcext:value-type="float">
            <text:p>5511041024</text:p>
          </table:table-cell>
          <table:table-cell office:value-type="float" office:value="3000.03031396866" calcext:value-type="float">
            <text:p>3000.03031396866</text:p>
          </table:table-cell>
        </table:table-row>
        <table:table-row table:style-name="ro1">
          <table:table-cell office:value-type="string" calcext:value-type="string">
            <text:p>427_4_32_8_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7_8_32_8_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7_16_32_8_7</text:p>
          </table:table-cell>
          <table:table-cell office:value-type="float" office:value="976.056" calcext:value-type="float">
            <text:p>976.056</text:p>
          </table:table-cell>
          <table:table-cell office:value-type="float" office:value="40828899328" calcext:value-type="float">
            <text:p>40828899328</text:p>
          </table:table-cell>
          <table:table-cell office:value-type="float" office:value="24000.0700080395" calcext:value-type="float">
            <text:p>24000.0700080395</text:p>
          </table:table-cell>
        </table:table-row>
        <table:table-row table:style-name="ro1">
          <table:table-cell office:value-type="string" calcext:value-type="string">
            <text:p>188_4_8_4_8</text:p>
          </table:table-cell>
          <table:table-cell office:value-type="float" office:value="636.304" calcext:value-type="float">
            <text:p>636.304</text:p>
          </table:table-cell>
          <table:table-cell office:value-type="float" office:value="436051968" calcext:value-type="float">
            <text:p>436051968</text:p>
          </table:table-cell>
          <table:table-cell office:value-type="float" office:value="217.512131929398" calcext:value-type="float">
            <text:p>217.512131929398</text:p>
          </table:table-cell>
        </table:table-row>
        <table:table-row table:style-name="ro1">
          <table:table-cell office:value-type="string" calcext:value-type="string">
            <text:p>218_4_16_4_8</text:p>
          </table:table-cell>
          <table:table-cell office:value-type="float" office:value="1111.686" calcext:value-type="float">
            <text:p>1111.686</text:p>
          </table:table-cell>
          <table:table-cell office:value-type="float" office:value="3000979456" calcext:value-type="float">
            <text:p>3000979456</text:p>
          </table:table-cell>
          <table:table-cell office:value-type="float" office:value="2000.01018095016" calcext:value-type="float">
            <text:p>2000.01018095016</text:p>
          </table:table-cell>
        </table:table-row>
        <table:table-row table:style-name="ro1">
          <table:table-cell office:value-type="string" calcext:value-type="string">
            <text:p>248_4_32_4_8</text:p>
          </table:table-cell>
          <table:table-cell office:value-type="float" office:value="2161.14" calcext:value-type="float">
            <text:p>2161.14</text:p>
          </table:table-cell>
          <table:table-cell office:value-type="float" office:value="18227097600" calcext:value-type="float">
            <text:p>18227097600</text:p>
          </table:table-cell>
          <table:table-cell office:value-type="float" office:value="4000.14842414856" calcext:value-type="float">
            <text:p>4000.14842414856</text:p>
          </table:table-cell>
        </table:table-row>
        <table:table-row table:style-name="ro1">
          <table:table-cell office:value-type="string" calcext:value-type="string">
            <text:p>308_8_32_4_8</text:p>
          </table:table-cell>
          <table:table-cell office:value-type="float" office:value="1363.828" calcext:value-type="float">
            <text:p>1363.828</text:p>
          </table:table-cell>
          <table:table-cell office:value-type="float" office:value="23022247936" calcext:value-type="float">
            <text:p>23022247936</text:p>
          </table:table-cell>
          <table:table-cell office:value-type="float" office:value="8000.03400707245" calcext:value-type="float">
            <text:p>8000.03400707245</text:p>
          </table:table-cell>
        </table:table-row>
        <table:table-row table:style-name="ro1">
          <table:table-cell office:value-type="string" calcext:value-type="string">
            <text:p>338_16_32_4_8</text:p>
          </table:table-cell>
          <table:table-cell office:value-type="float" office:value="659.37" calcext:value-type="float">
            <text:p>659.37</text:p>
          </table:table-cell>
          <table:table-cell office:value-type="float" office:value="31968829440" calcext:value-type="float">
            <text:p>31968829440</text:p>
          </table:table-cell>
          <table:table-cell office:value-type="float" office:value="16000.0371220112" calcext:value-type="float">
            <text:p>16000.0371220112</text:p>
          </table:table-cell>
        </table:table-row>
        <table:table-row table:style-name="ro1">
          <table:table-cell office:value-type="string" calcext:value-type="string">
            <text:p>368_4_8_8_8</text:p>
          </table:table-cell>
          <table:table-cell office:value-type="float" office:value="989.044" calcext:value-type="float">
            <text:p>989.044</text:p>
          </table:table-cell>
          <table:table-cell office:value-type="float" office:value="1437134848" calcext:value-type="float">
            <text:p>1437134848</text:p>
          </table:table-cell>
          <table:table-cell office:value-type="float" office:value="1500.02510595322" calcext:value-type="float">
            <text:p>1500.02510595322</text:p>
          </table:table-cell>
        </table:table-row>
        <table:table-row table:style-name="ro1">
          <table:table-cell office:value-type="string" calcext:value-type="string">
            <text:p>398_4_16_8_8</text:p>
          </table:table-cell>
          <table:table-cell office:value-type="float" office:value="1677.444" calcext:value-type="float">
            <text:p>1677.444</text:p>
          </table:table-cell>
          <table:table-cell office:value-type="float" office:value="4347392000" calcext:value-type="float">
            <text:p>4347392000</text:p>
          </table:table-cell>
          <table:table-cell office:value-type="float" office:value="3000.03840398788" calcext:value-type="float">
            <text:p>3000.03840398788</text:p>
          </table:table-cell>
        </table:table-row>
        <table:table-row table:style-name="ro1">
          <table:table-cell office:value-type="string" calcext:value-type="string">
            <text:p>428_4_32_8_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8_8_32_8_8</text:p>
          </table:table-cell>
          <table:table-cell office:value-type="float" office:value="1633.529" calcext:value-type="float">
            <text:p>1633.529</text:p>
          </table:table-cell>
          <table:table-cell office:value-type="float" office:value="14016294912" calcext:value-type="float">
            <text:p>14016294912</text:p>
          </table:table-cell>
          <table:table-cell office:value-type="float" office:value="12000.0909469128" calcext:value-type="float">
            <text:p>12000.0909469128</text:p>
          </table:table-cell>
        </table:table-row>
        <table:table-row table:style-name="ro1">
          <table:table-cell office:value-type="string" calcext:value-type="string">
            <text:p>518_16_32_8_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9_4_8_4_9</text:p>
          </table:table-cell>
          <table:table-cell office:value-type="float" office:value="797.792" calcext:value-type="float">
            <text:p>797.792</text:p>
          </table:table-cell>
          <table:table-cell office:value-type="float" office:value="706322432" calcext:value-type="float">
            <text:p>706322432</text:p>
          </table:table-cell>
          <table:table-cell office:value-type="float" office:value="1000.15932393074" calcext:value-type="float">
            <text:p>1000.15932393074</text:p>
          </table:table-cell>
        </table:table-row>
        <table:table-row table:style-name="ro1">
          <table:table-cell office:value-type="string" calcext:value-type="string">
            <text:p>219_4_16_4_9</text:p>
          </table:table-cell>
          <table:table-cell office:value-type="float" office:value="1267.565" calcext:value-type="float">
            <text:p>1267.565</text:p>
          </table:table-cell>
          <table:table-cell office:value-type="float" office:value="1946583040" calcext:value-type="float">
            <text:p>1946583040</text:p>
          </table:table-cell>
          <table:table-cell office:value-type="float" office:value="2000.05645298958" calcext:value-type="float">
            <text:p>2000.05645298958</text:p>
          </table:table-cell>
        </table:table-row>
        <table:table-row table:style-name="ro1">
          <table:table-cell office:value-type="string" calcext:value-type="string">
            <text:p>249_4_32_4_9</text:p>
          </table:table-cell>
          <table:table-cell office:value-type="float" office:value="2031.099" calcext:value-type="float">
            <text:p>2031.099</text:p>
          </table:table-cell>
          <table:table-cell office:value-type="float" office:value="4123529216" calcext:value-type="float">
            <text:p>4123529216</text:p>
          </table:table-cell>
          <table:table-cell office:value-type="float" office:value="4000.06699419022" calcext:value-type="float">
            <text:p>4000.06699419022</text:p>
          </table:table-cell>
        </table:table-row>
        <table:table-row table:style-name="ro1">
          <table:table-cell office:value-type="string" calcext:value-type="string">
            <text:p>309_8_32_4_9</text:p>
          </table:table-cell>
          <table:table-cell office:value-type="float" office:value="2321.345" calcext:value-type="float">
            <text:p>2321.345</text:p>
          </table:table-cell>
          <table:table-cell office:value-type="float" office:value="27082928128" calcext:value-type="float">
            <text:p>27082928128</text:p>
          </table:table-cell>
          <table:table-cell office:value-type="float" office:value="8000.04079699516" calcext:value-type="float">
            <text:p>8000.04079699516</text:p>
          </table:table-cell>
        </table:table-row>
        <table:table-row table:style-name="ro1">
          <table:table-cell office:value-type="string" calcext:value-type="string">
            <text:p>339_16_32_4_9</text:p>
          </table:table-cell>
          <table:table-cell office:value-type="float" office:value="698.829" calcext:value-type="float">
            <text:p>698.829</text:p>
          </table:table-cell>
          <table:table-cell office:value-type="float" office:value="28824158208" calcext:value-type="float">
            <text:p>28824158208</text:p>
          </table:table-cell>
          <table:table-cell office:value-type="float" office:value="16000.1274399757" calcext:value-type="float">
            <text:p>16000.1274399757</text:p>
          </table:table-cell>
        </table:table-row>
        <table:table-row table:style-name="ro1">
          <table:table-cell office:value-type="string" calcext:value-type="string">
            <text:p>369_4_8_8_9</text:p>
          </table:table-cell>
          <table:table-cell office:value-type="float" office:value="789.095" calcext:value-type="float">
            <text:p>789.095</text:p>
          </table:table-cell>
          <table:table-cell office:value-type="float" office:value="434057216" calcext:value-type="float">
            <text:p>434057216</text:p>
          </table:table-cell>
          <table:table-cell office:value-type="float" office:value="277.542715072632" calcext:value-type="float">
            <text:p>277.542715072632</text:p>
          </table:table-cell>
        </table:table-row>
        <table:table-row table:style-name="ro1">
          <table:table-cell office:value-type="string" calcext:value-type="string">
            <text:p>399_4_16_8_9</text:p>
          </table:table-cell>
          <table:table-cell office:value-type="float" office:value="1764.418" calcext:value-type="float">
            <text:p>1764.418</text:p>
          </table:table-cell>
          <table:table-cell office:value-type="float" office:value="2767265792" calcext:value-type="float">
            <text:p>2767265792</text:p>
          </table:table-cell>
          <table:table-cell office:value-type="float" office:value="3000.03755402565" calcext:value-type="float">
            <text:p>3000.03755402565</text:p>
          </table:table-cell>
        </table:table-row>
        <table:table-row table:style-name="ro1">
          <table:table-cell office:value-type="string" calcext:value-type="string">
            <text:p>429_4_32_8_9</text:p>
          </table:table-cell>
          <table:table-cell office:value-type="float" office:value="4355.188" calcext:value-type="float">
            <text:p>4355.188</text:p>
          </table:table-cell>
          <table:table-cell office:value-type="float" office:value="21814214656" calcext:value-type="float">
            <text:p>21814214656</text:p>
          </table:table-cell>
          <table:table-cell office:value-type="float" office:value="6000.09140300751" calcext:value-type="float">
            <text:p>6000.09140300751</text:p>
          </table:table-cell>
        </table:table-row>
        <table:table-row table:style-name="ro1">
          <table:table-cell office:value-type="string" calcext:value-type="string">
            <text:p>489_8_32_8_9</text:p>
          </table:table-cell>
          <table:table-cell office:value-type="float" office:value="2218.446" calcext:value-type="float">
            <text:p>2218.446</text:p>
          </table:table-cell>
          <table:table-cell office:value-type="float" office:value="19097718784" calcext:value-type="float">
            <text:p>19097718784</text:p>
          </table:table-cell>
          <table:table-cell office:value-type="float" office:value="12000.1569180489" calcext:value-type="float">
            <text:p>12000.1569180489</text:p>
          </table:table-cell>
        </table:table-row>
        <table:table-row table:style-name="ro1">
          <table:table-cell office:value-type="string" calcext:value-type="string">
            <text:p>519_16_32_8_9</text:p>
          </table:table-cell>
          <table:table-cell office:value-type="float" office:value="1018.278" calcext:value-type="float">
            <text:p>1018.278</text:p>
          </table:table-cell>
          <table:table-cell office:value-type="float" office:value="46591197184" calcext:value-type="float">
            <text:p>46591197184</text:p>
          </table:table-cell>
          <table:table-cell office:value-type="float" office:value="24000.0577330589" calcext:value-type="float">
            <text:p>24000.0577330589</text:p>
          </table:table-cell>
        </table:table-row>
        <table:table-row table:style-name="ro1">
          <table:table-cell office:value-type="string" calcext:value-type="string">
            <text:p>190_4_8_4_10</text:p>
          </table:table-cell>
          <table:table-cell office:value-type="float" office:value="759.73" calcext:value-type="float">
            <text:p>759.73</text:p>
          </table:table-cell>
          <table:table-cell office:value-type="float" office:value="255094784" calcext:value-type="float">
            <text:p>255094784</text:p>
          </table:table-cell>
          <table:table-cell office:value-type="float" office:value="17.366749048233" calcext:value-type="float">
            <text:p>17.366749048233</text:p>
          </table:table-cell>
        </table:table-row>
        <table:table-row table:style-name="ro1">
          <table:table-cell office:value-type="string" calcext:value-type="string">
            <text:p>220_4_16_4_10</text:p>
          </table:table-cell>
          <table:table-cell office:value-type="float" office:value="1006.284" calcext:value-type="float">
            <text:p>1006.284</text:p>
          </table:table-cell>
          <table:table-cell office:value-type="float" office:value="2230779904" calcext:value-type="float">
            <text:p>2230779904</text:p>
          </table:table-cell>
          <table:table-cell office:value-type="float" office:value="2000.02427601814" calcext:value-type="float">
            <text:p>2000.02427601814</text:p>
          </table:table-cell>
        </table:table-row>
        <table:table-row table:style-name="ro1">
          <table:table-cell office:value-type="string" calcext:value-type="string">
            <text:p>250_4_32_4_10</text:p>
          </table:table-cell>
          <table:table-cell office:value-type="float" office:value="2723.351" calcext:value-type="float">
            <text:p>2723.351</text:p>
          </table:table-cell>
          <table:table-cell office:value-type="float" office:value="8355876864" calcext:value-type="float">
            <text:p>8355876864</text:p>
          </table:table-cell>
          <table:table-cell office:value-type="float" office:value="4000.0614669323" calcext:value-type="float">
            <text:p>4000.0614669323</text:p>
          </table:table-cell>
        </table:table-row>
        <table:table-row table:style-name="ro1">
          <table:table-cell office:value-type="string" calcext:value-type="string">
            <text:p>310_8_32_4_10</text:p>
          </table:table-cell>
          <table:table-cell office:value-type="float" office:value="1439.96" calcext:value-type="float">
            <text:p>1439.96</text:p>
          </table:table-cell>
          <table:table-cell office:value-type="float" office:value="21747191808" calcext:value-type="float">
            <text:p>21747191808</text:p>
          </table:table-cell>
          <table:table-cell office:value-type="float" office:value="8000.03912186623" calcext:value-type="float">
            <text:p>8000.03912186623</text:p>
          </table:table-cell>
        </table:table-row>
        <table:table-row table:style-name="ro1">
          <table:table-cell office:value-type="string" calcext:value-type="string">
            <text:p>340_16_32_4_10</text:p>
          </table:table-cell>
          <table:table-cell office:value-type="float" office:value="756.489" calcext:value-type="float">
            <text:p>756.489</text:p>
          </table:table-cell>
          <table:table-cell office:value-type="float" office:value="35027988480" calcext:value-type="float">
            <text:p>35027988480</text:p>
          </table:table-cell>
          <table:table-cell office:value-type="float" office:value="16000.0741398335" calcext:value-type="float">
            <text:p>16000.0741398335</text:p>
          </table:table-cell>
        </table:table-row>
        <table:table-row table:style-name="ro1">
          <table:table-cell office:value-type="string" calcext:value-type="string">
            <text:p>370_4_8_8_10</text:p>
          </table:table-cell>
          <table:table-cell office:value-type="float" office:value="1077.996" calcext:value-type="float">
            <text:p>1077.996</text:p>
          </table:table-cell>
          <table:table-cell office:value-type="float" office:value="1053827072" calcext:value-type="float">
            <text:p>1053827072</text:p>
          </table:table-cell>
          <table:table-cell office:value-type="float" office:value="1500.01899504662" calcext:value-type="float">
            <text:p>1500.01899504662</text:p>
          </table:table-cell>
        </table:table-row>
        <table:table-row table:style-name="ro1">
          <table:table-cell office:value-type="string" calcext:value-type="string">
            <text:p>400_4_16_8_10</text:p>
          </table:table-cell>
          <table:table-cell office:value-type="float" office:value="1948.021" calcext:value-type="float">
            <text:p>1948.021</text:p>
          </table:table-cell>
          <table:table-cell office:value-type="float" office:value="6267031552" calcext:value-type="float">
            <text:p>6267031552</text:p>
          </table:table-cell>
          <table:table-cell office:value-type="float" office:value="3000.04775595665" calcext:value-type="float">
            <text:p>3000.04775595665</text:p>
          </table:table-cell>
        </table:table-row>
        <table:table-row table:style-name="ro1">
          <table:table-cell office:value-type="string" calcext:value-type="string">
            <text:p>430_4_32_8_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90_8_32_8_10</text:p>
          </table:table-cell>
          <table:table-cell office:value-type="float" office:value="1678.789" calcext:value-type="float">
            <text:p>1678.789</text:p>
          </table:table-cell>
          <table:table-cell office:value-type="float" office:value="25646088192" calcext:value-type="float">
            <text:p>25646088192</text:p>
          </table:table-cell>
          <table:table-cell office:value-type="float" office:value="12000.0754230022" calcext:value-type="float">
            <text:p>12000.0754230022</text:p>
          </table:table-cell>
        </table:table-row>
        <table:table-row table:style-name="ro1">
          <table:table-cell office:value-type="string" calcext:value-type="string">
            <text:p>520_16_32_8_10</text:p>
          </table:table-cell>
          <table:table-cell office:value-type="float" office:value="1101.025" calcext:value-type="float">
            <text:p>1101.025</text:p>
          </table:table-cell>
          <table:table-cell office:value-type="float" office:value="46924980224" calcext:value-type="float">
            <text:p>46924980224</text:p>
          </table:table-cell>
          <table:table-cell office:value-type="float" office:value="24000.2979850769" calcext:value-type="float">
            <text:p>24000.2979850769</text:p>
          </table:table-cell>
        </table:table-row>
        <table:table-row table:style-name="ro1">
          <table:table-cell office:value-type="string" calcext:value-type="string">
            <text:p>191_4_8_4_11</text:p>
          </table:table-cell>
          <table:table-cell office:value-type="float" office:value="885.827" calcext:value-type="float">
            <text:p>885.827</text:p>
          </table:table-cell>
          <table:table-cell office:value-type="float" office:value="326602752" calcext:value-type="float">
            <text:p>326602752</text:p>
          </table:table-cell>
          <table:table-cell office:value-type="float" office:value="111.905542135239" calcext:value-type="float">
            <text:p>111.905542135239</text:p>
          </table:table-cell>
        </table:table-row>
        <table:table-row table:style-name="ro1">
          <table:table-cell office:value-type="string" calcext:value-type="string">
            <text:p>221_4_16_4_11</text:p>
          </table:table-cell>
          <table:table-cell office:value-type="float" office:value="1036.925" calcext:value-type="float">
            <text:p>1036.925</text:p>
          </table:table-cell>
          <table:table-cell office:value-type="float" office:value="3871285248" calcext:value-type="float">
            <text:p>3871285248</text:p>
          </table:table-cell>
          <table:table-cell office:value-type="float" office:value="2000.05217695236" calcext:value-type="float">
            <text:p>2000.05217695236</text:p>
          </table:table-cell>
        </table:table-row>
        <table:table-row table:style-name="ro1">
          <table:table-cell office:value-type="string" calcext:value-type="string">
            <text:p>251_4_32_4_11</text:p>
          </table:table-cell>
          <table:table-cell office:value-type="float" office:value="2169.304" calcext:value-type="float">
            <text:p>2169.304</text:p>
          </table:table-cell>
          <table:table-cell office:value-type="float" office:value="5526274048" calcext:value-type="float">
            <text:p>5526274048</text:p>
          </table:table-cell>
          <table:table-cell office:value-type="float" office:value="4000.02229714394" calcext:value-type="float">
            <text:p>4000.02229714394</text:p>
          </table:table-cell>
        </table:table-row>
        <table:table-row table:style-name="ro1">
          <table:table-cell office:value-type="string" calcext:value-type="string">
            <text:p>311_8_32_4_11</text:p>
          </table:table-cell>
          <table:table-cell office:value-type="float" office:value="1480.555" calcext:value-type="float">
            <text:p>1480.555</text:p>
          </table:table-cell>
          <table:table-cell office:value-type="float" office:value="13249966080" calcext:value-type="float">
            <text:p>13249966080</text:p>
          </table:table-cell>
          <table:table-cell office:value-type="float" office:value="8000.08332800865" calcext:value-type="float">
            <text:p>8000.08332800865</text:p>
          </table:table-cell>
        </table:table-row>
        <table:table-row table:style-name="ro1">
          <table:table-cell office:value-type="string" calcext:value-type="string">
            <text:p>341_16_32_4_11</text:p>
          </table:table-cell>
          <table:table-cell office:value-type="float" office:value="573" calcext:value-type="float">
            <text:p>573</text:p>
          </table:table-cell>
          <table:table-cell office:value-type="float" office:value="32000602112" calcext:value-type="float">
            <text:p>32000602112</text:p>
          </table:table-cell>
          <table:table-cell office:value-type="float" office:value="16000.0779891014" calcext:value-type="float">
            <text:p>16000.0779891014</text:p>
          </table:table-cell>
        </table:table-row>
        <table:table-row table:style-name="ro1">
          <table:table-cell office:value-type="string" calcext:value-type="string">
            <text:p>371_4_8_8_11</text:p>
          </table:table-cell>
          <table:table-cell office:value-type="float" office:value="785.959" calcext:value-type="float">
            <text:p>785.959</text:p>
          </table:table-cell>
          <table:table-cell office:value-type="float" office:value="370905088" calcext:value-type="float">
            <text:p>370905088</text:p>
          </table:table-cell>
          <table:table-cell office:value-type="float" office:value="179.327903032303" calcext:value-type="float">
            <text:p>179.327903032303</text:p>
          </table:table-cell>
        </table:table-row>
        <table:table-row table:style-name="ro1">
          <table:table-cell office:value-type="string" calcext:value-type="string">
            <text:p>401_4_16_8_11</text:p>
          </table:table-cell>
          <table:table-cell office:value-type="float" office:value="1451.538" calcext:value-type="float">
            <text:p>1451.538</text:p>
          </table:table-cell>
          <table:table-cell office:value-type="float" office:value="2362802176" calcext:value-type="float">
            <text:p>2362802176</text:p>
          </table:table-cell>
          <table:table-cell office:value-type="float" office:value="3000.1841840744" calcext:value-type="float">
            <text:p>3000.1841840744</text:p>
          </table:table-cell>
        </table:table-row>
        <table:table-row table:style-name="ro1">
          <table:table-cell office:value-type="string" calcext:value-type="string">
            <text:p>431_4_32_8_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91_8_32_8_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1_16_32_8_11</text:p>
          </table:table-cell>
          <table:table-cell office:value-type="float" office:value="980.521" calcext:value-type="float">
            <text:p>980.521</text:p>
          </table:table-cell>
          <table:table-cell office:value-type="float" office:value="129627213824" calcext:value-type="float">
            <text:p>129627213824</text:p>
          </table:table-cell>
          <table:table-cell office:value-type="float" office:value="24000.0645110607" calcext:value-type="float">
            <text:p>24000.0645110607</text:p>
          </table:table-cell>
        </table:table-row>
        <table:table-row table:style-name="ro1">
          <table:table-cell office:value-type="string" calcext:value-type="string">
            <text:p>192_4_8_4_12</text:p>
          </table:table-cell>
          <table:table-cell office:value-type="float" office:value="620.017" calcext:value-type="float">
            <text:p>620.017</text:p>
          </table:table-cell>
          <table:table-cell office:value-type="float" office:value="391565312" calcext:value-type="float">
            <text:p>391565312</text:p>
          </table:table-cell>
          <table:table-cell office:value-type="float" office:value="189.850672006607" calcext:value-type="float">
            <text:p>189.850672006607</text:p>
          </table:table-cell>
        </table:table-row>
        <table:table-row table:style-name="ro1">
          <table:table-cell office:value-type="string" calcext:value-type="string">
            <text:p>222_4_16_4_12</text:p>
          </table:table-cell>
          <table:table-cell office:value-type="float" office:value="1563.186" calcext:value-type="float">
            <text:p>1563.186</text:p>
          </table:table-cell>
          <table:table-cell office:value-type="float" office:value="2666930176" calcext:value-type="float">
            <text:p>2666930176</text:p>
          </table:table-cell>
          <table:table-cell office:value-type="float" office:value="2000.02054214478" calcext:value-type="float">
            <text:p>2000.02054214478</text:p>
          </table:table-cell>
        </table:table-row>
        <table:table-row table:style-name="ro1">
          <table:table-cell office:value-type="string" calcext:value-type="string">
            <text:p>252_4_32_4_12</text:p>
          </table:table-cell>
          <table:table-cell office:value-type="float" office:value="2640.831" calcext:value-type="float">
            <text:p>2640.831</text:p>
          </table:table-cell>
          <table:table-cell office:value-type="float" office:value="6842695680" calcext:value-type="float">
            <text:p>6842695680</text:p>
          </table:table-cell>
          <table:table-cell office:value-type="float" office:value="4000.04793405533" calcext:value-type="float">
            <text:p>4000.04793405533</text:p>
          </table:table-cell>
        </table:table-row>
        <table:table-row table:style-name="ro1">
          <table:table-cell office:value-type="string" calcext:value-type="string">
            <text:p>312_8_32_4_12</text:p>
          </table:table-cell>
          <table:table-cell office:value-type="float" office:value="1194.663" calcext:value-type="float">
            <text:p>1194.663</text:p>
          </table:table-cell>
          <table:table-cell office:value-type="float" office:value="11994378240" calcext:value-type="float">
            <text:p>11994378240</text:p>
          </table:table-cell>
          <table:table-cell office:value-type="float" office:value="8000.1058139801" calcext:value-type="float">
            <text:p>8000.1058139801</text:p>
          </table:table-cell>
        </table:table-row>
        <table:table-row table:style-name="ro1">
          <table:table-cell office:value-type="string" calcext:value-type="string">
            <text:p>342_16_32_4_12</text:p>
          </table:table-cell>
          <table:table-cell office:value-type="float" office:value="865.701" calcext:value-type="float">
            <text:p>865.701</text:p>
          </table:table-cell>
          <table:table-cell office:value-type="float" office:value="35903037440" calcext:value-type="float">
            <text:p>35903037440</text:p>
          </table:table-cell>
          <table:table-cell office:value-type="float" office:value="16000.0875458717" calcext:value-type="float">
            <text:p>16000.0875458717</text:p>
          </table:table-cell>
        </table:table-row>
        <table:table-row table:style-name="ro1">
          <table:table-cell office:value-type="string" calcext:value-type="string">
            <text:p>372_4_8_8_12</text:p>
          </table:table-cell>
          <table:table-cell office:value-type="float" office:value="929.704" calcext:value-type="float">
            <text:p>929.704</text:p>
          </table:table-cell>
          <table:table-cell office:value-type="float" office:value="2522877952" calcext:value-type="float">
            <text:p>2522877952</text:p>
          </table:table-cell>
          <table:table-cell office:value-type="float" office:value="1500.01638221741" calcext:value-type="float">
            <text:p>1500.01638221741</text:p>
          </table:table-cell>
        </table:table-row>
        <table:table-row table:style-name="ro1">
          <table:table-cell office:value-type="string" calcext:value-type="string">
            <text:p>402_4_16_8_12</text:p>
          </table:table-cell>
          <table:table-cell office:value-type="float" office:value="1900.679" calcext:value-type="float">
            <text:p>1900.679</text:p>
          </table:table-cell>
          <table:table-cell office:value-type="float" office:value="8137367552" calcext:value-type="float">
            <text:p>8137367552</text:p>
          </table:table-cell>
          <table:table-cell office:value-type="float" office:value="3000.08552479744" calcext:value-type="float">
            <text:p>3000.08552479744</text:p>
          </table:table-cell>
        </table:table-row>
        <table:table-row table:style-name="ro1">
          <table:table-cell office:value-type="string" calcext:value-type="string">
            <text:p>432_4_32_8_12</text:p>
          </table:table-cell>
          <table:table-cell office:value-type="float" office:value="3684.846" calcext:value-type="float">
            <text:p>3684.846</text:p>
          </table:table-cell>
          <table:table-cell office:value-type="float" office:value="70019272704" calcext:value-type="float">
            <text:p>70019272704</text:p>
          </table:table-cell>
          <table:table-cell office:value-type="float" office:value="6000.02430486679" calcext:value-type="float">
            <text:p>6000.02430486679</text:p>
          </table:table-cell>
        </table:table-row>
        <table:table-row table:style-name="ro1">
          <table:table-cell office:value-type="string" calcext:value-type="string">
            <text:p>492_8_32_8_12</text:p>
          </table:table-cell>
          <table:table-cell office:value-type="float" office:value="1687.907" calcext:value-type="float">
            <text:p>1687.907</text:p>
          </table:table-cell>
          <table:table-cell office:value-type="float" office:value="24226099200" calcext:value-type="float">
            <text:p>24226099200</text:p>
          </table:table-cell>
          <table:table-cell office:value-type="float" office:value="12000.1739249229" calcext:value-type="float">
            <text:p>12000.1739249229</text:p>
          </table:table-cell>
        </table:table-row>
        <table:table-row table:style-name="ro1">
          <table:table-cell office:value-type="string" calcext:value-type="string">
            <text:p>522_16_32_8_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3_4_8_4_13</text:p>
          </table:table-cell>
          <table:table-cell office:value-type="float" office:value="584.441" calcext:value-type="float">
            <text:p>584.441</text:p>
          </table:table-cell>
          <table:table-cell office:value-type="float" office:value="346755072" calcext:value-type="float">
            <text:p>346755072</text:p>
          </table:table-cell>
          <table:table-cell office:value-type="float" office:value="45.9645390510559" calcext:value-type="float">
            <text:p>45.9645390510559</text:p>
          </table:table-cell>
        </table:table-row>
        <table:table-row table:style-name="ro1">
          <table:table-cell office:value-type="string" calcext:value-type="string">
            <text:p>223_4_16_4_13</text:p>
          </table:table-cell>
          <table:table-cell office:value-type="float" office:value="1158.542" calcext:value-type="float">
            <text:p>1158.542</text:p>
          </table:table-cell>
          <table:table-cell office:value-type="float" office:value="3945873408" calcext:value-type="float">
            <text:p>3945873408</text:p>
          </table:table-cell>
          <table:table-cell office:value-type="float" office:value="2000.0298140049" calcext:value-type="float">
            <text:p>2000.0298140049</text:p>
          </table:table-cell>
        </table:table-row>
        <table:table-row table:style-name="ro1">
          <table:table-cell office:value-type="string" calcext:value-type="string">
            <text:p>253_4_32_4_13</text:p>
          </table:table-cell>
          <table:table-cell office:value-type="float" office:value="2250.986" calcext:value-type="float">
            <text:p>2250.986</text:p>
          </table:table-cell>
          <table:table-cell office:value-type="float" office:value="9242099712" calcext:value-type="float">
            <text:p>9242099712</text:p>
          </table:table-cell>
          <table:table-cell office:value-type="float" office:value="4000.07661294937" calcext:value-type="float">
            <text:p>4000.07661294937</text:p>
          </table:table-cell>
        </table:table-row>
        <table:table-row table:style-name="ro1">
          <table:table-cell office:value-type="string" calcext:value-type="string">
            <text:p>313_8_32_4_13</text:p>
          </table:table-cell>
          <table:table-cell office:value-type="float" office:value="1159.171" calcext:value-type="float">
            <text:p>1159.171</text:p>
          </table:table-cell>
          <table:table-cell office:value-type="float" office:value="23791067136" calcext:value-type="float">
            <text:p>23791067136</text:p>
          </table:table-cell>
          <table:table-cell office:value-type="float" office:value="8000.04003190994" calcext:value-type="float">
            <text:p>8000.04003190994</text:p>
          </table:table-cell>
        </table:table-row>
        <table:table-row table:style-name="ro1">
          <table:table-cell office:value-type="string" calcext:value-type="string">
            <text:p>343_16_32_4_13</text:p>
          </table:table-cell>
          <table:table-cell office:value-type="float" office:value="600.449" calcext:value-type="float">
            <text:p>600.449</text:p>
          </table:table-cell>
          <table:table-cell office:value-type="float" office:value="30837936128" calcext:value-type="float">
            <text:p>30837936128</text:p>
          </table:table-cell>
          <table:table-cell office:value-type="float" office:value="16000.0982680321" calcext:value-type="float">
            <text:p>16000.0982680321</text:p>
          </table:table-cell>
        </table:table-row>
        <table:table-row table:style-name="ro1">
          <table:table-cell office:value-type="string" calcext:value-type="string">
            <text:p>373_4_8_8_13</text:p>
          </table:table-cell>
          <table:table-cell office:value-type="float" office:value="961.441" calcext:value-type="float">
            <text:p>961.441</text:p>
          </table:table-cell>
          <table:table-cell office:value-type="float" office:value="630755328" calcext:value-type="float">
            <text:p>630755328</text:p>
          </table:table-cell>
          <table:table-cell office:value-type="float" office:value="463.143054962158" calcext:value-type="float">
            <text:p>463.143054962158</text:p>
          </table:table-cell>
        </table:table-row>
        <table:table-row table:style-name="ro1">
          <table:table-cell office:value-type="string" calcext:value-type="string">
            <text:p>403_4_16_8_13</text:p>
          </table:table-cell>
          <table:table-cell office:value-type="float" office:value="2277.23" calcext:value-type="float">
            <text:p>2277.23</text:p>
          </table:table-cell>
          <table:table-cell office:value-type="float" office:value="9742684160" calcext:value-type="float">
            <text:p>9742684160</text:p>
          </table:table-cell>
          <table:table-cell office:value-type="float" office:value="3000.02615690231" calcext:value-type="float">
            <text:p>3000.02615690231</text:p>
          </table:table-cell>
        </table:table-row>
        <table:table-row table:style-name="ro1">
          <table:table-cell office:value-type="string" calcext:value-type="string">
            <text:p>433_4_32_8_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93_8_32_8_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3_16_32_8_13</text:p>
          </table:table-cell>
          <table:table-cell office:value-type="float" office:value="1139.464" calcext:value-type="float">
            <text:p>1139.464</text:p>
          </table:table-cell>
          <table:table-cell office:value-type="float" office:value="152259874816" calcext:value-type="float">
            <text:p>152259874816</text:p>
          </table:table-cell>
          <table:table-cell office:value-type="float" office:value="24000.1795020103" calcext:value-type="float">
            <text:p>24000.1795020103</text:p>
          </table:table-cell>
        </table:table-row>
        <table:table-row table:style-name="ro1">
          <table:table-cell office:value-type="string" calcext:value-type="string">
            <text:p>194_4_8_4_14</text:p>
          </table:table-cell>
          <table:table-cell office:value-type="float" office:value="528.495" calcext:value-type="float">
            <text:p>528.495</text:p>
          </table:table-cell>
          <table:table-cell office:value-type="float" office:value="457056256" calcext:value-type="float">
            <text:p>457056256</text:p>
          </table:table-cell>
          <table:table-cell office:value-type="float" office:value="272.365145921707" calcext:value-type="float">
            <text:p>272.365145921707</text:p>
          </table:table-cell>
        </table:table-row>
        <table:table-row table:style-name="ro1">
          <table:table-cell office:value-type="string" calcext:value-type="string">
            <text:p>224_4_16_4_14</text:p>
          </table:table-cell>
          <table:table-cell office:value-type="float" office:value="1210.802" calcext:value-type="float">
            <text:p>1210.802</text:p>
          </table:table-cell>
          <table:table-cell office:value-type="float" office:value="2215948288" calcext:value-type="float">
            <text:p>2215948288</text:p>
          </table:table-cell>
          <table:table-cell office:value-type="float" office:value="2000.02347111702" calcext:value-type="float">
            <text:p>2000.02347111702</text:p>
          </table:table-cell>
        </table:table-row>
        <table:table-row table:style-name="ro1">
          <table:table-cell office:value-type="string" calcext:value-type="string">
            <text:p>254_4_32_4_14</text:p>
          </table:table-cell>
          <table:table-cell office:value-type="float" office:value="2487.169" calcext:value-type="float">
            <text:p>2487.169</text:p>
          </table:table-cell>
          <table:table-cell office:value-type="float" office:value="8987467776" calcext:value-type="float">
            <text:p>8987467776</text:p>
          </table:table-cell>
          <table:table-cell office:value-type="float" office:value="4000.06703186035" calcext:value-type="float">
            <text:p>4000.06703186035</text:p>
          </table:table-cell>
        </table:table-row>
        <table:table-row table:style-name="ro1">
          <table:table-cell office:value-type="string" calcext:value-type="string">
            <text:p>314_8_32_4_14</text:p>
          </table:table-cell>
          <table:table-cell office:value-type="float" office:value="895.028" calcext:value-type="float">
            <text:p>895.028</text:p>
          </table:table-cell>
          <table:table-cell office:value-type="float" office:value="16753664000" calcext:value-type="float">
            <text:p>16753664000</text:p>
          </table:table-cell>
          <table:table-cell office:value-type="float" office:value="8000.03254199028" calcext:value-type="float">
            <text:p>8000.03254199028</text:p>
          </table:table-cell>
        </table:table-row>
        <table:table-row table:style-name="ro1">
          <table:table-cell office:value-type="string" calcext:value-type="string">
            <text:p>344_16_32_4_14</text:p>
          </table:table-cell>
          <table:table-cell office:value-type="float" office:value="758.538" calcext:value-type="float">
            <text:p>758.538</text:p>
          </table:table-cell>
          <table:table-cell office:value-type="float" office:value="27351511040" calcext:value-type="float">
            <text:p>27351511040</text:p>
          </table:table-cell>
          <table:table-cell office:value-type="float" office:value="16000.188076973" calcext:value-type="float">
            <text:p>16000.188076973</text:p>
          </table:table-cell>
        </table:table-row>
        <table:table-row table:style-name="ro1">
          <table:table-cell office:value-type="string" calcext:value-type="string">
            <text:p>374_4_8_8_14</text:p>
          </table:table-cell>
          <table:table-cell office:value-type="float" office:value="777.563" calcext:value-type="float">
            <text:p>777.563</text:p>
          </table:table-cell>
          <table:table-cell office:value-type="float" office:value="808591360" calcext:value-type="float">
            <text:p>808591360</text:p>
          </table:table-cell>
          <table:table-cell office:value-type="float" office:value="1140.16668009758" calcext:value-type="float">
            <text:p>1140.16668009758</text:p>
          </table:table-cell>
        </table:table-row>
        <table:table-row table:style-name="ro1">
          <table:table-cell office:value-type="string" calcext:value-type="string">
            <text:p>404_4_16_8_14</text:p>
          </table:table-cell>
          <table:table-cell office:value-type="float" office:value="1688.892" calcext:value-type="float">
            <text:p>1688.892</text:p>
          </table:table-cell>
          <table:table-cell office:value-type="float" office:value="5840433152" calcext:value-type="float">
            <text:p>5840433152</text:p>
          </table:table-cell>
          <table:table-cell office:value-type="float" office:value="3000.01860594749" calcext:value-type="float">
            <text:p>3000.01860594749</text:p>
          </table:table-cell>
        </table:table-row>
        <table:table-row table:style-name="ro1">
          <table:table-cell office:value-type="string" calcext:value-type="string">
            <text:p>434_4_32_8_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94_8_32_8_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4_16_32_8_14</text:p>
          </table:table-cell>
          <table:table-cell office:value-type="float" office:value="957.202" calcext:value-type="float">
            <text:p>957.202</text:p>
          </table:table-cell>
          <table:table-cell office:value-type="float" office:value="36530413568" calcext:value-type="float">
            <text:p>36530413568</text:p>
          </table:table-cell>
          <table:table-cell office:value-type="float" office:value="24000.0824248791" calcext:value-type="float">
            <text:p>24000.0824248791</text:p>
          </table:table-cell>
        </table:table-row>
        <table:table-row table:style-name="ro1">
          <table:table-cell office:value-type="string" calcext:value-type="string">
            <text:p>195_4_8_4_15</text:p>
          </table:table-cell>
          <table:table-cell office:value-type="float" office:value="657.172" calcext:value-type="float">
            <text:p>657.172</text:p>
          </table:table-cell>
          <table:table-cell office:value-type="float" office:value="334712832" calcext:value-type="float">
            <text:p>334712832</text:p>
          </table:table-cell>
          <table:table-cell office:value-type="float" office:value="37.4427449703217" calcext:value-type="float">
            <text:p>37.4427449703217</text:p>
          </table:table-cell>
        </table:table-row>
        <table:table-row table:style-name="ro1">
          <table:table-cell office:value-type="string" calcext:value-type="string">
            <text:p>225_4_16_4_15</text:p>
          </table:table-cell>
          <table:table-cell office:value-type="float" office:value="1058.839" calcext:value-type="float">
            <text:p>1058.839</text:p>
          </table:table-cell>
          <table:table-cell office:value-type="float" office:value="3069464576" calcext:value-type="float">
            <text:p>3069464576</text:p>
          </table:table-cell>
          <table:table-cell office:value-type="float" office:value="2000.01483798027" calcext:value-type="float">
            <text:p>2000.01483798027</text:p>
          </table:table-cell>
        </table:table-row>
        <table:table-row table:style-name="ro1">
          <table:table-cell office:value-type="string" calcext:value-type="string">
            <text:p>255_4_32_4_15</text:p>
          </table:table-cell>
          <table:table-cell office:value-type="float" office:value="2120.873" calcext:value-type="float">
            <text:p>2120.873</text:p>
          </table:table-cell>
          <table:table-cell office:value-type="float" office:value="5469954048" calcext:value-type="float">
            <text:p>5469954048</text:p>
          </table:table-cell>
          <table:table-cell office:value-type="float" office:value="4000.04675602913" calcext:value-type="float">
            <text:p>4000.04675602913</text:p>
          </table:table-cell>
        </table:table-row>
        <table:table-row table:style-name="ro1">
          <table:table-cell office:value-type="string" calcext:value-type="string">
            <text:p>315_8_32_4_15</text:p>
          </table:table-cell>
          <table:table-cell office:value-type="float" office:value="1562.443" calcext:value-type="float">
            <text:p>1562.443</text:p>
          </table:table-cell>
          <table:table-cell office:value-type="float" office:value="12926980096" calcext:value-type="float">
            <text:p>12926980096</text:p>
          </table:table-cell>
          <table:table-cell office:value-type="float" office:value="8000.04017615318" calcext:value-type="float">
            <text:p>8000.04017615318</text:p>
          </table:table-cell>
        </table:table-row>
        <table:table-row table:style-name="ro1">
          <table:table-cell office:value-type="string" calcext:value-type="string">
            <text:p>345_16_32_4_15</text:p>
          </table:table-cell>
          <table:table-cell office:value-type="float" office:value="1183.927" calcext:value-type="float">
            <text:p>1183.927</text:p>
          </table:table-cell>
          <table:table-cell office:value-type="float" office:value="50344628224" calcext:value-type="float">
            <text:p>50344628224</text:p>
          </table:table-cell>
          <table:table-cell office:value-type="float" office:value="16000.0767860413" calcext:value-type="float">
            <text:p>16000.0767860413</text:p>
          </table:table-cell>
        </table:table-row>
        <table:table-row table:style-name="ro1">
          <table:table-cell office:value-type="string" calcext:value-type="string">
            <text:p>375_4_8_8_15</text:p>
          </table:table-cell>
          <table:table-cell office:value-type="float" office:value="758.55" calcext:value-type="float">
            <text:p>758.55</text:p>
          </table:table-cell>
          <table:table-cell office:value-type="float" office:value="667136000" calcext:value-type="float">
            <text:p>667136000</text:p>
          </table:table-cell>
          <table:table-cell office:value-type="float" office:value="875.942197799683" calcext:value-type="float">
            <text:p>875.942197799683</text:p>
          </table:table-cell>
        </table:table-row>
        <table:table-row table:style-name="ro1">
          <table:table-cell office:value-type="string" calcext:value-type="string">
            <text:p>405_4_16_8_15</text:p>
          </table:table-cell>
          <table:table-cell office:value-type="float" office:value="1541.697" calcext:value-type="float">
            <text:p>1541.697</text:p>
          </table:table-cell>
          <table:table-cell office:value-type="float" office:value="3096829952" calcext:value-type="float">
            <text:p>3096829952</text:p>
          </table:table-cell>
          <table:table-cell office:value-type="float" office:value="3000.08380889893" calcext:value-type="float">
            <text:p>3000.08380889893</text:p>
          </table:table-cell>
        </table:table-row>
        <table:table-row table:style-name="ro1">
          <table:table-cell office:value-type="string" calcext:value-type="string">
            <text:p>435_4_32_8_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95_8_32_8_15</text:p>
          </table:table-cell>
          <table:table-cell office:value-type="float" office:value="2065.94" calcext:value-type="float">
            <text:p>2065.94</text:p>
          </table:table-cell>
          <table:table-cell office:value-type="float" office:value="43051298816" calcext:value-type="float">
            <text:p>43051298816</text:p>
          </table:table-cell>
          <table:table-cell office:value-type="float" office:value="12000.1624150276" calcext:value-type="float">
            <text:p>12000.1624150276</text:p>
          </table:table-cell>
        </table:table-row>
        <table:table-row table:style-name="ro1">
          <table:table-cell office:value-type="string" calcext:value-type="string">
            <text:p>525_16_32_8_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6_4_8_4_16</text:p>
          </table:table-cell>
          <table:table-cell office:value-type="float" office:value="596.315" calcext:value-type="float">
            <text:p>596.315</text:p>
          </table:table-cell>
          <table:table-cell office:value-type="float" office:value="247828480" calcext:value-type="float">
            <text:p>247828480</text:p>
          </table:table-cell>
          <table:table-cell office:value-type="float" office:value="16.9286501407623" calcext:value-type="float">
            <text:p>16.9286501407623</text:p>
          </table:table-cell>
        </table:table-row>
        <table:table-row table:style-name="ro1">
          <table:table-cell office:value-type="string" calcext:value-type="string">
            <text:p>226_4_16_4_16</text:p>
          </table:table-cell>
          <table:table-cell office:value-type="float" office:value="1041.91" calcext:value-type="float">
            <text:p>1041.91</text:p>
          </table:table-cell>
          <table:table-cell office:value-type="float" office:value="1591009280" calcext:value-type="float">
            <text:p>1591009280</text:p>
          </table:table-cell>
          <table:table-cell office:value-type="float" office:value="2000.04132294655" calcext:value-type="float">
            <text:p>2000.04132294655</text:p>
          </table:table-cell>
        </table:table-row>
        <table:table-row table:style-name="ro1">
          <table:table-cell office:value-type="string" calcext:value-type="string">
            <text:p>256_4_32_4_16</text:p>
          </table:table-cell>
          <table:table-cell office:value-type="float" office:value="4358.532" calcext:value-type="float">
            <text:p>4358.532</text:p>
          </table:table-cell>
          <table:table-cell office:value-type="float" office:value="26344902656" calcext:value-type="float">
            <text:p>26344902656</text:p>
          </table:table-cell>
          <table:table-cell office:value-type="float" office:value="4000.04284691811" calcext:value-type="float">
            <text:p>4000.04284691811</text:p>
          </table:table-cell>
        </table:table-row>
        <table:table-row table:style-name="ro1">
          <table:table-cell office:value-type="string" calcext:value-type="string">
            <text:p>316_8_32_4_16</text:p>
          </table:table-cell>
          <table:table-cell office:value-type="float" office:value="1091.781" calcext:value-type="float">
            <text:p>1091.781</text:p>
          </table:table-cell>
          <table:table-cell office:value-type="float" office:value="22413836288" calcext:value-type="float">
            <text:p>22413836288</text:p>
          </table:table-cell>
          <table:table-cell office:value-type="float" office:value="8000.05479001999" calcext:value-type="float">
            <text:p>8000.05479001999</text:p>
          </table:table-cell>
        </table:table-row>
        <table:table-row table:style-name="ro1">
          <table:table-cell office:value-type="string" calcext:value-type="string">
            <text:p>346_16_32_4_16</text:p>
          </table:table-cell>
          <table:table-cell office:value-type="float" office:value="693.146" calcext:value-type="float">
            <text:p>693.146</text:p>
          </table:table-cell>
          <table:table-cell office:value-type="float" office:value="40833490944" calcext:value-type="float">
            <text:p>40833490944</text:p>
          </table:table-cell>
          <table:table-cell office:value-type="float" office:value="16000.0681118965" calcext:value-type="float">
            <text:p>16000.0681118965</text:p>
          </table:table-cell>
        </table:table-row>
        <table:table-row table:style-name="ro1">
          <table:table-cell office:value-type="string" calcext:value-type="string">
            <text:p>376_4_8_8_16</text:p>
          </table:table-cell>
          <table:table-cell office:value-type="float" office:value="828.375" calcext:value-type="float">
            <text:p>828.375</text:p>
          </table:table-cell>
          <table:table-cell office:value-type="float" office:value="319672320" calcext:value-type="float">
            <text:p>319672320</text:p>
          </table:table-cell>
          <table:table-cell office:value-type="float" office:value="83.1794860363007" calcext:value-type="float">
            <text:p>83.1794860363007</text:p>
          </table:table-cell>
        </table:table-row>
        <table:table-row table:style-name="ro1">
          <table:table-cell office:value-type="string" calcext:value-type="string">
            <text:p>406_4_16_8_16</text:p>
          </table:table-cell>
          <table:table-cell office:value-type="float" office:value="1884.175" calcext:value-type="float">
            <text:p>1884.175</text:p>
          </table:table-cell>
          <table:table-cell office:value-type="float" office:value="4471070720" calcext:value-type="float">
            <text:p>4471070720</text:p>
          </table:table-cell>
          <table:table-cell office:value-type="float" office:value="3000.05273199081" calcext:value-type="float">
            <text:p>3000.05273199081</text:p>
          </table:table-cell>
        </table:table-row>
        <table:table-row table:style-name="ro1">
          <table:table-cell office:value-type="string" calcext:value-type="string">
            <text:p>436_4_32_8_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96_8_32_8_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6_16_32_8_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7_4_8_4_17</text:p>
          </table:table-cell>
          <table:table-cell office:value-type="float" office:value="510.799" calcext:value-type="float">
            <text:p>510.799</text:p>
          </table:table-cell>
          <table:table-cell office:value-type="float" office:value="409763840" calcext:value-type="float">
            <text:p>409763840</text:p>
          </table:table-cell>
          <table:table-cell office:value-type="float" office:value="144.531588792801" calcext:value-type="float">
            <text:p>144.531588792801</text:p>
          </table:table-cell>
        </table:table-row>
        <table:table-row table:style-name="ro1">
          <table:table-cell office:value-type="string" calcext:value-type="string">
            <text:p>227_4_16_4_17</text:p>
          </table:table-cell>
          <table:table-cell office:value-type="float" office:value="1392.084" calcext:value-type="float">
            <text:p>1392.084</text:p>
          </table:table-cell>
          <table:table-cell office:value-type="float" office:value="2526310400" calcext:value-type="float">
            <text:p>2526310400</text:p>
          </table:table-cell>
          <table:table-cell office:value-type="float" office:value="2000.06123304367" calcext:value-type="float">
            <text:p>2000.06123304367</text:p>
          </table:table-cell>
        </table:table-row>
        <table:table-row table:style-name="ro1">
          <table:table-cell office:value-type="string" calcext:value-type="string">
            <text:p>257_4_32_4_17</text:p>
          </table:table-cell>
          <table:table-cell office:value-type="float" office:value="3748.424" calcext:value-type="float">
            <text:p>3748.424</text:p>
          </table:table-cell>
          <table:table-cell office:value-type="float" office:value="13439356928" calcext:value-type="float">
            <text:p>13439356928</text:p>
          </table:table-cell>
          <table:table-cell office:value-type="float" office:value="4000.06016206741" calcext:value-type="float">
            <text:p>4000.06016206741</text:p>
          </table:table-cell>
        </table:table-row>
        <table:table-row table:style-name="ro1">
          <table:table-cell office:value-type="string" calcext:value-type="string">
            <text:p>317_8_32_4_17</text:p>
          </table:table-cell>
          <table:table-cell office:value-type="float" office:value="1381.418" calcext:value-type="float">
            <text:p>1381.418</text:p>
          </table:table-cell>
          <table:table-cell office:value-type="float" office:value="16774766592" calcext:value-type="float">
            <text:p>16774766592</text:p>
          </table:table-cell>
          <table:table-cell office:value-type="float" office:value="8000.02103304863" calcext:value-type="float">
            <text:p>8000.02103304863</text:p>
          </table:table-cell>
        </table:table-row>
        <table:table-row table:style-name="ro1">
          <table:table-cell office:value-type="string" calcext:value-type="string">
            <text:p>347_16_32_4_17</text:p>
          </table:table-cell>
          <table:table-cell office:value-type="float" office:value="641.565" calcext:value-type="float">
            <text:p>641.565</text:p>
          </table:table-cell>
          <table:table-cell office:value-type="float" office:value="37162438656" calcext:value-type="float">
            <text:p>37162438656</text:p>
          </table:table-cell>
          <table:table-cell office:value-type="float" office:value="16000.073554039" calcext:value-type="float">
            <text:p>16000.073554039</text:p>
          </table:table-cell>
        </table:table-row>
        <table:table-row table:style-name="ro1">
          <table:table-cell office:value-type="string" calcext:value-type="string">
            <text:p>377_4_8_8_17</text:p>
          </table:table-cell>
          <table:table-cell office:value-type="float" office:value="691.12" calcext:value-type="float">
            <text:p>691.12</text:p>
          </table:table-cell>
          <table:table-cell office:value-type="float" office:value="396705792" calcext:value-type="float">
            <text:p>396705792</text:p>
          </table:table-cell>
          <table:table-cell office:value-type="float" office:value="203.972759008408" calcext:value-type="float">
            <text:p>203.972759008408</text:p>
          </table:table-cell>
        </table:table-row>
        <table:table-row table:style-name="ro1">
          <table:table-cell office:value-type="string" calcext:value-type="string">
            <text:p>407_4_16_8_17</text:p>
          </table:table-cell>
          <table:table-cell office:value-type="float" office:value="1269.083" calcext:value-type="float">
            <text:p>1269.083</text:p>
          </table:table-cell>
          <table:table-cell office:value-type="float" office:value="3259514880" calcext:value-type="float">
            <text:p>3259514880</text:p>
          </table:table-cell>
          <table:table-cell office:value-type="float" office:value="3000.01574397087" calcext:value-type="float">
            <text:p>3000.01574397087</text:p>
          </table:table-cell>
        </table:table-row>
        <table:table-row table:style-name="ro1">
          <table:table-cell office:value-type="string" calcext:value-type="string">
            <text:p>437_4_32_8_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97_8_32_8_17</text:p>
          </table:table-cell>
          <table:table-cell office:value-type="float" office:value="2152.697" calcext:value-type="float">
            <text:p>2152.697</text:p>
          </table:table-cell>
          <table:table-cell office:value-type="float" office:value="33012277248" calcext:value-type="float">
            <text:p>33012277248</text:p>
          </table:table-cell>
          <table:table-cell office:value-type="float" office:value="12000.0385010242" calcext:value-type="float">
            <text:p>12000.0385010242</text:p>
          </table:table-cell>
        </table:table-row>
        <table:table-row table:style-name="ro1">
          <table:table-cell office:value-type="string" calcext:value-type="string">
            <text:p>527_16_32_8_17</text:p>
          </table:table-cell>
          <table:table-cell office:value-type="float" office:value="975.183" calcext:value-type="float">
            <text:p>975.183</text:p>
          </table:table-cell>
          <table:table-cell office:value-type="float" office:value="44162256896" calcext:value-type="float">
            <text:p>44162256896</text:p>
          </table:table-cell>
          <table:table-cell office:value-type="float" office:value="24000.0537800789" calcext:value-type="float">
            <text:p>24000.0537800789</text:p>
          </table:table-cell>
        </table:table-row>
        <table:table-row table:style-name="ro1">
          <table:table-cell office:value-type="string" calcext:value-type="string">
            <text:p>198_4_8_4_18</text:p>
          </table:table-cell>
          <table:table-cell office:value-type="float" office:value="536.072" calcext:value-type="float">
            <text:p>536.072</text:p>
          </table:table-cell>
          <table:table-cell office:value-type="float" office:value="247980032" calcext:value-type="float">
            <text:p>247980032</text:p>
          </table:table-cell>
          <table:table-cell office:value-type="float" office:value="12.8266990184784" calcext:value-type="float">
            <text:p>12.8266990184784</text:p>
          </table:table-cell>
        </table:table-row>
        <table:table-row table:style-name="ro1">
          <table:table-cell office:value-type="string" calcext:value-type="string">
            <text:p>228_4_16_4_18</text:p>
          </table:table-cell>
          <table:table-cell office:value-type="float" office:value="1602.21" calcext:value-type="float">
            <text:p>1602.21</text:p>
          </table:table-cell>
          <table:table-cell office:value-type="float" office:value="4008943616" calcext:value-type="float">
            <text:p>4008943616</text:p>
          </table:table-cell>
          <table:table-cell office:value-type="float" office:value="2000.031717062" calcext:value-type="float">
            <text:p>2000.031717062</text:p>
          </table:table-cell>
        </table:table-row>
        <table:table-row table:style-name="ro1">
          <table:table-cell office:value-type="string" calcext:value-type="string">
            <text:p>258_4_32_4_18</text:p>
          </table:table-cell>
          <table:table-cell office:value-type="float" office:value="2472.499" calcext:value-type="float">
            <text:p>2472.499</text:p>
          </table:table-cell>
          <table:table-cell office:value-type="float" office:value="4429819904" calcext:value-type="float">
            <text:p>4429819904</text:p>
          </table:table-cell>
          <table:table-cell office:value-type="float" office:value="4000.02434802055" calcext:value-type="float">
            <text:p>4000.02434802055</text:p>
          </table:table-cell>
        </table:table-row>
        <table:table-row table:style-name="ro1">
          <table:table-cell office:value-type="string" calcext:value-type="string">
            <text:p>318_8_32_4_18</text:p>
          </table:table-cell>
          <table:table-cell office:value-type="float" office:value="1179.959" calcext:value-type="float">
            <text:p>1179.959</text:p>
          </table:table-cell>
          <table:table-cell office:value-type="float" office:value="14042419200" calcext:value-type="float">
            <text:p>14042419200</text:p>
          </table:table-cell>
          <table:table-cell office:value-type="float" office:value="8000.09985113144" calcext:value-type="float">
            <text:p>8000.09985113144</text:p>
          </table:table-cell>
        </table:table-row>
        <table:table-row table:style-name="ro1">
          <table:table-cell office:value-type="string" calcext:value-type="string">
            <text:p>348_16_32_4_18</text:p>
          </table:table-cell>
          <table:table-cell office:value-type="float" office:value="788.845" calcext:value-type="float">
            <text:p>788.845</text:p>
          </table:table-cell>
          <table:table-cell office:value-type="float" office:value="34043764736" calcext:value-type="float">
            <text:p>34043764736</text:p>
          </table:table-cell>
          <table:table-cell office:value-type="float" office:value="16000.0601501465" calcext:value-type="float">
            <text:p>16000.0601501465</text:p>
          </table:table-cell>
        </table:table-row>
        <table:table-row table:style-name="ro1">
          <table:table-cell office:value-type="string" calcext:value-type="string">
            <text:p>378_4_8_8_18</text:p>
          </table:table-cell>
          <table:table-cell office:value-type="float" office:value="878.437" calcext:value-type="float">
            <text:p>878.437</text:p>
          </table:table-cell>
          <table:table-cell office:value-type="float" office:value="253292544" calcext:value-type="float">
            <text:p>253292544</text:p>
          </table:table-cell>
          <table:table-cell office:value-type="float" office:value="8.26586699485779" calcext:value-type="float">
            <text:p>8.26586699485779</text:p>
          </table:table-cell>
        </table:table-row>
        <table:table-row table:style-name="ro1">
          <table:table-cell office:value-type="string" calcext:value-type="string">
            <text:p>408_4_16_8_18</text:p>
          </table:table-cell>
          <table:table-cell office:value-type="float" office:value="2078.261" calcext:value-type="float">
            <text:p>2078.261</text:p>
          </table:table-cell>
          <table:table-cell office:value-type="float" office:value="4162568192" calcext:value-type="float">
            <text:p>4162568192</text:p>
          </table:table-cell>
          <table:table-cell office:value-type="float" office:value="3000.07530903816" calcext:value-type="float">
            <text:p>3000.07530903816</text:p>
          </table:table-cell>
        </table:table-row>
        <table:table-row table:style-name="ro1">
          <table:table-cell office:value-type="string" calcext:value-type="string">
            <text:p>438_4_32_8_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98_8_32_8_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8_16_32_8_18</text:p>
          </table:table-cell>
          <table:table-cell office:value-type="float" office:value="1265.942" calcext:value-type="float">
            <text:p>1265.942</text:p>
          </table:table-cell>
          <table:table-cell office:value-type="float" office:value="73332092928" calcext:value-type="float">
            <text:p>73332092928</text:p>
          </table:table-cell>
          <table:table-cell office:value-type="float" office:value="24000.0597379208" calcext:value-type="float">
            <text:p>24000.0597379208</text:p>
          </table:table-cell>
        </table:table-row>
        <table:table-row table:style-name="ro1">
          <table:table-cell office:value-type="string" calcext:value-type="string">
            <text:p>199_4_8_4_19</text:p>
          </table:table-cell>
          <table:table-cell office:value-type="float" office:value="657.572" calcext:value-type="float">
            <text:p>657.572</text:p>
          </table:table-cell>
          <table:table-cell office:value-type="float" office:value="340787200" calcext:value-type="float">
            <text:p>340787200</text:p>
          </table:table-cell>
          <table:table-cell office:value-type="float" office:value="80.201464176178" calcext:value-type="float">
            <text:p>80.201464176178</text:p>
          </table:table-cell>
        </table:table-row>
        <table:table-row table:style-name="ro1">
          <table:table-cell office:value-type="string" calcext:value-type="string">
            <text:p>229_4_16_4_19</text:p>
          </table:table-cell>
          <table:table-cell office:value-type="float" office:value="1313.57" calcext:value-type="float">
            <text:p>1313.57</text:p>
          </table:table-cell>
          <table:table-cell office:value-type="float" office:value="2730070016" calcext:value-type="float">
            <text:p>2730070016</text:p>
          </table:table-cell>
          <table:table-cell office:value-type="float" office:value="2000.02935504913" calcext:value-type="float">
            <text:p>2000.02935504913</text:p>
          </table:table-cell>
        </table:table-row>
        <table:table-row table:style-name="ro1">
          <table:table-cell office:value-type="string" calcext:value-type="string">
            <text:p>259_4_32_4_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9_8_32_4_19</text:p>
          </table:table-cell>
          <table:table-cell office:value-type="float" office:value="1620.408" calcext:value-type="float">
            <text:p>1620.408</text:p>
          </table:table-cell>
          <table:table-cell office:value-type="float" office:value="17208606720" calcext:value-type="float">
            <text:p>17208606720</text:p>
          </table:table-cell>
          <table:table-cell office:value-type="float" office:value="8000.05256104469" calcext:value-type="float">
            <text:p>8000.05256104469</text:p>
          </table:table-cell>
        </table:table-row>
        <table:table-row table:style-name="ro1">
          <table:table-cell office:value-type="string" calcext:value-type="string">
            <text:p>379_4_8_8_19</text:p>
          </table:table-cell>
          <table:table-cell office:value-type="float" office:value="732.693" calcext:value-type="float">
            <text:p>732.693</text:p>
          </table:table-cell>
          <table:table-cell office:value-type="float" office:value="370896896" calcext:value-type="float">
            <text:p>370896896</text:p>
          </table:table-cell>
          <table:table-cell office:value-type="float" office:value="167.265920162201" calcext:value-type="float">
            <text:p>167.265920162201</text:p>
          </table:table-cell>
        </table:table-row>
        <table:table-row table:style-name="ro1">
          <table:table-cell office:value-type="string" calcext:value-type="string">
            <text:p>409_4_16_8_19</text:p>
          </table:table-cell>
          <table:table-cell office:value-type="float" office:value="1551.568" calcext:value-type="float">
            <text:p>1551.568</text:p>
          </table:table-cell>
          <table:table-cell office:value-type="float" office:value="5142233088" calcext:value-type="float">
            <text:p>5142233088</text:p>
          </table:table-cell>
          <table:table-cell office:value-type="float" office:value="3000.02108597755" calcext:value-type="float">
            <text:p>3000.02108597755</text:p>
          </table:table-cell>
        </table:table-row>
      </table:table>
      <table:table table:name="4% wo annealing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2" table:number-columns-repeated="5" table:default-cell-style-name="ce2"/>
        <table:table-column table:style-name="co2" table:number-columns-repeated="12" table:default-cell-style-name="Default"/>
        <table:table-row table:style-name="ro1">
          <table:table-cell office:value-type="string" calcext:value-type="string">
            <text:p>Experiment config name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true score</text:p>
          </table:table-cell>
          <table:table-cell office:value-type="string" calcext:value-type="string">
            <text:p>memory used</text:p>
          </table:table-cell>
          <table:table-cell office:value-type="string" calcext:value-type="string">
            <text:p>run time</text:p>
          </table:table-cell>
          <table:table-cell/>
          <table:table-cell table:style-name="ce3" office:value-type="string" calcext:value-type="string" table:number-columns-spanned="4" table:number-rows-spanned="1">
            <text:p>Basic 4% results</text:p>
          </table:table-cell>
          <table:covered-table-cell table:number-columns-repeated="3" table:style-name="ce3"/>
          <table:table-cell table:style-name="ce3"/>
          <table:table-cell table:style-name="ce3" office:value-type="string" calcext:value-type="string" table:number-columns-spanned="3" table:number-rows-spanned="1">
            <text:p>Central Experiments</text:p>
          </table:table-cell>
          <table:covered-table-cell table:number-columns-repeated="2"/>
          <table:table-cell/>
          <table:table-cell table:style-name="ce3" office:value-type="string" calcext:value-type="string" table:number-columns-spanned="4" table:number-rows-spanned="1">
            <text:p>% diff 4%s</text:p>
          </table:table-cell>
          <table:covered-table-cell table:number-columns-repeated="3" table:style-name="ce3"/>
          <table:table-cell/>
          <table:table-cell table:style-name="ce3" office:value-type="string" calcext:value-type="string" table:number-columns-spanned="3" table:number-rows-spanned="1">
            <text:p>% Diff cent vs 4%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180_4_8_4_0</text:p>
          </table:table-cell>
          <table:table-cell office:value-type="float" office:value="1031.642" calcext:value-type="float">
            <text:p>1031.642</text:p>
          </table:table-cell>
          <table:table-cell office:value-type="float" office:value="973.080690428947" calcext:value-type="float">
            <text:p>973.080690428947</text:p>
          </table:table-cell>
          <table:table-cell office:value-type="float" office:value="373540" calcext:value-type="float">
            <text:p>373540</text:p>
          </table:table-cell>
          <table:table-cell office:value-type="float" office:value="21.3771605491638" calcext:value-type="float">
            <text:p>21.3771605491638</text:p>
          </table:table-cell>
          <table:table-cell/>
          <table:table-cell table:style-name="Default" office:value-type="float" office:value="1031.642" calcext:value-type="float">
            <text:p>1031.642</text:p>
          </table:table-cell>
          <table:table-cell table:style-name="Default" office:value-type="float" office:value="973.080690428947" calcext:value-type="float">
            <text:p>973.080690428947</text:p>
          </table:table-cell>
          <table:table-cell table:style-name="Default" office:value-type="float" office:value="379412" calcext:value-type="float">
            <text:p>379412</text:p>
          </table:table-cell>
          <table:table-cell table:style-name="Default" office:value-type="float" office:value="24.5186667442322" calcext:value-type="float">
            <text:p>24.5186667442322</text:p>
          </table:table-cell>
          <table:table-cell table:style-name="Default"/>
          <table:table-cell office:value-type="float" office:value="973.795" calcext:value-type="float">
            <text:p>973.795</text:p>
          </table:table-cell>
          <table:table-cell office:value-type="float" office:value="994004992" calcext:value-type="float">
            <text:p>994004992</text:p>
          </table:table-cell>
          <table:table-cell office:value-type="float" office:value="1000.05188298225" calcext:value-type="float">
            <text:p>1000.05188298225</text:p>
          </table:table-cell>
          <table:table-cell/>
          <table:table-cell table:formula="of:=[.B2]/[.G2]*100" office:value-type="float" office:value="100" calcext:value-type="float">
            <text:p>100</text:p>
          </table:table-cell>
          <table:table-cell table:formula="of:=[.C2]/[.H2]*100" office:value-type="float" office:value="100" calcext:value-type="float">
            <text:p>100</text:p>
          </table:table-cell>
          <table:table-cell table:formula="of:=[.D2]/[.I2]*100" office:value-type="float" office:value="98.4523420450592" calcext:value-type="float">
            <text:p>98.4523420450592</text:p>
          </table:table-cell>
          <table:table-cell table:formula="of:=[.E2]/[.J2]*100" office:value-type="float" office:value="87.1872878413856" calcext:value-type="float">
            <text:p>87.1872878413856</text:p>
          </table:table-cell>
          <table:table-cell/>
          <table:table-cell table:formula="of:=[.C2]/[.L2]*100" office:value-type="float" office:value="99.9266468228885" calcext:value-type="float">
            <text:p>99.9266468228885</text:p>
          </table:table-cell>
          <table:table-cell table:formula="of:=[.D2]/[.M2]*100" office:value-type="float" office:value="0.0375792881329916" calcext:value-type="float">
            <text:p>0.037579288132992</text:p>
          </table:table-cell>
          <table:table-cell table:formula="of:=[.E2]/[.N2]*100" office:value-type="float" office:value="2.13760514958635" calcext:value-type="float">
            <text:p>2.13760514958635</text:p>
          </table:table-cell>
        </table:table-row>
        <table:table-row table:style-name="ro1">
          <table:table-cell office:value-type="string" calcext:value-type="string">
            <text:p>210_4_16_4_0</text:p>
          </table:table-cell>
          <table:table-cell office:value-type="float" office:value="1987.768" calcext:value-type="float">
            <text:p>1987.768</text:p>
          </table:table-cell>
          <table:table-cell office:value-type="float" office:value="1912.47815924687" calcext:value-type="float">
            <text:p>1912.47815924687</text:p>
          </table:table-cell>
          <table:table-cell office:value-type="float" office:value="1243132" calcext:value-type="float">
            <text:p>1243132</text:p>
          </table:table-cell>
          <table:table-cell office:value-type="float" office:value="1988.47330260277" calcext:value-type="float">
            <text:p>1988.47330260277</text:p>
          </table:table-cell>
          <table:table-cell/>
          <table:table-cell table:style-name="Default" office:value-type="float" office:value="1897.333" calcext:value-type="float">
            <text:p>1897.333</text:p>
          </table:table-cell>
          <table:table-cell table:style-name="Default" office:value-type="float" office:value="1830.40901825692" calcext:value-type="float">
            <text:p>1830.40901825692</text:p>
          </table:table-cell>
          <table:table-cell table:style-name="Default" office:value-type="float" office:value="1166284" calcext:value-type="float">
            <text:p>1166284</text:p>
          </table:table-cell>
          <table:table-cell table:style-name="Default" office:value-type="float" office:value="1987.78959369659" calcext:value-type="float">
            <text:p>1987.78959369659</text:p>
          </table:table-cell>
          <table:table-cell table:style-name="Default"/>
          <table:table-cell office:value-type="float" office:value="1632.024" calcext:value-type="float">
            <text:p>1632.024</text:p>
          </table:table-cell>
          <table:table-cell office:value-type="float" office:value="3154423808" calcext:value-type="float">
            <text:p>3154423808</text:p>
          </table:table-cell>
          <table:table-cell office:value-type="float" office:value="2000.04423999786" calcext:value-type="float">
            <text:p>2000.04423999786</text:p>
          </table:table-cell>
          <table:table-cell/>
          <table:table-cell table:formula="of:=[.B3]/[.G3]*100" office:value-type="float" office:value="104.766427400989" calcext:value-type="float">
            <text:p>104.766427400989</text:p>
          </table:table-cell>
          <table:table-cell table:formula="of:=[.C3]/[.H3]*100" office:value-type="float" office:value="104.48365038477" calcext:value-type="float">
            <text:p>104.48365038477</text:p>
          </table:table-cell>
          <table:table-cell table:formula="of:=[.D3]/[.I3]*100" office:value-type="float" office:value="106.589132664085" calcext:value-type="float">
            <text:p>106.589132664085</text:p>
          </table:table-cell>
          <table:table-cell table:formula="of:=[.E3]/[.J3]*100" office:value-type="float" office:value="100.034395436436" calcext:value-type="float">
            <text:p>100.034395436436</text:p>
          </table:table-cell>
          <table:table-cell/>
          <table:table-cell table:formula="of:=[.C3]/[.L3]*100" office:value-type="float" office:value="117.184438417993" calcext:value-type="float">
            <text:p>117.184438417993</text:p>
          </table:table-cell>
          <table:table-cell table:formula="of:=[.D3]/[.M3]*100" office:value-type="float" office:value="0.0394091623594543" calcext:value-type="float">
            <text:p>0.039409162359454</text:p>
          </table:table-cell>
          <table:table-cell table:formula="of:=[.E3]/[.N3]*100" office:value-type="float" office:value="99.4214659274185" calcext:value-type="float">
            <text:p>99.4214659274185</text:p>
          </table:table-cell>
        </table:table-row>
        <table:table-row table:style-name="ro1">
          <table:table-cell table:style-name="ce2" office:value-type="string" calcext:value-type="string">
            <text:p>240_4_32_4_0</text:p>
          </table:table-cell>
          <table:table-cell table:style-name="ce2" office:value-type="float" office:value="2987.063" calcext:value-type="float">
            <text:p>2987.063</text:p>
          </table:table-cell>
          <table:table-cell table:style-name="ce2" office:value-type="float" office:value="2878.30960955558" calcext:value-type="float">
            <text:p>2878.30960955558</text:p>
          </table:table-cell>
          <table:table-cell table:style-name="ce2" office:value-type="float" office:value="2992480" calcext:value-type="float">
            <text:p>2992480</text:p>
          </table:table-cell>
          <table:table-cell table:style-name="ce2" office:value-type="float" office:value="4409.13806533813" calcext:value-type="float">
            <text:p>4409.13806533813</text:p>
          </table:table-cell>
          <table:table-cell table:style-name="ce2"/>
          <table:table-cell office:value-type="float" office:value="2991.444" calcext:value-type="float">
            <text:p>2991.444</text:p>
          </table:table-cell>
          <table:table-cell office:value-type="float" office:value="2891.05800875417" calcext:value-type="float">
            <text:p>2891.05800875417</text:p>
          </table:table-cell>
          <table:table-cell office:value-type="float" office:value="3076356" calcext:value-type="float">
            <text:p>3076356</text:p>
          </table:table-cell>
          <table:table-cell office:value-type="float" office:value="4403.22446870804" calcext:value-type="float">
            <text:p>4403.22446870804</text:p>
          </table:table-cell>
          <table:table-cell/>
          <table:table-cell office:value-type="float" office:value="2308.274" calcext:value-type="float">
            <text:p>2308.274</text:p>
          </table:table-cell>
          <table:table-cell office:value-type="float" office:value="6568144896" calcext:value-type="float">
            <text:p>6568144896</text:p>
          </table:table-cell>
          <table:table-cell office:value-type="float" office:value="4000.02611684799" calcext:value-type="float">
            <text:p>4000.02611684799</text:p>
          </table:table-cell>
          <table:table-cell/>
          <table:table-cell table:formula="of:=[.B4]/[.G4]*100" office:value-type="float" office:value="99.8535489883815" calcext:value-type="float">
            <text:p>99.8535489883815</text:p>
          </table:table-cell>
          <table:table-cell table:formula="of:=[.C4]/[.H4]*100" office:value-type="float" office:value="99.5590403527018" calcext:value-type="float">
            <text:p>99.5590403527018</text:p>
          </table:table-cell>
          <table:table-cell table:formula="of:=[.D4]/[.I4]*100" office:value-type="float" office:value="97.2735275111203" calcext:value-type="float">
            <text:p>97.2735275111203</text:p>
          </table:table-cell>
          <table:table-cell table:formula="of:=[.E4]/[.J4]*100" office:value-type="float" office:value="100.134301502731" calcext:value-type="float">
            <text:p>100.134301502731</text:p>
          </table:table-cell>
          <table:table-cell/>
          <table:table-cell table:formula="of:=[.C4]/[.L4]*100" office:value-type="float" office:value="124.695318214197" calcext:value-type="float">
            <text:p>124.695318214197</text:p>
          </table:table-cell>
          <table:table-cell table:formula="of:=[.D4]/[.M4]*100" office:value-type="float" office:value="0.0455605052474165" calcext:value-type="float">
            <text:p>0.045560505247417</text:p>
          </table:table-cell>
          <table:table-cell table:formula="of:=[.E4]/[.N4]*100" office:value-type="float" office:value="110.227731933224" calcext:value-type="float">
            <text:p>110.227731933224</text:p>
          </table:table-cell>
        </table:table-row>
        <table:table-row table:style-name="ro1">
          <table:table-cell table:style-name="ce2" office:value-type="string" calcext:value-type="string">
            <text:p>300_8_32_4_0</text:p>
          </table:table-cell>
          <table:table-cell table:style-name="ce2" office:value-type="float" office:value="3275.872" calcext:value-type="float">
            <text:p>3275.872</text:p>
          </table:table-cell>
          <table:table-cell table:style-name="ce2" office:value-type="float" office:value="3158.75394774787" calcext:value-type="float">
            <text:p>3158.75394774787</text:p>
          </table:table-cell>
          <table:table-cell table:style-name="ce2" office:value-type="float" office:value="6881072" calcext:value-type="float">
            <text:p>6881072</text:p>
          </table:table-cell>
          <table:table-cell table:style-name="ce2" office:value-type="float" office:value="9397.13257789612" calcext:value-type="float">
            <text:p>9397.13257789612</text:p>
          </table:table-cell>
          <table:table-cell table:style-name="ce2"/>
          <table:table-cell office:value-type="float" office:value="3701.712" calcext:value-type="float">
            <text:p>3701.712</text:p>
          </table:table-cell>
          <table:table-cell office:value-type="float" office:value="3592.95951738294" calcext:value-type="float">
            <text:p>3592.95951738294</text:p>
          </table:table-cell>
          <table:table-cell office:value-type="float" office:value="6232332" calcext:value-type="float">
            <text:p>6232332</text:p>
          </table:table-cell>
          <table:table-cell office:value-type="float" office:value="22308.7925345898" calcext:value-type="float">
            <text:p>22308.7925345898</text:p>
          </table:table-cell>
          <table:table-cell/>
          <table:table-cell office:value-type="float" office:value="3484.276" calcext:value-type="float">
            <text:p>3484.276</text:p>
          </table:table-cell>
          <table:table-cell office:value-type="float" office:value="30984990720" calcext:value-type="float">
            <text:p>30984990720</text:p>
          </table:table-cell>
          <table:table-cell office:value-type="float" office:value="8000.06280899048" calcext:value-type="float">
            <text:p>8000.06280899048</text:p>
          </table:table-cell>
          <table:table-cell/>
          <table:table-cell table:formula="of:=[.B5]/[.G5]*100" office:value-type="float" office:value="88.4961336808482" calcext:value-type="float">
            <text:p>88.4961336808482</text:p>
          </table:table-cell>
          <table:table-cell table:formula="of:=[.C5]/[.H5]*100" office:value-type="float" office:value="87.9150998630972" calcext:value-type="float">
            <text:p>87.9150998630972</text:p>
          </table:table-cell>
          <table:table-cell table:formula="of:=[.D5]/[.I5]*100" office:value-type="float" office:value="110.40926574515" calcext:value-type="float">
            <text:p>110.40926574515</text:p>
          </table:table-cell>
          <table:table-cell table:formula="of:=[.E5]/[.J5]*100" office:value-type="float" office:value="42.1229995452504" calcext:value-type="float">
            <text:p>42.1229995452504</text:p>
          </table:table-cell>
          <table:table-cell/>
          <table:table-cell table:formula="of:=[.C5]/[.L5]*100" office:value-type="float" office:value="90.6573976271647" calcext:value-type="float">
            <text:p>90.6573976271647</text:p>
          </table:table-cell>
          <table:table-cell table:formula="of:=[.D5]/[.M5]*100" office:value-type="float" office:value="0.0222077587893497" calcext:value-type="float">
            <text:p>0.02220775878935</text:p>
          </table:table-cell>
          <table:table-cell table:formula="of:=[.E5]/[.N5]*100" office:value-type="float" office:value="117.4632350053" calcext:value-type="float">
            <text:p>117.4632350053</text:p>
          </table:table-cell>
        </table:table-row>
        <table:table-row table:style-name="ro1">
          <table:table-cell table:style-name="ce2" office:value-type="string" calcext:value-type="string">
            <text:p>330_16_32_4_0</text:p>
          </table:table-cell>
          <table:table-cell table:style-name="ce2" office:value-type="float" office:value="1164.725" calcext:value-type="float">
            <text:p>1164.725</text:p>
          </table:table-cell>
          <table:table-cell table:style-name="ce2" office:value-type="float" office:value="1122.89652376863" calcext:value-type="float">
            <text:p>1122.89652376863</text:p>
          </table:table-cell>
          <table:table-cell table:style-name="ce2" office:value-type="float" office:value="9850636" calcext:value-type="float">
            <text:p>9850636</text:p>
          </table:table-cell>
          <table:table-cell table:style-name="ce2" office:value-type="float" office:value="1397.70357060432" calcext:value-type="float">
            <text:p>1397.70357060432</text:p>
          </table:table-cell>
          <table:table-cell table:style-name="ce2"/>
          <table:table-cell office:value-type="float" office:value="907.556" calcext:value-type="float">
            <text:p>907.556</text:p>
          </table:table-cell>
          <table:table-cell office:value-type="float" office:value="874.094424722267" calcext:value-type="float">
            <text:p>874.094424722267</text:p>
          </table:table-cell>
          <table:table-cell office:value-type="float" office:value="9870020" calcext:value-type="float">
            <text:p>9870020</text:p>
          </table:table-cell>
          <table:table-cell office:value-type="float" office:value="1329.76742005348" calcext:value-type="float">
            <text:p>1329.76742005348</text:p>
          </table:table-cell>
          <table:table-cell/>
          <table:table-cell office:value-type="float" office:value="709.87" calcext:value-type="float">
            <text:p>709.87</text:p>
          </table:table-cell>
          <table:table-cell office:value-type="float" office:value="31992946688" calcext:value-type="float">
            <text:p>31992946688</text:p>
          </table:table-cell>
          <table:table-cell office:value-type="float" office:value="16000.0848031044" calcext:value-type="float">
            <text:p>16000.0848031044</text:p>
          </table:table-cell>
          <table:table-cell/>
          <table:table-cell table:formula="of:=[.B6]/[.G6]*100" office:value-type="float" office:value="128.336433233872" calcext:value-type="float">
            <text:p>128.336433233872</text:p>
          </table:table-cell>
          <table:table-cell table:formula="of:=[.C6]/[.H6]*100" office:value-type="float" office:value="128.463984211479" calcext:value-type="float">
            <text:p>128.463984211479</text:p>
          </table:table-cell>
          <table:table-cell table:formula="of:=[.D6]/[.I6]*100" office:value-type="float" office:value="99.8036072875232" calcext:value-type="float">
            <text:p>99.8036072875232</text:p>
          </table:table-cell>
          <table:table-cell table:formula="of:=[.E6]/[.J6]*100" office:value-type="float" office:value="105.108874644268" calcext:value-type="float">
            <text:p>105.108874644268</text:p>
          </table:table-cell>
          <table:table-cell/>
          <table:table-cell table:formula="of:=[.C6]/[.L6]*100" office:value-type="float" office:value="158.183403125732" calcext:value-type="float">
            <text:p>158.183403125732</text:p>
          </table:table-cell>
          <table:table-cell table:formula="of:=[.D6]/[.M6]*100" office:value-type="float" office:value="0.0307900241139551" calcext:value-type="float">
            <text:p>0.030790024113955</text:p>
          </table:table-cell>
          <table:table-cell table:formula="of:=[.E6]/[.N6]*100" office:value-type="float" office:value="8.73560101589672" calcext:value-type="float">
            <text:p>8.73560101589672</text:p>
          </table:table-cell>
        </table:table-row>
        <table:table-row table:style-name="ro1">
          <table:table-cell office:value-type="string" calcext:value-type="string">
            <text:p>360_4_8_8_0</text:p>
          </table:table-cell>
          <table:table-cell office:value-type="float" office:value="1367.743" calcext:value-type="float">
            <text:p>1367.743</text:p>
          </table:table-cell>
          <table:table-cell office:value-type="float" office:value="1233.88307221538" calcext:value-type="float">
            <text:p>1233.88307221538</text:p>
          </table:table-cell>
          <table:table-cell office:value-type="float" office:value="576080" calcext:value-type="float">
            <text:p>576080</text:p>
          </table:table-cell>
          <table:table-cell office:value-type="float" office:value="47.1256413459778" calcext:value-type="float">
            <text:p>47.1256413459778</text:p>
          </table:table-cell>
          <table:table-cell/>
          <table:table-cell table:style-name="Default" office:value-type="float" office:value="1302.304" calcext:value-type="float">
            <text:p>1302.304</text:p>
          </table:table-cell>
          <table:table-cell table:style-name="Default" office:value-type="float" office:value="1176.81123268533" calcext:value-type="float">
            <text:p>1176.81123268533</text:p>
          </table:table-cell>
          <table:table-cell table:style-name="Default" office:value-type="float" office:value="560224" calcext:value-type="float">
            <text:p>560224</text:p>
          </table:table-cell>
          <table:table-cell table:style-name="Default" office:value-type="float" office:value="35.8030023574829" calcext:value-type="float">
            <text:p>35.8030023574829</text:p>
          </table:table-cell>
          <table:table-cell table:style-name="Default"/>
          <table:table-cell office:value-type="float" office:value="884.187" calcext:value-type="float">
            <text:p>884.187</text:p>
          </table:table-cell>
          <table:table-cell office:value-type="float" office:value="350363648" calcext:value-type="float">
            <text:p>350363648</text:p>
          </table:table-cell>
          <table:table-cell office:value-type="float" office:value="164.446065187454" calcext:value-type="float">
            <text:p>164.446065187454</text:p>
          </table:table-cell>
          <table:table-cell/>
          <table:table-cell table:formula="of:=[.B7]/[.G7]*100" office:value-type="float" office:value="105.024863626312" calcext:value-type="float">
            <text:p>105.024863626312</text:p>
          </table:table-cell>
          <table:table-cell table:formula="of:=[.C7]/[.H7]*100" office:value-type="float" office:value="104.849702139554" calcext:value-type="float">
            <text:p>104.849702139554</text:p>
          </table:table-cell>
          <table:table-cell table:formula="of:=[.D7]/[.I7]*100" office:value-type="float" office:value="102.830296452847" calcext:value-type="float">
            <text:p>102.830296452847</text:p>
          </table:table-cell>
          <table:table-cell table:formula="of:=[.E7]/[.J7]*100" office:value-type="float" office:value="131.624831000042" calcext:value-type="float">
            <text:p>131.624831000042</text:p>
          </table:table-cell>
          <table:table-cell/>
          <table:table-cell table:formula="of:=[.C7]/[.L7]*100" office:value-type="float" office:value="139.550012861011" calcext:value-type="float">
            <text:p>139.550012861011</text:p>
          </table:table-cell>
          <table:table-cell table:formula="of:=[.D7]/[.M7]*100" office:value-type="float" office:value="0.164423450688583" calcext:value-type="float">
            <text:p>0.164423450688583</text:p>
          </table:table-cell>
          <table:table-cell table:formula="of:=[.E7]/[.N7]*100" office:value-type="float" office:value="28.6572021606347" calcext:value-type="float">
            <text:p>28.6572021606347</text:p>
          </table:table-cell>
        </table:table-row>
        <table:table-row table:style-name="ro1">
          <table:table-cell office:value-type="string" calcext:value-type="string">
            <text:p>390_4_16_8_0</text:p>
          </table:table-cell>
          <table:table-cell office:value-type="float" office:value="1828.539" calcext:value-type="float">
            <text:p>1828.539</text:p>
          </table:table-cell>
          <table:table-cell office:value-type="float" office:value="1615.57939554578" calcext:value-type="float">
            <text:p>1615.57939554578</text:p>
          </table:table-cell>
          <table:table-cell office:value-type="float" office:value="1801764" calcext:value-type="float">
            <text:p>1801764</text:p>
          </table:table-cell>
          <table:table-cell office:value-type="float" office:value="2416.51238393784" calcext:value-type="float">
            <text:p>2416.51238393784</text:p>
          </table:table-cell>
          <table:table-cell/>
          <table:table-cell table:style-name="Default" office:value-type="float" office:value="2029.162" calcext:value-type="float">
            <text:p>2029.162</text:p>
          </table:table-cell>
          <table:table-cell table:style-name="Default" office:value-type="float" office:value="1794.90841565489" calcext:value-type="float">
            <text:p>1794.90841565489</text:p>
          </table:table-cell>
          <table:table-cell table:style-name="Default" office:value-type="float" office:value="2189940" calcext:value-type="float">
            <text:p>2189940</text:p>
          </table:table-cell>
          <table:table-cell table:style-name="Default" office:value-type="float" office:value="2915.41746807098" calcext:value-type="float">
            <text:p>2915.41746807098</text:p>
          </table:table-cell>
          <table:table-cell table:style-name="Default"/>
          <table:table-cell office:value-type="float" office:value="1422.858" calcext:value-type="float">
            <text:p>1422.858</text:p>
          </table:table-cell>
          <table:table-cell office:value-type="float" office:value="3528024064" calcext:value-type="float">
            <text:p>3528024064</text:p>
          </table:table-cell>
          <table:table-cell office:value-type="float" office:value="3000.01709699631" calcext:value-type="float">
            <text:p>3000.01709699631</text:p>
          </table:table-cell>
          <table:table-cell/>
          <table:table-cell table:formula="of:=[.B8]/[.G8]*100" office:value-type="float" office:value="90.1130121695557" calcext:value-type="float">
            <text:p>90.1130121695557</text:p>
          </table:table-cell>
          <table:table-cell table:formula="of:=[.C8]/[.H8]*100" office:value-type="float" office:value="90.0090155829107" calcext:value-type="float">
            <text:p>90.0090155829107</text:p>
          </table:table-cell>
          <table:table-cell table:formula="of:=[.D8]/[.I8]*100" office:value-type="float" office:value="82.274582865284" calcext:value-type="float">
            <text:p>82.274582865284</text:p>
          </table:table-cell>
          <table:table-cell table:formula="of:=[.E8]/[.J8]*100" office:value-type="float" office:value="82.8873535403748" calcext:value-type="float">
            <text:p>82.8873535403748</text:p>
          </table:table-cell>
          <table:table-cell/>
          <table:table-cell table:formula="of:=[.C8]/[.L8]*100" office:value-type="float" office:value="113.544668234341" calcext:value-type="float">
            <text:p>113.544668234341</text:p>
          </table:table-cell>
          <table:table-cell table:formula="of:=[.D8]/[.M8]*100" office:value-type="float" office:value="0.0510700598214514" calcext:value-type="float">
            <text:p>0.051070059821451</text:p>
          </table:table-cell>
          <table:table-cell table:formula="of:=[.E8]/[.N8]*100" office:value-type="float" office:value="80.5499537438405" calcext:value-type="float">
            <text:p>80.5499537438405</text:p>
          </table:table-cell>
        </table:table-row>
        <table:table-row table:style-name="ro1">
          <table:table-cell table:style-name="ce2" office:value-type="string" calcext:value-type="string">
            <text:p>480_8_32_8_0</text:p>
          </table:table-cell>
          <table:table-cell table:style-name="ce2" office:value-type="float" office:value="3433.682" calcext:value-type="float">
            <text:p>3433.682</text:p>
          </table:table-cell>
          <table:table-cell table:style-name="ce2" office:value-type="float" office:value="3015.3683867049" calcext:value-type="float">
            <text:p>3015.3683867049</text:p>
          </table:table-cell>
          <table:table-cell table:style-name="ce2" office:value-type="float" office:value="12194860" calcext:value-type="float">
            <text:p>12194860</text:p>
          </table:table-cell>
          <table:table-cell table:style-name="ce2" office:value-type="float" office:value="14590.2112967968" calcext:value-type="float">
            <text:p>14590.2112967968</text:p>
          </table:table-cell>
          <table:table-cell table:style-name="ce2"/>
          <table:table-cell office:value-type="float" office:value="3222.386" calcext:value-type="float">
            <text:p>3222.386</text:p>
          </table:table-cell>
          <table:table-cell office:value-type="float" office:value="2769.20087439459" calcext:value-type="float">
            <text:p>2769.20087439459</text:p>
          </table:table-cell>
          <table:table-cell office:value-type="float" office:value="9701720" calcext:value-type="float">
            <text:p>9701720</text:p>
          </table:table-cell>
          <table:table-cell office:value-type="float" office:value="12597.7229914665" calcext:value-type="float">
            <text:p>12597.722991466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formula="of:=[.B9]/[.G9]*100" office:value-type="float" office:value="106.557128785937" calcext:value-type="float">
            <text:p>106.557128785937</text:p>
          </table:table-cell>
          <table:table-cell table:formula="of:=[.C9]/[.H9]*100" office:value-type="float" office:value="108.88947835408" calcext:value-type="float">
            <text:p>108.88947835408</text:p>
          </table:table-cell>
          <table:table-cell table:formula="of:=[.D9]/[.I9]*100" office:value-type="float" office:value="125.697917482673" calcext:value-type="float">
            <text:p>125.697917482673</text:p>
          </table:table-cell>
          <table:table-cell table:formula="of:=[.E9]/[.J9]*100" office:value-type="float" office:value="115.816257483039" calcext:value-type="float">
            <text:p>115.816257483039</text:p>
          </table:table-cell>
          <table:table-cell/>
          <table:table-cell table:formula="of:=[.C9]/[.L9]*100" office:value-type="string" office:string-value="" calcext:value-type="error">
            <text:p>#DIV/0!</text:p>
          </table:table-cell>
          <table:table-cell table:formula="of:=[.D9]/[.M9]*100" office:value-type="string" office:string-value="" calcext:value-type="error">
            <text:p>#DIV/0!</text:p>
          </table:table-cell>
          <table:table-cell table:formula="of:=[.E9]/[.N9]*100" office:value-type="string" office:string-value="" calcext:value-type="error">
            <text:p>#DIV/0!</text:p>
          </table:table-cell>
        </table:table-row>
        <table:table-row table:style-name="ro1">
          <table:table-cell table:style-name="ce2" office:value-type="string" calcext:value-type="string">
            <text:p>510_16_32_8_0</text:p>
          </table:table-cell>
          <table:table-cell table:style-name="ce2" office:value-type="float" office:value="2042.935" calcext:value-type="float">
            <text:p>2042.935</text:p>
          </table:table-cell>
          <table:table-cell table:style-name="ce2" office:value-type="float" office:value="1817.04573717632" calcext:value-type="float">
            <text:p>1817.04573717632</text:p>
          </table:table-cell>
          <table:table-cell table:style-name="ce2" office:value-type="float" office:value="13255704" calcext:value-type="float">
            <text:p>13255704</text:p>
          </table:table-cell>
          <table:table-cell table:style-name="ce2" office:value-type="float" office:value="3068.23895144463" calcext:value-type="float">
            <text:p>3068.23895144463</text:p>
          </table:table-cell>
          <table:table-cell table:style-name="ce2"/>
          <table:table-cell office:value-type="float" office:value="1482.854" calcext:value-type="float">
            <text:p>1482.854</text:p>
          </table:table-cell>
          <table:table-cell office:value-type="float" office:value="1332.26286912207" calcext:value-type="float">
            <text:p>1332.26286912207</text:p>
          </table:table-cell>
          <table:table-cell office:value-type="float" office:value="12996636" calcext:value-type="float">
            <text:p>12996636</text:p>
          </table:table-cell>
          <table:table-cell office:value-type="float" office:value="3040.48914694786" calcext:value-type="float">
            <text:p>3040.48914694786</text:p>
          </table:table-cell>
          <table:table-cell/>
          <table:table-cell office:value-type="float" office:value="836.043" calcext:value-type="float">
            <text:p>836.043</text:p>
          </table:table-cell>
          <table:table-cell office:value-type="float" office:value="48915185664" calcext:value-type="float">
            <text:p>48915185664</text:p>
          </table:table-cell>
          <table:table-cell office:value-type="float" office:value="24000.0439291" calcext:value-type="float">
            <text:p>24000.0439291</text:p>
          </table:table-cell>
          <table:table-cell/>
          <table:table-cell table:formula="of:=[.B10]/[.G10]*100" office:value-type="float" office:value="137.770475043396" calcext:value-type="float">
            <text:p>137.770475043396</text:p>
          </table:table-cell>
          <table:table-cell table:formula="of:=[.C10]/[.H10]*100" office:value-type="float" office:value="136.387929085925" calcext:value-type="float">
            <text:p>136.387929085925</text:p>
          </table:table-cell>
          <table:table-cell table:formula="of:=[.D10]/[.I10]*100" office:value-type="float" office:value="101.993346585993" calcext:value-type="float">
            <text:p>101.993346585993</text:p>
          </table:table-cell>
          <table:table-cell table:formula="of:=[.E10]/[.J10]*100" office:value-type="float" office:value="100.91267566354" calcext:value-type="float">
            <text:p>100.91267566354</text:p>
          </table:table-cell>
          <table:table-cell/>
          <table:table-cell table:formula="of:=[.C10]/[.L10]*100" office:value-type="float" office:value="217.338789652724" calcext:value-type="float">
            <text:p>217.338789652724</text:p>
          </table:table-cell>
          <table:table-cell table:formula="of:=[.D10]/[.M10]*100" office:value-type="float" office:value="0.0270993635617656" calcext:value-type="float">
            <text:p>0.027099363561766</text:p>
          </table:table-cell>
          <table:table-cell table:formula="of:=[.E10]/[.N10]*100" office:value-type="float" office:value="12.784305564226" calcext:value-type="float">
            <text:p>12.784305564226</text:p>
          </table:table-cell>
        </table:table-row>
        <table:table-row table:style-name="ro1">
          <table:table-cell office:value-type="string" calcext:value-type="string">
            <text:p>181_4_8_4_1</text:p>
          </table:table-cell>
          <table:table-cell office:value-type="float" office:value="696.911" calcext:value-type="float">
            <text:p>696.911</text:p>
          </table:table-cell>
          <table:table-cell office:value-type="float" office:value="671.815632301246" calcext:value-type="float">
            <text:p>671.815632301246</text:p>
          </table:table-cell>
          <table:table-cell office:value-type="float" office:value="377988" calcext:value-type="float">
            <text:p>377988</text:p>
          </table:table-cell>
          <table:table-cell office:value-type="float" office:value="9.20216727256775" calcext:value-type="float">
            <text:p>9.20216727256775</text:p>
          </table:table-cell>
          <table:table-cell/>
          <table:table-cell table:style-name="Default" office:value-type="float" office:value="696.911" calcext:value-type="float">
            <text:p>696.911</text:p>
          </table:table-cell>
          <table:table-cell table:style-name="Default" office:value-type="float" office:value="671.815632301246" calcext:value-type="float">
            <text:p>671.815632301246</text:p>
          </table:table-cell>
          <table:table-cell table:style-name="Default" office:value-type="float" office:value="373984" calcext:value-type="float">
            <text:p>373984</text:p>
          </table:table-cell>
          <table:table-cell table:style-name="Default" office:value-type="float" office:value="8.20265650749207" calcext:value-type="float">
            <text:p>8.20265650749207</text:p>
          </table:table-cell>
          <table:table-cell table:style-name="Default"/>
          <table:table-cell office:value-type="float" office:value="514.065" calcext:value-type="float">
            <text:p>514.065</text:p>
          </table:table-cell>
          <table:table-cell office:value-type="float" office:value="709832704" calcext:value-type="float">
            <text:p>709832704</text:p>
          </table:table-cell>
          <table:table-cell office:value-type="float" office:value="1000.02041387558" calcext:value-type="float">
            <text:p>1000.02041387558</text:p>
          </table:table-cell>
          <table:table-cell/>
          <table:table-cell table:formula="of:=[.B11]/[.G11]*100" office:value-type="float" office:value="100" calcext:value-type="float">
            <text:p>100</text:p>
          </table:table-cell>
          <table:table-cell table:formula="of:=[.C11]/[.H11]*100" office:value-type="float" office:value="100" calcext:value-type="float">
            <text:p>100</text:p>
          </table:table-cell>
          <table:table-cell table:formula="of:=[.D11]/[.I11]*100" office:value-type="float" office:value="101.07063403782" calcext:value-type="float">
            <text:p>101.07063403782</text:p>
          </table:table-cell>
          <table:table-cell table:formula="of:=[.E11]/[.J11]*100" office:value-type="float" office:value="112.185208098898" calcext:value-type="float">
            <text:p>112.185208098898</text:p>
          </table:table-cell>
          <table:table-cell/>
          <table:table-cell table:formula="of:=[.C11]/[.L11]*100" office:value-type="float" office:value="130.686903854813" calcext:value-type="float">
            <text:p>130.686903854813</text:p>
          </table:table-cell>
          <table:table-cell table:formula="of:=[.D11]/[.M11]*100" office:value-type="float" office:value="0.0532502937480886" calcext:value-type="float">
            <text:p>0.053250293748089</text:p>
          </table:table-cell>
          <table:table-cell table:formula="of:=[.E11]/[.N11]*100" office:value-type="float" office:value="0.920197942450469" calcext:value-type="float">
            <text:p>0.920197942450469</text:p>
          </table:table-cell>
        </table:table-row>
        <table:table-row table:style-name="ro1">
          <table:table-cell office:value-type="string" calcext:value-type="string">
            <text:p>211_4_16_4_1</text:p>
          </table:table-cell>
          <table:table-cell office:value-type="float" office:value="1620.841" calcext:value-type="float">
            <text:p>1620.841</text:p>
          </table:table-cell>
          <table:table-cell office:value-type="float" office:value="1557.62762757597" calcext:value-type="float">
            <text:p>1557.62762757597</text:p>
          </table:table-cell>
          <table:table-cell office:value-type="float" office:value="2473712" calcext:value-type="float">
            <text:p>2473712</text:p>
          </table:table-cell>
          <table:table-cell office:value-type="float" office:value="1984.23412275314" calcext:value-type="float">
            <text:p>1984.23412275314</text:p>
          </table:table-cell>
          <table:table-cell/>
          <table:table-cell table:style-name="Default" office:value-type="float" office:value="1705.517" calcext:value-type="float">
            <text:p>1705.517</text:p>
          </table:table-cell>
          <table:table-cell table:style-name="Default" office:value-type="float" office:value="1638.59253932974" calcext:value-type="float">
            <text:p>1638.59253932974</text:p>
          </table:table-cell>
          <table:table-cell table:style-name="Default" office:value-type="float" office:value="1476512" calcext:value-type="float">
            <text:p>1476512</text:p>
          </table:table-cell>
          <table:table-cell table:style-name="Default" office:value-type="float" office:value="1970.62525010109" calcext:value-type="float">
            <text:p>1970.62525010109</text:p>
          </table:table-cell>
          <table:table-cell table:style-name="Default"/>
          <table:table-cell office:value-type="float" office:value="1509.585" calcext:value-type="float">
            <text:p>1509.585</text:p>
          </table:table-cell>
          <table:table-cell office:value-type="float" office:value="1818337280" calcext:value-type="float">
            <text:p>1818337280</text:p>
          </table:table-cell>
          <table:table-cell office:value-type="float" office:value="2000.02061605453" calcext:value-type="float">
            <text:p>2000.02061605453</text:p>
          </table:table-cell>
          <table:table-cell/>
          <table:table-cell table:formula="of:=[.B12]/[.G12]*100" office:value-type="float" office:value="95.0351711533805" calcext:value-type="float">
            <text:p>95.0351711533805</text:p>
          </table:table-cell>
          <table:table-cell table:formula="of:=[.C12]/[.H12]*100" office:value-type="float" office:value="95.0588746249941" calcext:value-type="float">
            <text:p>95.0588746249941</text:p>
          </table:table-cell>
          <table:table-cell table:formula="of:=[.D12]/[.I12]*100" office:value-type="float" office:value="167.537547950846" calcext:value-type="float">
            <text:p>167.537547950846</text:p>
          </table:table-cell>
          <table:table-cell table:formula="of:=[.E12]/[.J12]*100" office:value-type="float" office:value="100.690586535992" calcext:value-type="float">
            <text:p>100.690586535992</text:p>
          </table:table-cell>
          <table:table-cell/>
          <table:table-cell table:formula="of:=[.C12]/[.L12]*100" office:value-type="float" office:value="103.182505627438" calcext:value-type="float">
            <text:p>103.182505627438</text:p>
          </table:table-cell>
          <table:table-cell table:formula="of:=[.D12]/[.M12]*100" office:value-type="float" office:value="0.136042527819701" calcext:value-type="float">
            <text:p>0.136042527819701</text:p>
          </table:table-cell>
          <table:table-cell table:formula="of:=[.E12]/[.N12]*100" office:value-type="float" office:value="99.210683471227" calcext:value-type="float">
            <text:p>99.210683471227</text:p>
          </table:table-cell>
        </table:table-row>
        <table:table-row table:style-name="ro1">
          <table:table-cell table:style-name="ce2" office:value-type="string" calcext:value-type="string">
            <text:p>241_4_32_4_1</text:p>
          </table:table-cell>
          <table:table-cell table:style-name="ce2" office:value-type="float" office:value="3191.835" calcext:value-type="float">
            <text:p>3191.835</text:p>
          </table:table-cell>
          <table:table-cell table:style-name="ce2" office:value-type="float" office:value="3116.55012186906" calcext:value-type="float">
            <text:p>3116.55012186906</text:p>
          </table:table-cell>
          <table:table-cell table:style-name="ce2" office:value-type="float" office:value="3394448" calcext:value-type="float">
            <text:p>3394448</text:p>
          </table:table-cell>
          <table:table-cell table:style-name="ce2" office:value-type="float" office:value="11242.9032354355" calcext:value-type="float">
            <text:p>11242.9032354355</text:p>
          </table:table-cell>
          <table:table-cell table:style-name="ce2"/>
          <table:table-cell office:value-type="float" office:value="2958.716" calcext:value-type="float">
            <text:p>2958.716</text:p>
          </table:table-cell>
          <table:table-cell office:value-type="float" office:value="2883.4279878898" calcext:value-type="float">
            <text:p>2883.4279878898</text:p>
          </table:table-cell>
          <table:table-cell office:value-type="float" office:value="2634156" calcext:value-type="float">
            <text:p>2634156</text:p>
          </table:table-cell>
          <table:table-cell office:value-type="float" office:value="4195.18937110901" calcext:value-type="float">
            <text:p>4195.18937110901</text:p>
          </table:table-cell>
          <table:table-cell/>
          <table:table-cell office:value-type="float" office:value="2806.189" calcext:value-type="float">
            <text:p>2806.189</text:p>
          </table:table-cell>
          <table:table-cell office:value-type="float" office:value="9202647040" calcext:value-type="float">
            <text:p>9202647040</text:p>
          </table:table-cell>
          <table:table-cell office:value-type="float" office:value="4000.07448792458" calcext:value-type="float">
            <text:p>4000.07448792458</text:p>
          </table:table-cell>
          <table:table-cell/>
          <table:table-cell table:formula="of:=[.B13]/[.G13]*100" office:value-type="float" office:value="107.879059700221" calcext:value-type="float">
            <text:p>107.879059700221</text:p>
          </table:table-cell>
          <table:table-cell table:formula="of:=[.C13]/[.H13]*100" office:value-type="float" office:value="108.084895303727" calcext:value-type="float">
            <text:p>108.084895303727</text:p>
          </table:table-cell>
          <table:table-cell table:formula="of:=[.D13]/[.I13]*100" office:value-type="float" office:value="128.862831206656" calcext:value-type="float">
            <text:p>128.862831206656</text:p>
          </table:table-cell>
          <table:table-cell table:formula="of:=[.E13]/[.J13]*100" office:value-type="float" office:value="267.995130633719" calcext:value-type="float">
            <text:p>267.995130633719</text:p>
          </table:table-cell>
          <table:table-cell/>
          <table:table-cell table:formula="of:=[.C13]/[.L13]*100" office:value-type="float" office:value="111.059879497392" calcext:value-type="float">
            <text:p>111.059879497392</text:p>
          </table:table-cell>
          <table:table-cell table:formula="of:=[.D13]/[.M13]*100" office:value-type="float" office:value="0.0368855611352448" calcext:value-type="float">
            <text:p>0.036885561135245</text:p>
          </table:table-cell>
          <table:table-cell table:formula="of:=[.E13]/[.N13]*100" office:value-type="float" office:value="281.067346855054" calcext:value-type="float">
            <text:p>281.067346855054</text:p>
          </table:table-cell>
        </table:table-row>
        <table:table-row table:style-name="ro1">
          <table:table-cell table:style-name="ce2" office:value-type="string" calcext:value-type="string">
            <text:p>301_8_32_4_1</text:p>
          </table:table-cell>
          <table:table-cell table:style-name="ce2" office:value-type="float" office:value="2841.527" calcext:value-type="float">
            <text:p>2841.527</text:p>
          </table:table-cell>
          <table:table-cell table:style-name="ce2" office:value-type="float" office:value="2741.13934679317" calcext:value-type="float">
            <text:p>2741.13934679317</text:p>
          </table:table-cell>
          <table:table-cell table:style-name="ce2" office:value-type="float" office:value="7158944" calcext:value-type="float">
            <text:p>7158944</text:p>
          </table:table-cell>
          <table:table-cell table:style-name="ce2" office:value-type="float" office:value="8974.05560946465" calcext:value-type="float">
            <text:p>8974.05560946465</text:p>
          </table:table-cell>
          <table:table-cell table:style-name="ce2"/>
          <table:table-cell office:value-type="float" office:value="3134.708" calcext:value-type="float">
            <text:p>3134.708</text:p>
          </table:table-cell>
          <table:table-cell office:value-type="float" office:value="3025.95462197518" calcext:value-type="float">
            <text:p>3025.95462197518</text:p>
          </table:table-cell>
          <table:table-cell office:value-type="float" office:value="7233836" calcext:value-type="float">
            <text:p>7233836</text:p>
          </table:table-cell>
          <table:table-cell office:value-type="float" office:value="37599.6679785252" calcext:value-type="float">
            <text:p>37599.6679785252</text:p>
          </table:table-cell>
          <table:table-cell/>
          <table:table-cell office:value-type="float" office:value="1912.605" calcext:value-type="float">
            <text:p>1912.605</text:p>
          </table:table-cell>
          <table:table-cell office:value-type="float" office:value="13227778048" calcext:value-type="float">
            <text:p>13227778048</text:p>
          </table:table-cell>
          <table:table-cell office:value-type="float" office:value="8000.0462179184" calcext:value-type="float">
            <text:p>8000.0462179184</text:p>
          </table:table-cell>
          <table:table-cell/>
          <table:table-cell table:formula="of:=[.B14]/[.G14]*100" office:value-type="float" office:value="90.6472628391544" calcext:value-type="float">
            <text:p>90.6472628391544</text:p>
          </table:table-cell>
          <table:table-cell table:formula="of:=[.C14]/[.H14]*100" office:value-type="float" office:value="90.5875893473874" calcext:value-type="float">
            <text:p>90.5875893473874</text:p>
          </table:table-cell>
          <table:table-cell table:formula="of:=[.D14]/[.I14]*100" office:value-type="float" office:value="98.9646986743963" calcext:value-type="float">
            <text:p>98.9646986743963</text:p>
          </table:table-cell>
          <table:table-cell table:formula="of:=[.E14]/[.J14]*100" office:value-type="float" office:value="23.8673799316263" calcext:value-type="float">
            <text:p>23.8673799316263</text:p>
          </table:table-cell>
          <table:table-cell/>
          <table:table-cell table:formula="of:=[.C14]/[.L14]*100" office:value-type="float" office:value="143.319679013344" calcext:value-type="float">
            <text:p>143.319679013344</text:p>
          </table:table-cell>
          <table:table-cell table:formula="of:=[.D14]/[.M14]*100" office:value-type="float" office:value="0.05412053312372" calcext:value-type="float">
            <text:p>0.05412053312372</text:p>
          </table:table-cell>
          <table:table-cell table:formula="of:=[.E14]/[.N14]*100" office:value-type="float" office:value="112.175047056162" calcext:value-type="float">
            <text:p>112.175047056162</text:p>
          </table:table-cell>
        </table:table-row>
        <table:table-row table:style-name="ro1">
          <table:table-cell table:style-name="ce2" office:value-type="string" calcext:value-type="string">
            <text:p>331_16_32_4_1</text:p>
          </table:table-cell>
          <table:table-cell table:style-name="ce2" office:value-type="float" office:value="898.516" calcext:value-type="float">
            <text:p>898.516</text:p>
          </table:table-cell>
          <table:table-cell table:style-name="ce2" office:value-type="float" office:value="873.421698809436" calcext:value-type="float">
            <text:p>873.421698809436</text:p>
          </table:table-cell>
          <table:table-cell table:style-name="ce2" office:value-type="float" office:value="9135228" calcext:value-type="float">
            <text:p>9135228</text:p>
          </table:table-cell>
          <table:table-cell table:style-name="ce2" office:value-type="float" office:value="1310.51720118523" calcext:value-type="float">
            <text:p>1310.51720118523</text:p>
          </table:table-cell>
          <table:table-cell table:style-name="ce2"/>
          <table:table-cell office:value-type="float" office:value="1101.383" calcext:value-type="float">
            <text:p>1101.383</text:p>
          </table:table-cell>
          <table:table-cell office:value-type="float" office:value="1067.92178936752" calcext:value-type="float">
            <text:p>1067.92178936752</text:p>
          </table:table-cell>
          <table:table-cell office:value-type="float" office:value="9074196" calcext:value-type="float">
            <text:p>9074196</text:p>
          </table:table-cell>
          <table:table-cell office:value-type="float" office:value="1372.01365399361" calcext:value-type="float">
            <text:p>1372.01365399361</text:p>
          </table:table-cell>
          <table:table-cell/>
          <table:table-cell office:value-type="float" office:value="566.179" calcext:value-type="float">
            <text:p>566.179</text:p>
          </table:table-cell>
          <table:table-cell office:value-type="float" office:value="36798136320" calcext:value-type="float">
            <text:p>36798136320</text:p>
          </table:table-cell>
          <table:table-cell office:value-type="float" office:value="16000.0558209419" calcext:value-type="float">
            <text:p>16000.0558209419</text:p>
          </table:table-cell>
          <table:table-cell/>
          <table:table-cell table:formula="of:=[.B15]/[.G15]*100" office:value-type="float" office:value="81.5807035336482" calcext:value-type="float">
            <text:p>81.5807035336482</text:p>
          </table:table-cell>
          <table:table-cell table:formula="of:=[.C15]/[.H15]*100" office:value-type="float" office:value="81.7870472824347" calcext:value-type="float">
            <text:p>81.7870472824347</text:p>
          </table:table-cell>
          <table:table-cell table:formula="of:=[.D15]/[.I15]*100" office:value-type="float" office:value="100.672588513627" calcext:value-type="float">
            <text:p>100.672588513627</text:p>
          </table:table-cell>
          <table:table-cell table:formula="of:=[.E15]/[.J15]*100" office:value-type="float" office:value="95.5177958594376" calcext:value-type="float">
            <text:p>95.5177958594376</text:p>
          </table:table-cell>
          <table:table-cell/>
          <table:table-cell table:formula="of:=[.C15]/[.L15]*100" office:value-type="float" office:value="154.266000471483" calcext:value-type="float">
            <text:p>154.266000471483</text:p>
          </table:table-cell>
          <table:table-cell table:formula="of:=[.D15]/[.M15]*100" office:value-type="float" office:value="0.0248252463672595" calcext:value-type="float">
            <text:p>0.02482524636726</text:p>
          </table:table-cell>
          <table:table-cell table:formula="of:=[.E15]/[.N15]*100" office:value-type="float" office:value="8.19070393160715" calcext:value-type="float">
            <text:p>8.19070393160715</text:p>
          </table:table-cell>
        </table:table-row>
        <table:table-row table:style-name="ro1">
          <table:table-cell office:value-type="string" calcext:value-type="string">
            <text:p>361_4_8_8_1</text:p>
          </table:table-cell>
          <table:table-cell office:value-type="float" office:value="1366.154" calcext:value-type="float">
            <text:p>1366.154</text:p>
          </table:table-cell>
          <table:table-cell office:value-type="float" office:value="1223.92911058374" calcext:value-type="float">
            <text:p>1223.92911058374</text:p>
          </table:table-cell>
          <table:table-cell office:value-type="float" office:value="512844" calcext:value-type="float">
            <text:p>512844</text:p>
          </table:table-cell>
          <table:table-cell office:value-type="float" office:value="25.2818932533264" calcext:value-type="float">
            <text:p>25.2818932533264</text:p>
          </table:table-cell>
          <table:table-cell/>
          <table:table-cell table:style-name="Default" office:value-type="float" office:value="1366.154" calcext:value-type="float">
            <text:p>1366.154</text:p>
          </table:table-cell>
          <table:table-cell table:style-name="Default" office:value-type="float" office:value="1223.92911058374" calcext:value-type="float">
            <text:p>1223.92911058374</text:p>
          </table:table-cell>
          <table:table-cell table:style-name="Default" office:value-type="float" office:value="510408" calcext:value-type="float">
            <text:p>510408</text:p>
          </table:table-cell>
          <table:table-cell table:style-name="Default" office:value-type="float" office:value="27.2774541378021" calcext:value-type="float">
            <text:p>27.2774541378021</text:p>
          </table:table-cell>
          <table:table-cell table:style-name="Default"/>
          <table:table-cell office:value-type="float" office:value="938.675" calcext:value-type="float">
            <text:p>938.675</text:p>
          </table:table-cell>
          <table:table-cell office:value-type="float" office:value="313290752" calcext:value-type="float">
            <text:p>313290752</text:p>
          </table:table-cell>
          <table:table-cell office:value-type="float" office:value="54.5419731140137" calcext:value-type="float">
            <text:p>54.5419731140137</text:p>
          </table:table-cell>
          <table:table-cell/>
          <table:table-cell table:formula="of:=[.B16]/[.G16]*100" office:value-type="float" office:value="100" calcext:value-type="float">
            <text:p>100</text:p>
          </table:table-cell>
          <table:table-cell table:formula="of:=[.C16]/[.H16]*100" office:value-type="float" office:value="100" calcext:value-type="float">
            <text:p>100</text:p>
          </table:table-cell>
          <table:table-cell table:formula="of:=[.D16]/[.I16]*100" office:value-type="float" office:value="100.477265246626" calcext:value-type="float">
            <text:p>100.477265246626</text:p>
          </table:table-cell>
          <table:table-cell table:formula="of:=[.E16]/[.J16]*100" office:value-type="float" office:value="92.6842113842649" calcext:value-type="float">
            <text:p>92.6842113842649</text:p>
          </table:table-cell>
          <table:table-cell/>
          <table:table-cell table:formula="of:=[.C16]/[.L16]*100" office:value-type="float" office:value="130.389017560257" calcext:value-type="float">
            <text:p>130.389017560257</text:p>
          </table:table-cell>
          <table:table-cell table:formula="of:=[.D16]/[.M16]*100" office:value-type="float" office:value="0.163695862940761" calcext:value-type="float">
            <text:p>0.163695862940761</text:p>
          </table:table-cell>
          <table:table-cell table:formula="of:=[.E16]/[.N16]*100" office:value-type="float" office:value="46.3530961750825" calcext:value-type="float">
            <text:p>46.3530961750825</text:p>
          </table:table-cell>
        </table:table-row>
      </table:table>
      <table:table table:name="4%" table:style-name="ta1"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Experiment config name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true score</text:p>
          </table:table-cell>
          <table:table-cell office:value-type="string" calcext:value-type="string">
            <text:p>memory used</text:p>
          </table:table-cell>
          <table:table-cell office:value-type="string" calcext:value-type="string">
            <text:p>run time</text:p>
          </table:table-cell>
        </table:table-row>
        <table:table-row table:style-name="ro1">
          <table:table-cell office:value-type="string" calcext:value-type="string">
            <text:p>180_4_8_4_0</text:p>
          </table:table-cell>
          <table:table-cell office:value-type="float" office:value="1031.642" calcext:value-type="float">
            <text:p>1031.642</text:p>
          </table:table-cell>
          <table:table-cell office:value-type="float" office:value="973.080690428947" calcext:value-type="float">
            <text:p>973.080690428947</text:p>
          </table:table-cell>
          <table:table-cell office:value-type="float" office:value="379412" calcext:value-type="float">
            <text:p>379412</text:p>
          </table:table-cell>
          <table:table-cell office:value-type="float" office:value="24.5186667442322" calcext:value-type="float">
            <text:p>24.5186667442322</text:p>
          </table:table-cell>
        </table:table-row>
        <table:table-row table:style-name="ro1">
          <table:table-cell office:value-type="string" calcext:value-type="string">
            <text:p>210_4_16_4_0</text:p>
          </table:table-cell>
          <table:table-cell office:value-type="float" office:value="1897.333" calcext:value-type="float">
            <text:p>1897.333</text:p>
          </table:table-cell>
          <table:table-cell office:value-type="float" office:value="1830.40901825692" calcext:value-type="float">
            <text:p>1830.40901825692</text:p>
          </table:table-cell>
          <table:table-cell office:value-type="float" office:value="1166284" calcext:value-type="float">
            <text:p>1166284</text:p>
          </table:table-cell>
          <table:table-cell office:value-type="float" office:value="1987.78959369659" calcext:value-type="float">
            <text:p>1987.78959369659</text:p>
          </table:table-cell>
        </table:table-row>
        <table:table-row table:style-name="ro1">
          <table:table-cell office:value-type="string" calcext:value-type="string">
            <text:p>240_4_32_4_0</text:p>
          </table:table-cell>
          <table:table-cell office:value-type="float" office:value="2991.444" calcext:value-type="float">
            <text:p>2991.444</text:p>
          </table:table-cell>
          <table:table-cell office:value-type="float" office:value="2891.05800875417" calcext:value-type="float">
            <text:p>2891.05800875417</text:p>
          </table:table-cell>
          <table:table-cell office:value-type="float" office:value="3076356" calcext:value-type="float">
            <text:p>3076356</text:p>
          </table:table-cell>
          <table:table-cell office:value-type="float" office:value="4403.22446870804" calcext:value-type="float">
            <text:p>4403.22446870804</text:p>
          </table:table-cell>
        </table:table-row>
        <table:table-row table:style-name="ro1">
          <table:table-cell office:value-type="string" calcext:value-type="string">
            <text:p>300_8_32_4_0</text:p>
          </table:table-cell>
          <table:table-cell office:value-type="float" office:value="3701.712" calcext:value-type="float">
            <text:p>3701.712</text:p>
          </table:table-cell>
          <table:table-cell office:value-type="float" office:value="3592.95951738294" calcext:value-type="float">
            <text:p>3592.95951738294</text:p>
          </table:table-cell>
          <table:table-cell office:value-type="float" office:value="6232332" calcext:value-type="float">
            <text:p>6232332</text:p>
          </table:table-cell>
          <table:table-cell office:value-type="float" office:value="22308.7925345898" calcext:value-type="float">
            <text:p>22308.7925345898</text:p>
          </table:table-cell>
        </table:table-row>
        <table:table-row table:style-name="ro1">
          <table:table-cell office:value-type="string" calcext:value-type="string">
            <text:p>330_16_32_4_0</text:p>
          </table:table-cell>
          <table:table-cell office:value-type="float" office:value="907.556" calcext:value-type="float">
            <text:p>907.556</text:p>
          </table:table-cell>
          <table:table-cell office:value-type="float" office:value="874.094424722267" calcext:value-type="float">
            <text:p>874.094424722267</text:p>
          </table:table-cell>
          <table:table-cell office:value-type="float" office:value="9870020" calcext:value-type="float">
            <text:p>9870020</text:p>
          </table:table-cell>
          <table:table-cell office:value-type="float" office:value="1329.76742005348" calcext:value-type="float">
            <text:p>1329.76742005348</text:p>
          </table:table-cell>
        </table:table-row>
        <table:table-row table:style-name="ro1">
          <table:table-cell office:value-type="string" calcext:value-type="string">
            <text:p>360_4_8_8_0</text:p>
          </table:table-cell>
          <table:table-cell office:value-type="float" office:value="1302.304" calcext:value-type="float">
            <text:p>1302.304</text:p>
          </table:table-cell>
          <table:table-cell office:value-type="float" office:value="1176.81123268533" calcext:value-type="float">
            <text:p>1176.81123268533</text:p>
          </table:table-cell>
          <table:table-cell office:value-type="float" office:value="560224" calcext:value-type="float">
            <text:p>560224</text:p>
          </table:table-cell>
          <table:table-cell office:value-type="float" office:value="35.8030023574829" calcext:value-type="float">
            <text:p>35.8030023574829</text:p>
          </table:table-cell>
        </table:table-row>
        <table:table-row table:style-name="ro1">
          <table:table-cell office:value-type="string" calcext:value-type="string">
            <text:p>390_4_16_8_0</text:p>
          </table:table-cell>
          <table:table-cell office:value-type="float" office:value="2029.162" calcext:value-type="float">
            <text:p>2029.162</text:p>
          </table:table-cell>
          <table:table-cell office:value-type="float" office:value="1794.90841565489" calcext:value-type="float">
            <text:p>1794.90841565489</text:p>
          </table:table-cell>
          <table:table-cell office:value-type="float" office:value="2189940" calcext:value-type="float">
            <text:p>2189940</text:p>
          </table:table-cell>
          <table:table-cell office:value-type="float" office:value="2915.41746807098" calcext:value-type="float">
            <text:p>2915.41746807098</text:p>
          </table:table-cell>
        </table:table-row>
        <table:table-row table:style-name="ro1">
          <table:table-cell office:value-type="string" calcext:value-type="string">
            <text:p>480_8_32_8_0</text:p>
          </table:table-cell>
          <table:table-cell office:value-type="float" office:value="3222.386" calcext:value-type="float">
            <text:p>3222.386</text:p>
          </table:table-cell>
          <table:table-cell office:value-type="float" office:value="2769.20087439459" calcext:value-type="float">
            <text:p>2769.20087439459</text:p>
          </table:table-cell>
          <table:table-cell office:value-type="float" office:value="9701720" calcext:value-type="float">
            <text:p>9701720</text:p>
          </table:table-cell>
          <table:table-cell office:value-type="float" office:value="12597.7229914665" calcext:value-type="float">
            <text:p>12597.7229914665</text:p>
          </table:table-cell>
        </table:table-row>
        <table:table-row table:style-name="ro1">
          <table:table-cell office:value-type="string" calcext:value-type="string">
            <text:p>510_16_32_8_0</text:p>
          </table:table-cell>
          <table:table-cell office:value-type="float" office:value="1482.854" calcext:value-type="float">
            <text:p>1482.854</text:p>
          </table:table-cell>
          <table:table-cell office:value-type="float" office:value="1332.26286912207" calcext:value-type="float">
            <text:p>1332.26286912207</text:p>
          </table:table-cell>
          <table:table-cell office:value-type="float" office:value="12996636" calcext:value-type="float">
            <text:p>12996636</text:p>
          </table:table-cell>
          <table:table-cell office:value-type="float" office:value="3040.48914694786" calcext:value-type="float">
            <text:p>3040.48914694786</text:p>
          </table:table-cell>
        </table:table-row>
        <table:table-row table:style-name="ro1">
          <table:table-cell office:value-type="string" calcext:value-type="string">
            <text:p>181_4_8_4_1</text:p>
          </table:table-cell>
          <table:table-cell office:value-type="float" office:value="696.911" calcext:value-type="float">
            <text:p>696.911</text:p>
          </table:table-cell>
          <table:table-cell office:value-type="float" office:value="671.815632301246" calcext:value-type="float">
            <text:p>671.815632301246</text:p>
          </table:table-cell>
          <table:table-cell office:value-type="float" office:value="373984" calcext:value-type="float">
            <text:p>373984</text:p>
          </table:table-cell>
          <table:table-cell office:value-type="float" office:value="8.20265650749207" calcext:value-type="float">
            <text:p>8.20265650749207</text:p>
          </table:table-cell>
        </table:table-row>
        <table:table-row table:style-name="ro1">
          <table:table-cell office:value-type="string" calcext:value-type="string">
            <text:p>211_4_16_4_1</text:p>
          </table:table-cell>
          <table:table-cell office:value-type="float" office:value="1705.517" calcext:value-type="float">
            <text:p>1705.517</text:p>
          </table:table-cell>
          <table:table-cell office:value-type="float" office:value="1638.59253932974" calcext:value-type="float">
            <text:p>1638.59253932974</text:p>
          </table:table-cell>
          <table:table-cell office:value-type="float" office:value="1476512" calcext:value-type="float">
            <text:p>1476512</text:p>
          </table:table-cell>
          <table:table-cell office:value-type="float" office:value="1970.62525010109" calcext:value-type="float">
            <text:p>1970.62525010109</text:p>
          </table:table-cell>
        </table:table-row>
        <table:table-row table:style-name="ro1">
          <table:table-cell office:value-type="string" calcext:value-type="string">
            <text:p>241_4_32_4_1</text:p>
          </table:table-cell>
          <table:table-cell office:value-type="float" office:value="2958.716" calcext:value-type="float">
            <text:p>2958.716</text:p>
          </table:table-cell>
          <table:table-cell office:value-type="float" office:value="2883.4279878898" calcext:value-type="float">
            <text:p>2883.4279878898</text:p>
          </table:table-cell>
          <table:table-cell office:value-type="float" office:value="2634156" calcext:value-type="float">
            <text:p>2634156</text:p>
          </table:table-cell>
          <table:table-cell office:value-type="float" office:value="4195.18937110901" calcext:value-type="float">
            <text:p>4195.18937110901</text:p>
          </table:table-cell>
        </table:table-row>
        <table:table-row table:style-name="ro1">
          <table:table-cell office:value-type="string" calcext:value-type="string">
            <text:p>301_8_32_4_1</text:p>
          </table:table-cell>
          <table:table-cell office:value-type="float" office:value="3134.708" calcext:value-type="float">
            <text:p>3134.708</text:p>
          </table:table-cell>
          <table:table-cell office:value-type="float" office:value="3025.95462197518" calcext:value-type="float">
            <text:p>3025.95462197518</text:p>
          </table:table-cell>
          <table:table-cell office:value-type="float" office:value="7233836" calcext:value-type="float">
            <text:p>7233836</text:p>
          </table:table-cell>
          <table:table-cell office:value-type="float" office:value="37599.6679785252" calcext:value-type="float">
            <text:p>37599.6679785252</text:p>
          </table:table-cell>
        </table:table-row>
        <table:table-row table:style-name="ro1">
          <table:table-cell office:value-type="string" calcext:value-type="string">
            <text:p>331_16_32_4_1</text:p>
          </table:table-cell>
          <table:table-cell office:value-type="float" office:value="1101.383" calcext:value-type="float">
            <text:p>1101.383</text:p>
          </table:table-cell>
          <table:table-cell office:value-type="float" office:value="1067.92178936752" calcext:value-type="float">
            <text:p>1067.92178936752</text:p>
          </table:table-cell>
          <table:table-cell office:value-type="float" office:value="9074196" calcext:value-type="float">
            <text:p>9074196</text:p>
          </table:table-cell>
          <table:table-cell office:value-type="float" office:value="1372.01365399361" calcext:value-type="float">
            <text:p>1372.01365399361</text:p>
          </table:table-cell>
        </table:table-row>
        <table:table-row table:style-name="ro1">
          <table:table-cell office:value-type="string" calcext:value-type="string">
            <text:p>361_4_8_8_1</text:p>
          </table:table-cell>
          <table:table-cell office:value-type="float" office:value="1366.154" calcext:value-type="float">
            <text:p>1366.154</text:p>
          </table:table-cell>
          <table:table-cell office:value-type="float" office:value="1223.92911058374" calcext:value-type="float">
            <text:p>1223.92911058374</text:p>
          </table:table-cell>
          <table:table-cell office:value-type="float" office:value="510408" calcext:value-type="float">
            <text:p>510408</text:p>
          </table:table-cell>
          <table:table-cell office:value-type="float" office:value="27.2774541378021" calcext:value-type="float">
            <text:p>27.2774541378021</text:p>
          </table:table-cell>
        </table:table-row>
        <table:table-row table:style-name="ro1">
          <table:table-cell office:value-type="string" calcext:value-type="string">
            <text:p>391_4_16_8_1</text:p>
          </table:table-cell>
          <table:table-cell office:value-type="float" office:value="1855.738" calcext:value-type="float">
            <text:p>1855.738</text:p>
          </table:table-cell>
          <table:table-cell office:value-type="float" office:value="1671.68341057519" calcext:value-type="float">
            <text:p>1671.68341057519</text:p>
          </table:table-cell>
          <table:table-cell office:value-type="float" office:value="1607840" calcext:value-type="float">
            <text:p>1607840</text:p>
          </table:table-cell>
          <table:table-cell office:value-type="float" office:value="2300.71844530106" calcext:value-type="float">
            <text:p>2300.71844530106</text:p>
          </table:table-cell>
        </table:table-row>
        <table:table-row table:style-name="ro1">
          <table:table-cell office:value-type="string" calcext:value-type="string">
            <text:p>421_4_32_8_1</text:p>
          </table:table-cell>
          <table:table-cell office:value-type="float" office:value="3301.466" calcext:value-type="float">
            <text:p>3301.466</text:p>
          </table:table-cell>
          <table:table-cell office:value-type="float" office:value="2857.53580368976" calcext:value-type="float">
            <text:p>2857.53580368976</text:p>
          </table:table-cell>
          <table:table-cell office:value-type="float" office:value="4135588" calcext:value-type="float">
            <text:p>4135588</text:p>
          </table:table-cell>
          <table:table-cell office:value-type="float" office:value="7218.86744570732" calcext:value-type="float">
            <text:p>7218.86744570732</text:p>
          </table:table-cell>
        </table:table-row>
        <table:table-row table:style-name="ro1">
          <table:table-cell office:value-type="string" calcext:value-type="string">
            <text:p>481_8_32_8_1</text:p>
          </table:table-cell>
          <table:table-cell office:value-type="float" office:value="2614.49" calcext:value-type="float">
            <text:p>2614.49</text:p>
          </table:table-cell>
          <table:table-cell office:value-type="float" office:value="2313.30701601071" calcext:value-type="float">
            <text:p>2313.30701601071</text:p>
          </table:table-cell>
          <table:table-cell office:value-type="float" office:value="10875488" calcext:value-type="float">
            <text:p>10875488</text:p>
          </table:table-cell>
          <table:table-cell office:value-type="float" office:value="12570.7044639587" calcext:value-type="float">
            <text:p>12570.7044639587</text:p>
          </table:table-cell>
        </table:table-row>
        <table:table-row table:style-name="ro1">
          <table:table-cell office:value-type="string" calcext:value-type="string">
            <text:p>511_16_32_8_1</text:p>
          </table:table-cell>
          <table:table-cell office:value-type="float" office:value="1752.146" calcext:value-type="float">
            <text:p>1752.146</text:p>
          </table:table-cell>
          <table:table-cell office:value-type="float" office:value="1568.08873888158" calcext:value-type="float">
            <text:p>1568.08873888158</text:p>
          </table:table-cell>
          <table:table-cell office:value-type="float" office:value="15093780" calcext:value-type="float">
            <text:p>15093780</text:p>
          </table:table-cell>
          <table:table-cell office:value-type="float" office:value="8682.95990252495" calcext:value-type="float">
            <text:p>8682.95990252495</text:p>
          </table:table-cell>
        </table:table-row>
        <table:table-row table:style-name="ro1">
          <table:table-cell office:value-type="string" calcext:value-type="string">
            <text:p>182_4_8_4_2</text:p>
          </table:table-cell>
          <table:table-cell office:value-type="float" office:value="811.211" calcext:value-type="float">
            <text:p>811.211</text:p>
          </table:table-cell>
          <table:table-cell office:value-type="float" office:value="794.481484040956" calcext:value-type="float">
            <text:p>794.481484040956</text:p>
          </table:table-cell>
          <table:table-cell office:value-type="float" office:value="277620" calcext:value-type="float">
            <text:p>277620</text:p>
          </table:table-cell>
          <table:table-cell office:value-type="float" office:value="20.7644753456116" calcext:value-type="float">
            <text:p>20.7644753456116</text:p>
          </table:table-cell>
        </table:table-row>
        <table:table-row table:style-name="ro1">
          <table:table-cell office:value-type="string" calcext:value-type="string">
            <text:p>212_4_16_4_2</text:p>
          </table:table-cell>
          <table:table-cell office:value-type="float" office:value="1562.338" calcext:value-type="float">
            <text:p>1562.338</text:p>
          </table:table-cell>
          <table:table-cell office:value-type="float" office:value="1512.14717730044" calcext:value-type="float">
            <text:p>1512.14717730044</text:p>
          </table:table-cell>
          <table:table-cell office:value-type="float" office:value="1003740" calcext:value-type="float">
            <text:p>1003740</text:p>
          </table:table-cell>
          <table:table-cell office:value-type="float" office:value="1867.26364374161" calcext:value-type="float">
            <text:p>1867.26364374161</text:p>
          </table:table-cell>
        </table:table-row>
        <table:table-row table:style-name="ro1">
          <table:table-cell office:value-type="string" calcext:value-type="string">
            <text:p>242_4_32_4_2</text:p>
          </table:table-cell>
          <table:table-cell office:value-type="float" office:value="3805.863" calcext:value-type="float">
            <text:p>3805.863</text:p>
          </table:table-cell>
          <table:table-cell office:value-type="float" office:value="3672.01076331721" calcext:value-type="float">
            <text:p>3672.01076331721</text:p>
          </table:table-cell>
          <table:table-cell office:value-type="float" office:value="3386588" calcext:value-type="float">
            <text:p>3386588</text:p>
          </table:table-cell>
          <table:table-cell office:value-type="float" office:value="75821.6283535957" calcext:value-type="float">
            <text:p>75821.6283535957</text:p>
          </table:table-cell>
        </table:table-row>
        <table:table-row table:style-name="ro1">
          <table:table-cell office:value-type="string" calcext:value-type="string">
            <text:p>302_8_32_4_2</text:p>
          </table:table-cell>
          <table:table-cell office:value-type="float" office:value="1604.176" calcext:value-type="float">
            <text:p>1604.176</text:p>
          </table:table-cell>
          <table:table-cell office:value-type="float" office:value="1537.25192924904" calcext:value-type="float">
            <text:p>1537.25192924904</text:p>
          </table:table-cell>
          <table:table-cell office:value-type="float" office:value="4600456" calcext:value-type="float">
            <text:p>4600456</text:p>
          </table:table-cell>
          <table:table-cell office:value-type="float" office:value="6761.05251669884" calcext:value-type="float">
            <text:p>6761.05251669884</text:p>
          </table:table-cell>
        </table:table-row>
        <table:table-row table:style-name="ro1">
          <table:table-cell office:value-type="string" calcext:value-type="string">
            <text:p>332_16_32_4_2</text:p>
          </table:table-cell>
          <table:table-cell office:value-type="float" office:value="921.437" calcext:value-type="float">
            <text:p>921.437</text:p>
          </table:table-cell>
          <table:table-cell office:value-type="float" office:value="887.973978403399" calcext:value-type="float">
            <text:p>887.973978403399</text:p>
          </table:table-cell>
          <table:table-cell office:value-type="float" office:value="11232404" calcext:value-type="float">
            <text:p>11232404</text:p>
          </table:table-cell>
          <table:table-cell office:value-type="float" office:value="1344.42036557198" calcext:value-type="float">
            <text:p>1344.42036557198</text:p>
          </table:table-cell>
        </table:table-row>
        <table:table-row table:style-name="ro1">
          <table:table-cell office:value-type="string" calcext:value-type="string">
            <text:p>362_4_8_8_2</text:p>
          </table:table-cell>
          <table:table-cell office:value-type="float" office:value="1459.736" calcext:value-type="float">
            <text:p>1459.736</text:p>
          </table:table-cell>
          <table:table-cell office:value-type="float" office:value="1292.40994820736" calcext:value-type="float">
            <text:p>1292.40994820736</text:p>
          </table:table-cell>
          <table:table-cell office:value-type="float" office:value="517960" calcext:value-type="float">
            <text:p>517960</text:p>
          </table:table-cell>
          <table:table-cell office:value-type="float" office:value="29.4019060134888" calcext:value-type="float">
            <text:p>29.4019060134888</text:p>
          </table:table-cell>
        </table:table-row>
        <table:table-row table:style-name="ro1">
          <table:table-cell office:value-type="string" calcext:value-type="string">
            <text:p>392_4_16_8_2</text:p>
          </table:table-cell>
          <table:table-cell office:value-type="float" office:value="2086.071" calcext:value-type="float">
            <text:p>2086.071</text:p>
          </table:table-cell>
          <table:table-cell office:value-type="float" office:value="1876.91716899616" calcext:value-type="float">
            <text:p>1876.91716899616</text:p>
          </table:table-cell>
          <table:table-cell office:value-type="float" office:value="1273692" calcext:value-type="float">
            <text:p>1273692</text:p>
          </table:table-cell>
          <table:table-cell office:value-type="float" office:value="2864.53977417946" calcext:value-type="float">
            <text:p>2864.53977417946</text:p>
          </table:table-cell>
        </table:table-row>
        <table:table-row table:style-name="ro1">
          <table:table-cell office:value-type="string" calcext:value-type="string">
            <text:p>422_4_32_8_2</text:p>
          </table:table-cell>
          <table:table-cell office:value-type="float" office:value="3735.937" calcext:value-type="float">
            <text:p>3735.937</text:p>
          </table:table-cell>
          <table:table-cell office:value-type="float" office:value="3267.42507118646" calcext:value-type="float">
            <text:p>3267.42507118646</text:p>
          </table:table-cell>
          <table:table-cell office:value-type="float" office:value="4705100" calcext:value-type="float">
            <text:p>4705100</text:p>
          </table:table-cell>
          <table:table-cell office:value-type="float" office:value="7473.44462823868" calcext:value-type="float">
            <text:p>7473.44462823868</text:p>
          </table:table-cell>
        </table:table-row>
        <table:table-row table:style-name="ro1">
          <table:table-cell office:value-type="string" calcext:value-type="string">
            <text:p>482_8_32_8_2</text:p>
          </table:table-cell>
          <table:table-cell office:value-type="float" office:value="3009.92" calcext:value-type="float">
            <text:p>3009.92</text:p>
          </table:table-cell>
          <table:table-cell office:value-type="float" office:value="2575.66919335617" calcext:value-type="float">
            <text:p>2575.66919335617</text:p>
          </table:table-cell>
          <table:table-cell office:value-type="float" office:value="8481892" calcext:value-type="float">
            <text:p>8481892</text:p>
          </table:table-cell>
          <table:table-cell office:value-type="float" office:value="12728.876604557" calcext:value-type="float">
            <text:p>12728.876604557</text:p>
          </table:table-cell>
        </table:table-row>
        <table:table-row table:style-name="ro1">
          <table:table-cell office:value-type="string" calcext:value-type="string">
            <text:p>512_16_32_8_2</text:p>
          </table:table-cell>
          <table:table-cell office:value-type="float" office:value="1693.381" calcext:value-type="float">
            <text:p>1693.381</text:p>
          </table:table-cell>
          <table:table-cell office:value-type="float" office:value="1534.4224338688" calcext:value-type="float">
            <text:p>1534.4224338688</text:p>
          </table:table-cell>
          <table:table-cell office:value-type="float" office:value="14064128" calcext:value-type="float">
            <text:p>14064128</text:p>
          </table:table-cell>
          <table:table-cell office:value-type="float" office:value="2008.02959275246" calcext:value-type="float">
            <text:p>2008.02959275246</text:p>
          </table:table-cell>
        </table:table-row>
        <table:table-row table:style-name="ro1">
          <table:table-cell office:value-type="string" calcext:value-type="string">
            <text:p>183_4_8_4_3</text:p>
          </table:table-cell>
          <table:table-cell office:value-type="float" office:value="690.142" calcext:value-type="float">
            <text:p>690.142</text:p>
          </table:table-cell>
          <table:table-cell office:value-type="float" office:value="673.412516278041" calcext:value-type="float">
            <text:p>673.412516278041</text:p>
          </table:table-cell>
          <table:table-cell office:value-type="float" office:value="241448" calcext:value-type="float">
            <text:p>241448</text:p>
          </table:table-cell>
          <table:table-cell office:value-type="float" office:value="3.83292460441589" calcext:value-type="float">
            <text:p>3.83292460441589</text:p>
          </table:table-cell>
        </table:table-row>
        <table:table-row table:style-name="ro1">
          <table:table-cell office:value-type="string" calcext:value-type="string">
            <text:p>213_4_16_4_3</text:p>
          </table:table-cell>
          <table:table-cell office:value-type="float" office:value="1285.568" calcext:value-type="float">
            <text:p>1285.568</text:p>
          </table:table-cell>
          <table:table-cell office:value-type="float" office:value="1243.74017551179" calcext:value-type="float">
            <text:p>1243.74017551179</text:p>
          </table:table-cell>
          <table:table-cell office:value-type="float" office:value="1081200" calcext:value-type="float">
            <text:p>1081200</text:p>
          </table:table-cell>
          <table:table-cell office:value-type="float" office:value="226.581334114075" calcext:value-type="float">
            <text:p>226.581334114075</text:p>
          </table:table-cell>
        </table:table-row>
        <table:table-row table:style-name="ro1">
          <table:table-cell office:value-type="string" calcext:value-type="string">
            <text:p>243_4_32_4_3</text:p>
          </table:table-cell>
          <table:table-cell office:value-type="float" office:value="2747.435" calcext:value-type="float">
            <text:p>2747.435</text:p>
          </table:table-cell>
          <table:table-cell office:value-type="float" office:value="2596.84818161823" calcext:value-type="float">
            <text:p>2596.84818161823</text:p>
          </table:table-cell>
          <table:table-cell office:value-type="float" office:value="3421312" calcext:value-type="float">
            <text:p>3421312</text:p>
          </table:table-cell>
          <table:table-cell office:value-type="float" office:value="99386.2773091793" calcext:value-type="float">
            <text:p>99386.2773091793</text:p>
          </table:table-cell>
        </table:table-row>
        <table:table-row table:style-name="ro1">
          <table:table-cell office:value-type="string" calcext:value-type="string">
            <text:p>303_8_32_4_3</text:p>
          </table:table-cell>
          <table:table-cell office:value-type="float" office:value="2235.505" calcext:value-type="float">
            <text:p>2235.505</text:p>
          </table:table-cell>
          <table:table-cell office:value-type="float" office:value="2160.21634716526" calcext:value-type="float">
            <text:p>2160.21634716526</text:p>
          </table:table-cell>
          <table:table-cell office:value-type="float" office:value="5222560" calcext:value-type="float">
            <text:p>5222560</text:p>
          </table:table-cell>
          <table:table-cell office:value-type="float" office:value="8089.68421649933" calcext:value-type="float">
            <text:p>8089.68421649933</text:p>
          </table:table-cell>
        </table:table-row>
        <table:table-row table:style-name="ro1">
          <table:table-cell office:value-type="string" calcext:value-type="string">
            <text:p>333_16_32_4_3</text:p>
          </table:table-cell>
          <table:table-cell office:value-type="float" office:value="2453.515" calcext:value-type="float">
            <text:p>2453.515</text:p>
          </table:table-cell>
          <table:table-cell office:value-type="float" office:value="2397.23889572496" calcext:value-type="float">
            <text:p>2397.23889572496</text:p>
          </table:table-cell>
          <table:table-cell office:value-type="float" office:value="10519636" calcext:value-type="float">
            <text:p>10519636</text:p>
          </table:table-cell>
          <table:table-cell office:value-type="float" office:value="33489.7481682301" calcext:value-type="float">
            <text:p>33489.7481682301</text:p>
          </table:table-cell>
        </table:table-row>
        <table:table-row table:style-name="ro1">
          <table:table-cell office:value-type="string" calcext:value-type="string">
            <text:p>363_4_8_8_3</text:p>
          </table:table-cell>
          <table:table-cell office:value-type="float" office:value="904.358" calcext:value-type="float">
            <text:p>904.358</text:p>
          </table:table-cell>
          <table:table-cell office:value-type="float" office:value="845.795747622409" calcext:value-type="float">
            <text:p>845.795747622409</text:p>
          </table:table-cell>
          <table:table-cell office:value-type="float" office:value="317264" calcext:value-type="float">
            <text:p>317264</text:p>
          </table:table-cell>
          <table:table-cell office:value-type="float" office:value="7.45224356651306" calcext:value-type="float">
            <text:p>7.45224356651306</text:p>
          </table:table-cell>
        </table:table-row>
        <table:table-row table:style-name="ro1">
          <table:table-cell office:value-type="string" calcext:value-type="string">
            <text:p>393_4_16_8_3</text:p>
          </table:table-cell>
          <table:table-cell office:value-type="float" office:value="2037.684" calcext:value-type="float">
            <text:p>2037.684</text:p>
          </table:table-cell>
          <table:table-cell office:value-type="float" office:value="1828.52884214358" calcext:value-type="float">
            <text:p>1828.52884214358</text:p>
          </table:table-cell>
          <table:table-cell office:value-type="float" office:value="2006720" calcext:value-type="float">
            <text:p>2006720</text:p>
          </table:table-cell>
          <table:table-cell office:value-type="float" office:value="4823.02369022369" calcext:value-type="float">
            <text:p>4823.02369022369</text:p>
          </table:table-cell>
        </table:table-row>
      </table:table>
      <table:table table:name="16%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Experiment config name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true score</text:p>
          </table:table-cell>
          <table:table-cell office:value-type="string" calcext:value-type="string">
            <text:p>memory used</text:p>
          </table:table-cell>
          <table:table-cell office:value-type="string" calcext:value-type="string">
            <text:p>run time</text:p>
          </table:table-cell>
        </table:table-row>
        <table:table-row table:style-name="ro1">
          <table:table-cell office:value-type="string" calcext:value-type="string">
            <text:p>180_4_8_4_0</text:p>
          </table:table-cell>
          <table:table-cell office:value-type="float" office:value="1031.642" calcext:value-type="float">
            <text:p>1031.642</text:p>
          </table:table-cell>
          <table:table-cell office:value-type="float" office:value="973.080690428947" calcext:value-type="float">
            <text:p>973.080690428947</text:p>
          </table:table-cell>
          <table:table-cell office:value-type="float" office:value="373536" calcext:value-type="float">
            <text:p>373536</text:p>
          </table:table-cell>
          <table:table-cell office:value-type="float" office:value="19.8532972335815" calcext:value-type="float">
            <text:p>19.8532972335815</text:p>
          </table:table-cell>
        </table:table-row>
        <table:table-row table:style-name="ro1">
          <table:table-cell office:value-type="string" calcext:value-type="string">
            <text:p>210_4_16_4_0</text:p>
          </table:table-cell>
          <table:table-cell office:value-type="float" office:value="2405.409" calcext:value-type="float">
            <text:p>2405.409</text:p>
          </table:table-cell>
          <table:table-cell office:value-type="float" office:value="2321.75399970679" calcext:value-type="float">
            <text:p>2321.75399970679</text:p>
          </table:table-cell>
          <table:table-cell office:value-type="float" office:value="2883016" calcext:value-type="float">
            <text:p>2883016</text:p>
          </table:table-cell>
          <table:table-cell office:value-type="float" office:value="7719.04820752144" calcext:value-type="float">
            <text:p>7719.04820752144</text:p>
          </table:table-cell>
        </table:table-row>
        <table:table-row table:style-name="ro1">
          <table:table-cell office:value-type="string" calcext:value-type="string">
            <text:p>240_4_32_4_0</text:p>
          </table:table-cell>
          <table:table-cell office:value-type="float" office:value="2244.201" calcext:value-type="float">
            <text:p>2244.201</text:p>
          </table:table-cell>
          <table:table-cell office:value-type="float" office:value="2071.13523780249" calcext:value-type="float">
            <text:p>2071.13523780249</text:p>
          </table:table-cell>
          <table:table-cell office:value-type="float" office:value="7143584" calcext:value-type="float">
            <text:p>7143584</text:p>
          </table:table-cell>
          <table:table-cell office:value-type="float" office:value="15524.9115402699" calcext:value-type="float">
            <text:p>15524.9115402699</text:p>
          </table:table-cell>
        </table:table-row>
        <table:table-row table:style-name="ro1">
          <table:table-cell office:value-type="string" calcext:value-type="string">
            <text:p>300_8_32_4_0</text:p>
          </table:table-cell>
          <table:table-cell office:value-type="float" office:value="3219.444" calcext:value-type="float">
            <text:p>3219.444</text:p>
          </table:table-cell>
          <table:table-cell office:value-type="float" office:value="3110.69548692103" calcext:value-type="float">
            <text:p>3110.69548692103</text:p>
          </table:table-cell>
          <table:table-cell office:value-type="float" office:value="20797348" calcext:value-type="float">
            <text:p>20797348</text:p>
          </table:table-cell>
          <table:table-cell office:value-type="float" office:value="36326.8591711521" calcext:value-type="float">
            <text:p>36326.8591711521</text:p>
          </table:table-cell>
        </table:table-row>
        <table:table-row table:style-name="ro1">
          <table:table-cell office:value-type="string" calcext:value-type="string">
            <text:p>330_16_32_4_0</text:p>
          </table:table-cell>
          <table:table-cell office:value-type="float" office:value="1347.453" calcext:value-type="float">
            <text:p>1347.453</text:p>
          </table:table-cell>
          <table:table-cell office:value-type="float" office:value="1297.25959686838" calcext:value-type="float">
            <text:p>1297.25959686838</text:p>
          </table:table-cell>
          <table:table-cell office:value-type="float" office:value="13173472" calcext:value-type="float">
            <text:p>13173472</text:p>
          </table:table-cell>
          <table:table-cell office:value-type="float" office:value="5230.49521708488" calcext:value-type="float">
            <text:p>5230.49521708488</text:p>
          </table:table-cell>
        </table:table-row>
        <table:table-row table:style-name="ro1">
          <table:table-cell office:value-type="string" calcext:value-type="string">
            <text:p>360_4_8_8_0</text:p>
          </table:table-cell>
          <table:table-cell office:value-type="float" office:value="1302.304" calcext:value-type="float">
            <text:p>1302.304</text:p>
          </table:table-cell>
          <table:table-cell office:value-type="float" office:value="1176.81123268533" calcext:value-type="float">
            <text:p>1176.81123268533</text:p>
          </table:table-cell>
          <table:table-cell office:value-type="float" office:value="583892" calcext:value-type="float">
            <text:p>583892</text:p>
          </table:table-cell>
          <table:table-cell office:value-type="float" office:value="29.9142801761627" calcext:value-type="float">
            <text:p>29.9142801761627</text:p>
          </table:table-cell>
        </table:table-row>
        <table:table-row table:style-name="ro1">
          <table:table-cell office:value-type="string" calcext:value-type="string">
            <text:p>390_4_16_8_0</text:p>
          </table:table-cell>
          <table:table-cell office:value-type="float" office:value="1901.246" calcext:value-type="float">
            <text:p>1901.246</text:p>
          </table:table-cell>
          <table:table-cell office:value-type="float" office:value="1658.62499674964" calcext:value-type="float">
            <text:p>1658.62499674964</text:p>
          </table:table-cell>
          <table:table-cell office:value-type="float" office:value="5196204" calcext:value-type="float">
            <text:p>5196204</text:p>
          </table:table-cell>
          <table:table-cell office:value-type="float" office:value="12131.7448263168" calcext:value-type="float">
            <text:p>12131.7448263168</text:p>
          </table:table-cell>
        </table:table-row>
      </table:table>
      <table:table table:name="64%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Experiment config name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true score</text:p>
          </table:table-cell>
          <table:table-cell office:value-type="string" calcext:value-type="string">
            <text:p>memory used</text:p>
          </table:table-cell>
          <table:table-cell office:value-type="string" calcext:value-type="string">
            <text:p>run time</text:p>
          </table:table-cell>
        </table:table-row>
        <table:table-row table:style-name="ro1">
          <table:table-cell office:value-type="string" calcext:value-type="string">
            <text:p>180_4_8_4_0</text:p>
          </table:table-cell>
          <table:table-cell office:value-type="float" office:value="1031.642" calcext:value-type="float">
            <text:p>1031.642</text:p>
          </table:table-cell>
          <table:table-cell office:value-type="float" office:value="973.080690428947" calcext:value-type="float">
            <text:p>973.080690428947</text:p>
          </table:table-cell>
          <table:table-cell office:value-type="float" office:value="374032" calcext:value-type="float">
            <text:p>374032</text:p>
          </table:table-cell>
          <table:table-cell office:value-type="float" office:value="22.993625164032" calcext:value-type="float">
            <text:p>22.993625164032</text:p>
          </table:table-cell>
        </table:table-row>
        <table:table-row table:style-name="ro1">
          <table:table-cell office:value-type="string" calcext:value-type="string">
            <text:p>210_4_16_4_0</text:p>
          </table:table-cell>
          <table:table-cell office:value-type="float" office:value="2405.409" calcext:value-type="float">
            <text:p>2405.409</text:p>
          </table:table-cell>
          <table:table-cell office:value-type="float" office:value="2321.75399970679" calcext:value-type="float">
            <text:p>2321.75399970679</text:p>
          </table:table-cell>
          <table:table-cell office:value-type="float" office:value="5875356" calcext:value-type="float">
            <text:p>5875356</text:p>
          </table:table-cell>
          <table:table-cell office:value-type="float" office:value="30786.6526474953" calcext:value-type="float">
            <text:p>30786.6526474953</text:p>
          </table:table-cell>
        </table:table-row>
        <table:table-row table:style-name="ro1">
          <table:table-cell office:value-type="string" calcext:value-type="string">
            <text:p>240_4_32_4_0</text:p>
          </table:table-cell>
          <table:table-cell office:value-type="float" office:value="2387.204" calcext:value-type="float">
            <text:p>2387.204</text:p>
          </table:table-cell>
          <table:table-cell office:value-type="float" office:value="2261.71604438725" calcext:value-type="float">
            <text:p>2261.71604438725</text:p>
          </table:table-cell>
          <table:table-cell office:value-type="float" office:value="21716660" calcext:value-type="float">
            <text:p>21716660</text:p>
          </table:table-cell>
          <table:table-cell office:value-type="float" office:value="64667.081605196" calcext:value-type="float">
            <text:p>64667.081605196</text:p>
          </table:table-cell>
        </table:table-row>
        <table:table-row table:style-name="ro1">
          <table:table-cell office:value-type="string" calcext:value-type="string">
            <text:p>300_8_32_4_0</text:p>
          </table:table-cell>
          <table:table-cell office:value-type="float" office:value="3531.523" calcext:value-type="float">
            <text:p>3531.523</text:p>
          </table:table-cell>
          <table:table-cell office:value-type="float" office:value="3422.77478268443" calcext:value-type="float">
            <text:p>3422.77478268443</text:p>
          </table:table-cell>
          <table:table-cell office:value-type="float" office:value="57262376" calcext:value-type="float">
            <text:p>57262376</text:p>
          </table:table-cell>
          <table:table-cell office:value-type="float" office:value="143439.177391291" calcext:value-type="float">
            <text:p>143439.177391291</text:p>
          </table:table-cell>
        </table:table-row>
        <table:table-row table:style-name="ro1">
          <table:table-cell office:value-type="string" calcext:value-type="string">
            <text:p>330_16_32_4_0</text:p>
          </table:table-cell>
          <table:table-cell office:value-type="float" office:value="1364.034" calcext:value-type="float">
            <text:p>1364.034</text:p>
          </table:table-cell>
          <table:table-cell office:value-type="float" office:value="1313.84051112893" calcext:value-type="float">
            <text:p>1313.84051112893</text:p>
          </table:table-cell>
          <table:table-cell office:value-type="float" office:value="62487756" calcext:value-type="float">
            <text:p>62487756</text:p>
          </table:table-cell>
          <table:table-cell office:value-type="float" office:value="20690.3366568089" calcext:value-type="float">
            <text:p>20690.3366568089</text:p>
          </table:table-cell>
        </table:table-row>
        <table:table-row table:style-name="ro1">
          <table:table-cell office:value-type="string" calcext:value-type="string">
            <text:p>360_4_8_8_0</text:p>
          </table:table-cell>
          <table:table-cell office:value-type="float" office:value="1302.304" calcext:value-type="float">
            <text:p>1302.304</text:p>
          </table:table-cell>
          <table:table-cell office:value-type="float" office:value="1176.81123268533" calcext:value-type="float">
            <text:p>1176.81123268533</text:p>
          </table:table-cell>
          <table:table-cell office:value-type="float" office:value="587104" calcext:value-type="float">
            <text:p>587104</text:p>
          </table:table-cell>
          <table:table-cell office:value-type="float" office:value="35.0122840404511" calcext:value-type="float">
            <text:p>35.0122840404511</text:p>
          </table:table-cell>
        </table:table-row>
        <table:table-row table:style-name="ro1">
          <table:table-cell office:value-type="string" calcext:value-type="string">
            <text:p>390_4_16_8_0</text:p>
          </table:table-cell>
          <table:table-cell office:value-type="float" office:value="1901.246" calcext:value-type="float">
            <text:p>1901.246</text:p>
          </table:table-cell>
          <table:table-cell office:value-type="float" office:value="1658.62499674964" calcext:value-type="float">
            <text:p>1658.62499674964</text:p>
          </table:table-cell>
          <table:table-cell office:value-type="float" office:value="9543036" calcext:value-type="float">
            <text:p>9543036</text:p>
          </table:table-cell>
          <table:table-cell office:value-type="float" office:value="32071.3164689541" calcext:value-type="float">
            <text:p>32071.3164689541</text:p>
          </table:table-cell>
        </table:table-row>
      </table:table>
      <table:named-expressions/>
      <table:database-ranges>
        <table:database-range table:name="__Anonymous_Sheet_DB__2" table:target-range-address="'4%'.A1:'4%'.E3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2">00/00/0000</text:date>, <text:time style:data-style-name="N2" text:time-value="10:12:39.1957503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0T12:15:17.949792823</meta:creation-date>
    <dc:date>2022-10-12T10:10:19.849418815</dc:date>
    <meta:editing-duration>P1DT7H46M53S</meta:editing-duration>
    <meta:editing-cycles>9</meta:editing-cycles>
    <meta:generator>LibreOffice/6.4.7.2$Linux_X86_64 LibreOffice_project/40$Build-2</meta:generator>
    <meta:document-statistic meta:table-count="5" meta:cell-count="1347" meta:object-count="0"/>
  </office:meta>
</office:document-meta>
</file>